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Calibri EmbeddedFont', 'Calibri MSFontService',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lesch" style:family="table">
      <style:table-properties style:width="6.6931in" table:align="margins"/>
    </style:style>
    <style:style style:name="Flesch.A" style:family="table-column">
      <style:table-column-properties style:column-width="0.9563in" style:rel-column-width="9362*"/>
    </style:style>
    <style:style style:name="Flesch.G" style:family="table-column">
      <style:table-column-properties style:column-width="0.9563in" style:rel-column-width="9363*"/>
    </style:style>
    <style:style style:name="Flesch.A1" style:family="table-cell">
      <style:table-cell-properties fo:background-color="#eeeeee" fo:padding="0.0382in" fo:border-left="0.05pt solid #000000" fo:border-right="none" fo:border-top="0.05pt solid #000000" fo:border-bottom="0.05pt solid #000000">
        <style:background-image/>
      </style:table-cell-properties>
    </style:style>
    <style:style style:name="Flesch.G1" style:family="table-cell">
      <style:table-cell-properties fo:background-color="#eeeeee" fo:padding="0.0382in" fo:border="0.05pt solid #000000">
        <style:background-image/>
      </style:table-cell-properties>
    </style:style>
    <style:style style:name="Flesch.A2" style:family="table-cell">
      <style:table-cell-properties fo:padding="0.0382in" fo:border-left="0.05pt solid #000000" fo:border-right="none" fo:border-top="none" fo:border-bottom="0.05pt solid #000000"/>
    </style:style>
    <style:style style:name="Flesch.B2" style:family="table-cell">
      <style:table-cell-properties fo:padding="0.0382in" fo:border-left="0.05pt solid #000000" fo:border-right="none" fo:border-top="none" fo:border-bottom="0.05pt solid #000000"/>
    </style:style>
    <style:style style:name="Flesch.C2" style:family="table-cell">
      <style:table-cell-properties fo:padding="0.0382in" fo:border-left="0.05pt solid #000000" fo:border-right="none" fo:border-top="none" fo:border-bottom="0.05pt solid #000000"/>
    </style:style>
    <style:style style:name="Flesch.D2" style:family="table-cell">
      <style:table-cell-properties fo:padding="0.0382in" fo:border-left="0.05pt solid #000000" fo:border-right="none" fo:border-top="none" fo:border-bottom="0.05pt solid #000000"/>
    </style:style>
    <style:style style:name="Flesch.E2" style:family="table-cell">
      <style:table-cell-properties fo:padding="0.0382in" fo:border-left="0.05pt solid #000000" fo:border-right="none" fo:border-top="none" fo:border-bottom="0.05pt solid #000000"/>
    </style:style>
    <style:style style:name="Flesch.F2" style:family="table-cell">
      <style:table-cell-properties fo:padding="0.0382in" fo:border-left="0.05pt solid #000000" fo:border-right="none" fo:border-top="none" fo:border-bottom="0.05pt solid #000000"/>
    </style:style>
    <style:style style:name="Flesch.G2" style:family="table-cell">
      <style:table-cell-properties fo:padding="0.0382in" fo:border-left="0.05pt solid #000000" fo:border-right="0.05pt solid #000000" fo:border-top="none" fo:border-bottom="0.05pt solid #000000"/>
    </style:style>
    <style:style style:name="Flesch.A3" style:family="table-cell">
      <style:table-cell-properties fo:padding="0.0382in" fo:border-left="0.05pt solid #000000" fo:border-right="none" fo:border-top="none" fo:border-bottom="0.05pt solid #000000"/>
    </style:style>
    <style:style style:name="Flesch.B3" style:family="table-cell">
      <style:table-cell-properties fo:padding="0.0382in" fo:border-left="0.05pt solid #000000" fo:border-right="none" fo:border-top="none" fo:border-bottom="0.05pt solid #000000"/>
    </style:style>
    <style:style style:name="Flesch.C3" style:family="table-cell">
      <style:table-cell-properties fo:padding="0.0382in" fo:border-left="0.05pt solid #000000" fo:border-right="none" fo:border-top="none" fo:border-bottom="0.05pt solid #000000"/>
    </style:style>
    <style:style style:name="Flesch.D3" style:family="table-cell">
      <style:table-cell-properties fo:padding="0.0382in" fo:border-left="0.05pt solid #000000" fo:border-right="none" fo:border-top="none" fo:border-bottom="0.05pt solid #000000"/>
    </style:style>
    <style:style style:name="Flesch.E3" style:family="table-cell">
      <style:table-cell-properties fo:padding="0.0382in" fo:border-left="0.05pt solid #000000" fo:border-right="none" fo:border-top="none" fo:border-bottom="0.05pt solid #000000"/>
    </style:style>
    <style:style style:name="Flesch.F3" style:family="table-cell">
      <style:table-cell-properties fo:padding="0.0382in" fo:border-left="0.05pt solid #000000" fo:border-right="none" fo:border-top="none" fo:border-bottom="0.05pt solid #000000"/>
    </style:style>
    <style:style style:name="Flesch.G3"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9956" officeooo:paragraph-rsid="00049956"/>
    </style:style>
    <style:style style:name="P2" style:family="paragraph" style:parent-style-name="Standard">
      <style:paragraph-properties fo:text-align="center" style:justify-single-word="false"/>
      <style:text-properties officeooo:rsid="00049956" officeooo:paragraph-rsid="00049956"/>
    </style:style>
    <style:style style:name="P3" style:family="paragraph" style:parent-style-name="Standard">
      <style:text-properties officeooo:rsid="00063aa0" officeooo:paragraph-rsid="00063aa0"/>
    </style:style>
    <style:style style:name="P4" style:family="paragraph" style:parent-style-name="Standard">
      <style:text-properties officeooo:rsid="0008a0d2" officeooo:paragraph-rsid="0008a0d2"/>
    </style:style>
    <style:style style:name="P5" style:family="paragraph" style:parent-style-name="Standard">
      <style:text-properties officeooo:rsid="0008a0d2" officeooo:paragraph-rsid="009b0219"/>
    </style:style>
    <style:style style:name="P6" style:family="paragraph" style:parent-style-name="Standard">
      <style:paragraph-properties fo:text-align="center" style:justify-single-word="false"/>
      <style:text-properties fo:font-size="16pt" fo:font-weight="bold" officeooo:rsid="000b0777" officeooo:paragraph-rsid="000b0777"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2pt" officeooo:rsid="000b0777" officeooo:paragraph-rsid="000b0777" style:font-size-asian="12pt" style:font-size-complex="12pt"/>
    </style:style>
    <style:style style:name="P8" style:family="paragraph" style:parent-style-name="Standard">
      <style:paragraph-properties fo:text-align="center" style:justify-single-word="false"/>
      <style:text-properties fo:font-size="12pt" officeooo:rsid="000b0777" officeooo:paragraph-rsid="0015f82d" style:font-size-asian="12pt" style:font-size-complex="12pt"/>
    </style:style>
    <style:style style:name="P9" style:family="paragraph" style:parent-style-name="Standard">
      <style:paragraph-properties fo:text-align="center" style:justify-single-word="false"/>
      <style:text-properties fo:font-size="12pt" officeooo:rsid="000b0777" officeooo:paragraph-rsid="0016cdfd" style:font-size-asian="12pt" style:font-size-complex="12pt"/>
    </style:style>
    <style:style style:name="P10" style:family="paragraph" style:parent-style-name="Standard">
      <style:paragraph-properties fo:text-align="center" style:justify-single-word="false"/>
      <style:text-properties fo:font-size="12pt" officeooo:rsid="0017fedc" officeooo:paragraph-rsid="0017fedc" style:font-size-asian="12pt" style:font-size-complex="12pt"/>
    </style:style>
    <style:style style:name="P11" style:family="paragraph" style:parent-style-name="Standard">
      <style:paragraph-properties fo:text-align="center" style:justify-single-word="false"/>
      <style:text-properties fo:font-size="12pt" officeooo:rsid="0016cdfd" officeooo:paragraph-rsid="0016cdfd" style:font-size-asian="12pt" style:font-size-complex="12pt"/>
    </style:style>
    <style:style style:name="P12" style:family="paragraph" style:parent-style-name="Standard">
      <style:text-properties style:use-window-font-color="true" style:font-name="Liberation Serif" fo:font-size="12pt" officeooo:paragraph-rsid="00049956" style:font-size-asian="12pt" style:font-size-complex="12pt"/>
    </style:style>
    <style:style style:name="P13" style:family="paragraph" style:parent-style-name="Standard">
      <style:text-properties style:use-window-font-color="true" style:font-name="Liberation Serif" fo:font-size="12pt" officeooo:rsid="00afea10" officeooo:paragraph-rsid="00afea10" style:font-size-asian="12pt" style:font-size-complex="12pt"/>
    </style:style>
    <style:style style:name="P14" style:family="paragraph" style:parent-style-name="Standard">
      <style:text-properties style:use-window-font-color="true" style:font-name="Liberation Serif" fo:font-size="12pt" officeooo:rsid="00049956" officeooo:paragraph-rsid="00afea10" style:font-size-asian="12pt" style:font-size-complex="12pt"/>
    </style:style>
    <style:style style:name="P15" style:family="paragraph" style:parent-style-name="Standard">
      <style:text-properties style:use-window-font-color="true" style:font-name="Liberation Serif" fo:font-size="12pt" officeooo:rsid="016701fc" officeooo:paragraph-rsid="016701fc" style:font-size-asian="12pt" style:font-size-complex="12pt"/>
    </style:style>
    <style:style style:name="P16" style:family="paragraph" style:parent-style-name="Standard">
      <style:text-properties style:use-window-font-color="true" style:font-name="Liberation Serif" fo:font-size="12pt" officeooo:rsid="012047ca" officeooo:paragraph-rsid="012146ad" style:font-size-asian="12pt" style:font-size-complex="12pt"/>
    </style:style>
    <style:style style:name="P17" style:family="paragraph" style:parent-style-name="Standard">
      <style:text-properties style:use-window-font-color="true" style:font-name="Liberation Serif" fo:font-size="12pt" officeooo:rsid="01889a31" officeooo:paragraph-rsid="018fab5b" style:font-size-asian="12pt" style:font-size-complex="12pt"/>
    </style:style>
    <style:style style:name="P18" style:family="paragraph" style:parent-style-name="Standard">
      <style:paragraph-properties fo:text-align="center" style:justify-single-word="false"/>
      <style:text-properties officeooo:rsid="00153533" officeooo:paragraph-rsid="00153533"/>
    </style:style>
    <style:style style:name="P19" style:family="paragraph" style:parent-style-name="Standard">
      <style:text-properties officeooo:rsid="001dc8fc" officeooo:paragraph-rsid="001dc8fc"/>
    </style:style>
    <style:style style:name="P20" style:family="paragraph" style:parent-style-name="Standard">
      <style:text-properties officeooo:rsid="0030678b" officeooo:paragraph-rsid="0030678b"/>
    </style:style>
    <style:style style:name="P21" style:family="paragraph" style:parent-style-name="Standard">
      <style:text-properties officeooo:rsid="0030678b" officeooo:paragraph-rsid="00aae6fe"/>
    </style:style>
    <style:style style:name="P22" style:family="paragraph" style:parent-style-name="Standard">
      <style:text-properties officeooo:rsid="0030678b" officeooo:paragraph-rsid="0107a1eb"/>
    </style:style>
    <style:style style:name="P23" style:family="paragraph" style:parent-style-name="Standard">
      <style:text-properties officeooo:rsid="0030678b" officeooo:paragraph-rsid="01168f23"/>
    </style:style>
    <style:style style:name="P24" style:family="paragraph" style:parent-style-name="Standard">
      <style:text-properties officeooo:rsid="0030678b" officeooo:paragraph-rsid="01295dc4"/>
    </style:style>
    <style:style style:name="P25" style:family="paragraph" style:parent-style-name="Standard">
      <style:text-properties officeooo:rsid="0030678b" officeooo:paragraph-rsid="014d73ce"/>
    </style:style>
    <style:style style:name="P26" style:family="paragraph" style:parent-style-name="Standard">
      <style:text-properties officeooo:rsid="0030678b" officeooo:paragraph-rsid="01ab85e7"/>
    </style:style>
    <style:style style:name="P27" style:family="paragraph" style:parent-style-name="Standard">
      <style:text-properties officeooo:rsid="0030678b" officeooo:paragraph-rsid="01e16202"/>
    </style:style>
    <style:style style:name="P28" style:family="paragraph" style:parent-style-name="Standard">
      <style:text-properties officeooo:rsid="0030678b" officeooo:paragraph-rsid="020b5151"/>
    </style:style>
    <style:style style:name="P29" style:family="paragraph" style:parent-style-name="Standard">
      <style:text-properties officeooo:rsid="00315f0b" officeooo:paragraph-rsid="00315f0b"/>
    </style:style>
    <style:style style:name="P30" style:family="paragraph" style:parent-style-name="Standard">
      <style:text-properties officeooo:rsid="004346fb" officeooo:paragraph-rsid="0061ede7"/>
    </style:style>
    <style:style style:name="P31" style:family="paragraph" style:parent-style-name="Standard">
      <style:text-properties officeooo:rsid="008466f6" officeooo:paragraph-rsid="008466f6"/>
    </style:style>
    <style:style style:name="P32" style:family="paragraph" style:parent-style-name="Standard">
      <style:text-properties officeooo:rsid="008930b2" officeooo:paragraph-rsid="00911ec4"/>
    </style:style>
    <style:style style:name="P33" style:family="paragraph" style:parent-style-name="Standard">
      <style:text-properties officeooo:rsid="00ae79cf" officeooo:paragraph-rsid="00afea10"/>
    </style:style>
    <style:style style:name="P34" style:family="paragraph" style:parent-style-name="Standard">
      <style:text-properties officeooo:paragraph-rsid="00afea10"/>
    </style:style>
    <style:style style:name="P35" style:family="paragraph" style:parent-style-name="Standard">
      <style:text-properties officeooo:rsid="00c499be" officeooo:paragraph-rsid="00c63c86"/>
    </style:style>
    <style:style style:name="P36" style:family="paragraph" style:parent-style-name="Standard">
      <style:text-properties officeooo:paragraph-rsid="0109b901"/>
    </style:style>
    <style:style style:name="P37" style:family="paragraph" style:parent-style-name="Standard">
      <style:text-properties officeooo:rsid="010cdb58" officeooo:paragraph-rsid="01118830"/>
    </style:style>
    <style:style style:name="P38" style:family="paragraph" style:parent-style-name="Standard">
      <style:text-properties officeooo:paragraph-rsid="0119ad54"/>
    </style:style>
    <style:style style:name="P39" style:family="paragraph" style:parent-style-name="Standard">
      <style:text-properties officeooo:paragraph-rsid="012146ad"/>
    </style:style>
    <style:style style:name="P40" style:family="paragraph" style:parent-style-name="Standard">
      <style:text-properties fo:font-size="14pt" style:text-underline-style="solid" style:text-underline-width="auto" style:text-underline-color="font-color" officeooo:rsid="0030678b" officeooo:paragraph-rsid="01168f23" style:font-size-asian="14pt" style:font-size-complex="14pt"/>
    </style:style>
    <style:style style:name="P41" style:family="paragraph" style:parent-style-name="Standard">
      <style:text-properties fo:font-size="14pt" style:text-underline-style="solid" style:text-underline-width="auto" style:text-underline-color="font-color" officeooo:rsid="0030678b" officeooo:paragraph-rsid="01295dc4" style:font-size-asian="14pt" style:font-size-complex="14pt"/>
    </style:style>
    <style:style style:name="P42" style:family="paragraph" style:parent-style-name="Standard">
      <style:text-properties officeooo:rsid="015f0af0" officeooo:paragraph-rsid="015f0af0"/>
    </style:style>
    <style:style style:name="P43" style:family="paragraph" style:parent-style-name="Standard">
      <style:text-properties officeooo:rsid="017559b2" officeooo:paragraph-rsid="017559b2"/>
    </style:style>
    <style:style style:name="P44" style:family="paragraph" style:parent-style-name="Standard">
      <style:text-properties officeooo:rsid="017559b2" officeooo:paragraph-rsid="018a2f2a"/>
    </style:style>
    <style:style style:name="P45" style:family="paragraph" style:parent-style-name="Standard">
      <style:text-properties officeooo:rsid="017559b2" officeooo:paragraph-rsid="018fab5b"/>
    </style:style>
    <style:style style:name="P46" style:family="paragraph" style:parent-style-name="Standard">
      <style:text-properties officeooo:rsid="0175b1b6" officeooo:paragraph-rsid="01760642"/>
    </style:style>
    <style:style style:name="P47" style:family="paragraph" style:parent-style-name="Standard">
      <style:text-properties officeooo:rsid="01820619" officeooo:paragraph-rsid="01820619"/>
    </style:style>
    <style:style style:name="P48" style:family="paragraph" style:parent-style-name="Standard">
      <style:text-properties officeooo:rsid="018fab5b" officeooo:paragraph-rsid="018fab5b"/>
    </style:style>
    <style:style style:name="P49" style:family="paragraph" style:parent-style-name="Standard">
      <style:text-properties officeooo:rsid="01921915" officeooo:paragraph-rsid="01921915"/>
    </style:style>
    <style:style style:name="P50" style:family="paragraph" style:parent-style-name="Standard">
      <style:paragraph-properties fo:text-align="start" style:justify-single-word="false"/>
      <style:text-properties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text-emphasize="none"/>
    </style:style>
    <style:style style:name="P51" style:family="paragraph" style:parent-style-name="Standard">
      <style:paragraph-properties fo:text-align="start" style:justify-single-word="false"/>
      <style:text-properties style:text-outline="false" style:text-line-through-style="none" style:text-line-through-type="none" style:font-name="Times New Roman" fo:font-size="10pt" fo:font-style="normal" fo:text-shadow="none" style:text-underline-style="none" fo:font-weight="normal" officeooo:paragraph-rsid="01c83bb2" style:font-size-asian="10pt" style:font-style-asian="normal" style:font-weight-asian="normal" style:font-size-complex="10pt" style:text-emphasize="none"/>
    </style:style>
    <style:style style:name="P52" style:family="paragraph" style:parent-style-name="Standard">
      <style:text-properties officeooo:paragraph-rsid="01f49fec"/>
    </style:style>
    <style:style style:name="P53" style:family="paragraph" style:parent-style-name="Standard">
      <style:text-properties officeooo:paragraph-rsid="01f69554"/>
    </style:style>
    <style:style style:name="P54" style:family="paragraph" style:parent-style-name="Standard">
      <style:text-properties officeooo:rsid="001fc4e4" officeooo:paragraph-rsid="01f49fec"/>
    </style:style>
    <style:style style:name="P55" style:family="paragraph" style:parent-style-name="Standard">
      <style:text-properties officeooo:rsid="020b5151" officeooo:paragraph-rsid="020b5151"/>
    </style:style>
    <style:style style:name="P5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font-size-asian="12pt" style:font-size-complex="12pt"/>
    </style:style>
    <style:style style:name="P5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paragraph-rsid="000dfed7" style:font-size-asian="12pt" style:font-size-complex="12pt"/>
    </style:style>
    <style:style style:name="P5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049956" officeooo:paragraph-rsid="000dfed7" style:font-size-asian="12pt" style:font-size-complex="12pt"/>
    </style:style>
    <style:style style:name="P5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ae6fe" officeooo:paragraph-rsid="00aae6fe" style:font-size-asian="12pt" style:font-size-complex="12pt"/>
    </style:style>
    <style:style style:name="P6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2ece4" officeooo:paragraph-rsid="00b2ece4" style:font-size-asian="12pt" style:font-size-complex="12pt"/>
    </style:style>
    <style:style style:name="P6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c87194" officeooo:paragraph-rsid="00c87194" style:font-size-asian="12pt" style:font-size-complex="12pt"/>
    </style:style>
    <style:style style:name="P6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3c04c" officeooo:paragraph-rsid="00b3c04c" style:font-size-asian="12pt" style:font-size-complex="12pt"/>
    </style:style>
    <style:style style:name="P6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cc390b" officeooo:paragraph-rsid="00cc390b" style:font-size-asian="12pt" style:font-size-complex="12pt"/>
    </style:style>
    <style:style style:name="P6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659e0" officeooo:paragraph-rsid="00b659e0" style:font-size-asian="12pt" style:font-size-complex="12pt"/>
    </style:style>
    <style:style style:name="P6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295dc4" officeooo:paragraph-rsid="01295dc4" style:font-size-asian="12pt" style:font-size-complex="12pt"/>
    </style:style>
    <style:style style:name="P6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2d7f6a" officeooo:paragraph-rsid="012d7f6a" style:font-size-asian="12pt" style:font-size-complex="12pt"/>
    </style:style>
    <style:style style:name="P6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40092" officeooo:paragraph-rsid="01340092" style:font-size-asian="12pt" style:font-size-complex="12pt"/>
    </style:style>
    <style:style style:name="P6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0b539" officeooo:paragraph-rsid="013ba939" style:font-size-asian="12pt" style:font-size-complex="12pt"/>
    </style:style>
    <style:style style:name="P6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0b539" officeooo:paragraph-rsid="0130b539" style:font-size-asian="12pt" style:font-size-complex="12pt"/>
    </style:style>
    <style:style style:name="P7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8749c" officeooo:paragraph-rsid="0138749c" style:font-size-asian="12pt" style:font-size-complex="12pt"/>
    </style:style>
    <style:style style:name="P7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4dfbdd" officeooo:paragraph-rsid="014dfbdd" style:font-size-asian="12pt" style:font-size-complex="12pt"/>
    </style:style>
    <style:style style:name="P7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701fc" style:font-size-asian="12pt" style:font-size-complex="12pt"/>
    </style:style>
    <style:style style:name="P7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701fc" officeooo:paragraph-rsid="016701fc" style:font-size-asian="12pt" style:font-size-complex="12pt"/>
    </style:style>
    <style:style style:name="P7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86f5f" officeooo:paragraph-rsid="01686f5f" style:font-size-asian="12pt" style:font-size-complex="12pt"/>
    </style:style>
    <style:style style:name="P7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e6509" officeooo:paragraph-rsid="016e6509" style:font-size-asian="12pt" style:font-size-complex="12pt"/>
    </style:style>
    <style:style style:name="P7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b3ed6b" officeooo:paragraph-rsid="01ab85e7" style:font-size-asian="12pt" style:font-size-complex="12pt"/>
    </style:style>
    <style:style style:name="P7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c370b" officeooo:paragraph-rsid="020c370b" style:font-size-asian="12pt" style:font-size-complex="12pt"/>
    </style:style>
    <style:style style:name="P7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d4fca" officeooo:paragraph-rsid="020d4fca" style:font-size-asian="12pt" style:font-size-complex="12pt"/>
    </style:style>
    <style:style style:name="P7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dd0b6" officeooo:paragraph-rsid="020dd0b6" style:font-size-asian="12pt" style:font-size-complex="12pt"/>
    </style:style>
    <style:style style:name="P8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e0145" officeooo:paragraph-rsid="020e0145" style:font-size-asian="12pt" style:font-size-complex="12pt"/>
    </style:style>
    <style:style style:name="P8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ed395" officeooo:paragraph-rsid="020ed395" style:font-size-asian="12pt" style:font-size-complex="12pt"/>
    </style:style>
    <style:style style:name="P8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20f76cb" officeooo:paragraph-rsid="020f76cb" style:font-size-asian="12pt" style:font-size-complex="12pt"/>
    </style:style>
    <style:style style:name="P8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659e0" officeooo:paragraph-rsid="00b659e0" style:font-size-asian="10.5pt" style:font-size-complex="12pt"/>
    </style:style>
    <style:style style:name="P8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659e0" officeooo:paragraph-rsid="00b7b680" style:font-size-asian="10.5pt" style:font-size-complex="12pt"/>
    </style:style>
    <style:style style:name="P8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f3a066" officeooo:paragraph-rsid="00f3a066" style:font-size-asian="10.5pt" style:font-size-complex="12pt"/>
    </style:style>
    <style:style style:name="P8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e79cf" officeooo:paragraph-rsid="01295dc4" style:font-size-asian="10.5pt" style:font-size-complex="12pt"/>
    </style:style>
    <style:style style:name="P8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e79cf" officeooo:paragraph-rsid="014d73ce" style:font-size-asian="10.5pt" style:font-size-complex="12pt"/>
    </style:style>
    <style:style style:name="P8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e79cf" officeooo:paragraph-rsid="01e16202" style:font-size-asian="10.5pt" style:font-size-complex="12pt"/>
    </style:style>
    <style:style style:name="P8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ae79cf" officeooo:paragraph-rsid="020b5151" style:font-size-asian="10.5pt" style:font-size-complex="12pt"/>
    </style:style>
    <style:style style:name="P9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295dc4" officeooo:paragraph-rsid="01295dc4" style:font-size-asian="10.5pt" style:font-size-complex="12pt"/>
    </style:style>
    <style:style style:name="P9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2e6bfb" officeooo:paragraph-rsid="013ba939" style:font-size-asian="10.5pt" style:font-size-complex="12pt"/>
    </style:style>
    <style:style style:name="P9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0b56a3b" officeooo:paragraph-rsid="01316c74" style:font-size-asian="10.5pt" style:font-size-complex="12pt"/>
    </style:style>
    <style:style style:name="P9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16c74" officeooo:paragraph-rsid="01316c74" style:font-size-asian="10.5pt" style:font-size-complex="12pt"/>
    </style:style>
    <style:style style:name="P9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34ffaf" officeooo:paragraph-rsid="0134ffaf" style:font-size-asian="10.5pt" style:font-size-complex="12pt"/>
    </style:style>
    <style:style style:name="P9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4dfbdd" officeooo:paragraph-rsid="014dfbdd" style:font-size-asian="10.5pt" style:font-size-complex="12pt"/>
    </style:style>
    <style:style style:name="P9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ab85e7" officeooo:paragraph-rsid="01ab85e7" style:font-size-asian="10.5pt" style:font-size-complex="12pt"/>
    </style:style>
    <style:style style:name="P9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e29af2" officeooo:paragraph-rsid="01e642d5" style:font-size-asian="10.5pt" style:font-size-complex="12pt"/>
    </style:style>
    <style:style style:name="P9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e29af2" officeooo:paragraph-rsid="020b5151" style:font-size-asian="10.5pt" style:font-size-complex="12pt"/>
    </style:style>
    <style:style style:name="P9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e71f55" officeooo:paragraph-rsid="01e71f55" style:font-size-asian="10.5pt" style:font-size-complex="12pt"/>
    </style:style>
    <style:style style:name="P10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style="italic" officeooo:rsid="0150dd91" officeooo:paragraph-rsid="014dfbdd" fo:background-color="#d4d4d4" style:font-size-asian="12pt" style:font-style-asian="italic" style:font-size-complex="12pt" style:font-style-complex="italic"/>
    </style:style>
    <style:style style:name="P10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solid" style:text-underline-width="auto" style:text-underline-color="font-color" style:font-size-asian="12pt" style:font-size-complex="12pt"/>
    </style:style>
    <style:style style:name="P10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e6509" officeooo:paragraph-rsid="016e6509" fo:background-color="transparent" style:font-size-asian="12pt" style:font-size-complex="12pt"/>
    </style:style>
    <style:style style:name="P10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fc3bb" officeooo:paragraph-rsid="016fc3bb" fo:background-color="transparent" style:font-size-asian="12pt" style:font-size-complex="12pt"/>
    </style:style>
    <style:style style:name="P10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officeooo:rsid="01686f5f" officeooo:paragraph-rsid="01686f5f" fo:background-color="transparent" style:font-size-asian="12pt" style:font-size-complex="12pt"/>
    </style:style>
    <style:style style:name="P10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6e6509" officeooo:paragraph-rsid="016fc3bb" fo:background-color="transparent" style:font-size-asian="12pt" style:font-size-complex="12pt"/>
    </style:style>
    <style:style style:name="P10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70171a" officeooo:paragraph-rsid="0170171a" fo:background-color="transparent" style:font-size-asian="12pt" style:font-size-complex="12pt"/>
    </style:style>
    <style:style style:name="P10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96fc47" officeooo:paragraph-rsid="0196fc47" fo:background-color="transparent" style:font-size-asian="12pt" style:font-size-complex="12pt"/>
    </style:style>
    <style:style style:name="P10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9ca0e9" officeooo:paragraph-rsid="0196fc47" fo:background-color="transparent" style:font-size-asian="12pt" style:font-size-complex="12pt"/>
    </style:style>
    <style:style style:name="P10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9eaa0f" officeooo:paragraph-rsid="019eaa0f" fo:background-color="transparent" style:font-size-asian="12pt" style:font-size-complex="12pt"/>
    </style:style>
    <style:style style:name="P11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a26f1e" officeooo:paragraph-rsid="01a26f1e" fo:background-color="transparent" style:font-size-asian="12pt" style:font-size-complex="12pt"/>
    </style:style>
    <style:style style:name="P11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a42550" officeooo:paragraph-rsid="01a42550" fo:background-color="transparent" style:font-size-asian="12pt" style:font-size-complex="12pt"/>
    </style:style>
    <style:style style:name="P11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a7fee8" officeooo:paragraph-rsid="01a7fee8" fo:background-color="transparent" style:font-size-asian="12pt" style:font-size-complex="12pt"/>
    </style:style>
    <style:style style:name="P11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style:text-underline-style="none" officeooo:rsid="01a80808" officeooo:paragraph-rsid="01a80808" fo:background-color="transparent" style:font-size-asian="12pt" style:font-size-complex="12pt"/>
    </style:style>
    <style:style style:name="P11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0dd0b6" officeooo:paragraph-rsid="020dd0b6" style:font-size-asian="12pt" style:font-weight-asian="bold" style:font-size-complex="12pt" style:font-weight-complex="bold"/>
    </style:style>
    <style:style style:name="P11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0e0145" officeooo:paragraph-rsid="020e0145" style:font-size-asian="12pt" style:font-weight-asian="bold" style:font-size-complex="12pt" style:font-weight-complex="bold"/>
    </style:style>
    <style:style style:name="P11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0ed395" officeooo:paragraph-rsid="020ed395" style:font-size-asian="12pt" style:font-weight-asian="bold" style:font-size-complex="12pt" style:font-weight-complex="bold"/>
    </style:style>
    <style:style style:name="P11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0f76cb" officeooo:paragraph-rsid="020f76cb" style:font-size-asian="12pt" style:font-weight-asian="bold" style:font-size-complex="12pt" style:font-weight-complex="bold"/>
    </style:style>
    <style:style style:name="P11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0e49e" officeooo:paragraph-rsid="0210e49e" style:font-size-asian="12pt" style:font-weight-asian="bold" style:font-size-complex="12pt" style:font-weight-complex="bold"/>
    </style:style>
    <style:style style:name="P11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5a517" officeooo:paragraph-rsid="0215a517" style:font-size-asian="12pt" style:font-weight-asian="bold" style:font-size-complex="12pt" style:font-weight-complex="bold"/>
    </style:style>
    <style:style style:name="P12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64e8b" officeooo:paragraph-rsid="02164e8b" style:font-size-asian="12pt" style:font-weight-asian="bold" style:font-size-complex="12pt" style:font-weight-complex="bold"/>
    </style:style>
    <style:style style:name="P12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78720" officeooo:paragraph-rsid="02178720" style:font-size-asian="12pt" style:font-weight-asian="bold" style:font-size-complex="12pt" style:font-weight-complex="bold"/>
    </style:style>
    <style:style style:name="P12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bold" officeooo:rsid="0218d7b8" officeooo:paragraph-rsid="0218d7b8" style:font-size-asian="12pt" style:font-weight-asian="bold" style:font-size-complex="12pt" style:font-weight-complex="bold"/>
    </style:style>
    <style:style style:name="P12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0e49e" officeooo:paragraph-rsid="0210e49e" style:font-size-asian="12pt" style:font-weight-asian="normal" style:font-size-complex="12pt" style:font-weight-complex="normal"/>
    </style:style>
    <style:style style:name="P12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5a517" officeooo:paragraph-rsid="0215a517" style:font-size-asian="12pt" style:font-weight-asian="normal" style:font-size-complex="12pt" style:font-weight-complex="normal"/>
    </style:style>
    <style:style style:name="P12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64e8b" officeooo:paragraph-rsid="02164e8b" style:font-size-asian="12pt" style:font-weight-asian="normal" style:font-size-complex="12pt" style:font-weight-complex="normal"/>
    </style:style>
    <style:style style:name="P126"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78720" officeooo:paragraph-rsid="02178720" style:font-size-asian="12pt" style:font-weight-asian="normal" style:font-size-complex="12pt" style:font-weight-complex="normal"/>
    </style:style>
    <style:style style:name="P127"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2pt" fo:font-weight="normal" officeooo:rsid="0218d7b8" officeooo:paragraph-rsid="0218d7b8" style:font-size-asian="12pt" style:font-weight-asian="normal" style:font-size-complex="12pt" style:font-weight-complex="normal"/>
    </style:style>
    <style:style style:name="P128"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10pt" officeooo:rsid="00b3c04c" officeooo:paragraph-rsid="00b659e0" style:font-size-asian="10pt" style:font-size-complex="10pt"/>
    </style:style>
    <style:style style:name="P129"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8pt" officeooo:rsid="00aae6fe" officeooo:paragraph-rsid="00dfcf69" style:font-size-asian="8pt" style:font-size-complex="8pt"/>
    </style:style>
    <style:style style:name="P130"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8pt" officeooo:rsid="00ba8d48" officeooo:paragraph-rsid="00b659e0" style:font-size-asian="8pt" style:font-size-complex="8pt"/>
    </style:style>
    <style:style style:name="P131"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8pt" officeooo:rsid="00b3c04c" officeooo:paragraph-rsid="00b659e0" style:font-size-asian="8pt" style:font-size-complex="8pt"/>
    </style:style>
    <style:style style:name="P132"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7pt" officeooo:rsid="00b659e0" officeooo:paragraph-rsid="00e92d72" style:font-size-asian="7pt" style:font-size-complex="7pt"/>
    </style:style>
    <style:style style:name="P133"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7pt" officeooo:rsid="00e92d72" officeooo:paragraph-rsid="00e92d72" style:font-size-asian="7pt" style:font-size-complex="7pt"/>
    </style:style>
    <style:style style:name="P134"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9pt" officeooo:rsid="016701fc" officeooo:paragraph-rsid="016701fc" style:font-size-asian="9pt" style:font-size-complex="9pt"/>
    </style:style>
    <style:style style:name="P135" style:family="paragraph" style:parent-style-name="Standard">
      <style:paragraph-properties fo:margin-left="0in" fo:margin-right="0in" fo:text-align="start" style:justify-single-word="false" fo:text-indent="0in" style:auto-text-indent="false"/>
      <style:text-properties style:use-window-font-color="true" style:font-name="Liberation Serif" fo:font-size="9pt" officeooo:rsid="016701fc" officeooo:paragraph-rsid="01730fcd" style:font-size-asian="9pt" style:font-size-complex="9pt"/>
    </style:style>
    <style:style style:name="P136" style:family="paragraph" style:parent-style-name="Standard">
      <style:paragraph-properties fo:margin-left="0in" fo:margin-right="0in" fo:text-align="center" style:justify-single-word="false" fo:text-indent="0in" style:auto-text-indent="false"/>
      <style:text-properties style:use-window-font-color="true" style:font-name="Liberation Serif" fo:font-size="14pt" style:text-underline-style="none" fo:font-weight="bold" officeooo:rsid="0196fc47" officeooo:paragraph-rsid="0196fc47" fo:background-color="transparent" style:font-size-asian="14pt" style:font-weight-asian="bold" style:font-size-complex="14pt" style:font-weight-complex="bold"/>
    </style:style>
    <style:style style:name="P137"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officeooo:rsid="00ae79cf" officeooo:paragraph-rsid="014d73ce" fo:background-color="transparent" style:font-size-asian="12pt" style:font-size-complex="12pt"/>
    </style:style>
    <style:style style:name="P138"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officeooo:rsid="01b50858" officeooo:paragraph-rsid="01b50858" fo:background-color="transparent" style:font-size-asian="12pt" style:font-size-complex="12pt"/>
    </style:style>
    <style:style style:name="P139"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officeooo:rsid="01c4ffd3" officeooo:paragraph-rsid="01c4ffd3" fo:background-color="transparent" style:font-size-asian="12pt" style:font-size-complex="12pt"/>
    </style:style>
    <style:style style:name="P140"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style:text-underline-style="solid" style:text-underline-width="auto" style:text-underline-color="font-color" officeooo:rsid="01b50858" officeooo:paragraph-rsid="01b50858" fo:background-color="transparent" style:font-size-asian="12pt" style:font-size-complex="12pt"/>
    </style:style>
    <style:style style:name="P141" style:family="paragraph" style:parent-style-name="Standard">
      <style:paragraph-properties fo:margin-left="0in" fo:margin-right="0in" fo:text-align="start" style:justify-single-word="false" fo:text-indent="0in" style:auto-text-indent="false"/>
      <style:text-properties officeooo:rsid="00aae6fe" officeooo:paragraph-rsid="00aae6fe"/>
    </style:style>
    <style:style style:name="P142" style:family="paragraph" style:parent-style-name="Standard">
      <style:paragraph-properties fo:margin-left="0in" fo:margin-right="0in" fo:text-align="start" style:justify-single-word="false" fo:text-indent="0in" style:auto-text-indent="false"/>
      <style:text-properties officeooo:rsid="00aae6fe" officeooo:paragraph-rsid="00b138f6"/>
    </style:style>
    <style:style style:name="P143" style:family="paragraph" style:parent-style-name="Standard">
      <style:paragraph-properties fo:margin-left="0in" fo:margin-right="0in" fo:text-align="start" style:justify-single-word="false" fo:text-indent="0in" style:auto-text-indent="false"/>
      <style:text-properties officeooo:rsid="00b2ece4" officeooo:paragraph-rsid="00c750db"/>
    </style:style>
    <style:style style:name="P144" style:family="paragraph" style:parent-style-name="Standard">
      <style:paragraph-properties fo:margin-left="0in" fo:margin-right="0in" fo:text-align="start" style:justify-single-word="false" fo:text-indent="0in" style:auto-text-indent="false"/>
      <style:text-properties officeooo:rsid="00b3c04c" officeooo:paragraph-rsid="00b3c04c"/>
    </style:style>
    <style:style style:name="P145" style:family="paragraph" style:parent-style-name="Standard">
      <style:paragraph-properties fo:margin-left="0in" fo:margin-right="0in" fo:text-align="start" style:justify-single-word="false" fo:text-indent="0in" style:auto-text-indent="false"/>
      <style:text-properties officeooo:rsid="00b3c04c" officeooo:paragraph-rsid="00dfcf69"/>
    </style:style>
    <style:style style:name="P146" style:family="paragraph" style:parent-style-name="Standard">
      <style:paragraph-properties fo:margin-left="0in" fo:margin-right="0in" fo:text-align="start" style:justify-single-word="false" fo:text-indent="0in" style:auto-text-indent="false"/>
      <style:text-properties fo:font-size="12pt" officeooo:rsid="00aae6fe" officeooo:paragraph-rsid="00b659e0" style:font-size-asian="12pt" style:font-size-complex="12pt"/>
    </style:style>
    <style:style style:name="P147" style:family="paragraph" style:parent-style-name="Standard">
      <style:paragraph-properties fo:margin-left="0in" fo:margin-right="0in" fo:text-align="start" style:justify-single-word="false" fo:text-indent="0in" style:auto-text-indent="false"/>
      <style:text-properties fo:font-size="12pt" officeooo:rsid="00e1d8ed" officeooo:paragraph-rsid="00e1d8ed" style:font-size-asian="12pt" style:font-size-complex="12pt"/>
    </style:style>
    <style:style style:name="P148" style:family="paragraph" style:parent-style-name="Standard">
      <style:paragraph-properties fo:margin-left="0in" fo:margin-right="0in" fo:text-align="start" style:justify-single-word="false" fo:text-indent="0in" style:auto-text-indent="false"/>
      <style:text-properties fo:font-size="12pt" officeooo:rsid="00ef3823" officeooo:paragraph-rsid="00ef3823" style:font-size-asian="12pt" style:font-size-complex="12pt"/>
    </style:style>
    <style:style style:name="P149" style:family="paragraph" style:parent-style-name="Standard">
      <style:paragraph-properties fo:margin-left="0in" fo:margin-right="0in" fo:text-align="start" style:justify-single-word="false" fo:text-indent="0in" style:auto-text-indent="false"/>
      <style:text-properties fo:font-size="12pt" officeooo:rsid="00b56a3b" officeooo:paragraph-rsid="00b659e0" style:font-size-asian="10.5pt" style:font-size-complex="12pt"/>
    </style:style>
    <style:style style:name="P150" style:family="paragraph" style:parent-style-name="Standard">
      <style:paragraph-properties fo:margin-left="0in" fo:margin-right="0in" fo:text-align="start" style:justify-single-word="false" fo:text-indent="0in" style:auto-text-indent="false"/>
      <style:text-properties fo:font-size="12pt" officeooo:rsid="00b56a3b" officeooo:paragraph-rsid="00e92d72" style:font-size-asian="10.5pt" style:font-size-complex="12pt"/>
    </style:style>
    <style:style style:name="P151" style:family="paragraph" style:parent-style-name="Standard">
      <style:paragraph-properties fo:margin-left="0in" fo:margin-right="0in" fo:text-align="start" style:justify-single-word="false" fo:text-indent="0in" style:auto-text-indent="false"/>
      <style:text-properties fo:font-size="12pt" officeooo:rsid="00b56a3b" officeooo:paragraph-rsid="00b7b680" style:font-size-asian="10.5pt" style:font-size-complex="12pt"/>
    </style:style>
    <style:style style:name="P152" style:family="paragraph" style:parent-style-name="Standard">
      <style:paragraph-properties fo:margin-left="0in" fo:margin-right="0in" fo:text-align="start" style:justify-single-word="false" fo:text-indent="0in" style:auto-text-indent="false"/>
      <style:text-properties fo:font-size="12pt" officeooo:rsid="00b56a3b" officeooo:paragraph-rsid="01960069" style:font-size-asian="10.5pt" style:font-size-complex="12pt"/>
    </style:style>
    <style:style style:name="P153" style:family="paragraph" style:parent-style-name="Standard">
      <style:paragraph-properties fo:margin-left="0in" fo:margin-right="0in" fo:text-align="start" style:justify-single-word="false" fo:text-indent="0in" style:auto-text-indent="false"/>
      <style:text-properties fo:font-size="12pt" officeooo:rsid="00c8de99" officeooo:paragraph-rsid="0100709e" style:font-size-asian="10.5pt" style:font-size-complex="12pt"/>
    </style:style>
    <style:style style:name="P154" style:family="paragraph" style:parent-style-name="Standard">
      <style:paragraph-properties fo:margin-left="0in" fo:margin-right="0in" fo:text-align="start" style:justify-single-word="false" fo:text-indent="0in" style:auto-text-indent="false"/>
      <style:text-properties fo:font-size="8pt" officeooo:rsid="00aae6fe" officeooo:paragraph-rsid="00b659e0" style:font-size-asian="8pt" style:font-size-complex="8pt"/>
    </style:style>
    <style:style style:name="P155" style:family="paragraph" style:parent-style-name="Standard">
      <style:paragraph-properties fo:margin-left="0in" fo:margin-right="0in" fo:text-align="start" style:justify-single-word="false" fo:text-indent="0in" style:auto-text-indent="false"/>
      <style:text-properties fo:font-size="7pt" officeooo:rsid="00b56a3b" officeooo:paragraph-rsid="00e92d72" style:font-size-asian="7pt" style:font-size-complex="7pt"/>
    </style:style>
    <style:style style:name="P156" style:family="paragraph" style:parent-style-name="Standard">
      <style:paragraph-properties fo:margin-left="0in" fo:margin-right="0in" fo:text-align="start" style:justify-single-word="false" fo:text-indent="0in" style:auto-text-indent="false"/>
      <style:text-properties officeooo:paragraph-rsid="014dfbdd"/>
    </style:style>
    <style:style style:name="P157" style:family="paragraph" style:parent-style-name="Standard">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P158" style:family="paragraph" style:parent-style-name="Standard">
      <style:paragraph-properties fo:margin-left="0in" fo:margin-right="0in" fo:text-align="start" style:justify-single-word="false" fo:text-indent="0in" style:auto-text-indent="false"/>
      <style:text-properties style:font-name="Liberation Serif" fo:font-size="12pt" officeooo:paragraph-rsid="016701fc" style:font-size-asian="12pt" style:font-size-complex="12pt"/>
    </style:style>
    <style:style style:name="P159" style:family="paragraph" style:parent-style-name="Standard">
      <style:paragraph-properties fo:margin-left="0in" fo:margin-right="0in" fo:text-align="start" style:justify-single-word="false" fo:text-indent="0in" style:auto-text-indent="false"/>
      <style:text-properties fo:color="#000000" style:font-name="Liberation Serif" fo:font-size="12pt" style:font-size-asian="12pt" style:font-size-complex="12pt"/>
    </style:style>
    <style:style style:name="P160"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0ae79cf" officeooo:paragraph-rsid="01b50858" style:font-size-asian="12pt" style:font-size-complex="12pt"/>
    </style:style>
    <style:style style:name="P161"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bb8e54" officeooo:paragraph-rsid="01bb8e54" style:font-size-asian="12pt" style:font-size-complex="12pt"/>
    </style:style>
    <style:style style:name="P162"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c34490" officeooo:paragraph-rsid="01c34490" style:font-size-asian="12pt" style:font-size-complex="12pt"/>
    </style:style>
    <style:style style:name="P163"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c6bfa8" officeooo:paragraph-rsid="01c6bfa8" style:font-size-asian="12pt" style:font-size-complex="12pt"/>
    </style:style>
    <style:style style:name="P164"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d8cbbd" officeooo:paragraph-rsid="01d8cbbd" style:font-size-asian="12pt" style:font-size-complex="12pt"/>
    </style:style>
    <style:style style:name="P165" style:family="paragraph" style:parent-style-name="Standard">
      <style:paragraph-properties fo:margin-left="0in" fo:margin-right="0in" fo:text-align="start" style:justify-single-word="false" fo:text-indent="0in" style:auto-text-indent="false"/>
      <style:text-properties fo:color="#000000" style:font-name="Times New Roman" fo:font-size="12pt" officeooo:rsid="01d8cbbd" officeooo:paragraph-rsid="01efd54f" style:font-size-asian="12pt" style:font-size-complex="12pt"/>
    </style:style>
    <style:style style:name="P166" style:family="paragraph" style:parent-style-name="Standard">
      <style:paragraph-properties fo:margin-left="0in" fo:margin-right="0in" fo:text-align="start" style:justify-single-word="false" fo:text-indent="0in" style:auto-text-indent="false"/>
      <style:text-properties fo:color="#000000" style:font-name="Times New Roman" fo:font-size="12pt" style:text-underline-style="solid" style:text-underline-width="auto" style:text-underline-color="font-color" officeooo:rsid="01b82e9d" officeooo:paragraph-rsid="01bb8e54" style:font-size-asian="12pt" style:font-size-complex="12pt"/>
    </style:style>
    <style:style style:name="P167" style:family="paragraph" style:parent-style-name="Standard">
      <style:paragraph-properties fo:margin-left="0in" fo:margin-right="0in" fo:text-align="start" style:justify-single-word="false" fo:text-indent="0in" style:auto-text-indent="false"/>
      <style:text-properties fo:color="#000000" style:font-name="Times New Roman" fo:font-size="10pt" officeooo:rsid="01c6bfa8" officeooo:paragraph-rsid="01c6bfa8" style:font-size-asian="10pt" style:font-size-complex="10pt"/>
    </style:style>
    <style:style style:name="P168" style:family="paragraph" style:parent-style-name="Standard">
      <style:paragraph-properties fo:margin-left="0in" fo:margin-right="0in" fo:text-align="start" style:justify-single-word="false" fo:text-indent="0in" style:auto-text-indent="false"/>
      <style:text-properties fo:color="#000000" style:font-name="Times New Roman" fo:font-size="10pt" officeooo:rsid="01c6bfa8" officeooo:paragraph-rsid="01c6bfa8" style:font-size-asian="8.75pt" style:font-size-complex="10pt"/>
    </style:style>
    <style:style style:name="P169" style:family="paragraph" style:parent-style-name="Standard">
      <style:paragraph-properties fo:margin-left="0in" fo:margin-right="0in" fo:text-align="start" style:justify-single-word="false" fo:text-indent="0in" style:auto-text-indent="false"/>
      <style:text-properties fo:color="#000000" style:font-name="Monospace" fo:font-size="14pt" officeooo:rsid="00ae79cf" officeooo:paragraph-rsid="01b50858" style:font-size-asian="14pt" style:font-size-complex="12pt"/>
    </style:style>
    <style:style style:name="P170" style:family="paragraph" style:parent-style-name="Standard">
      <style:paragraph-properties fo:margin-left="0in" fo:margin-right="0in" fo:text-align="start" style:justify-single-word="false" fo:text-indent="0in" style:auto-text-indent="false"/>
      <style:text-properties fo:color="#000000" style:font-name="Monospace" fo:font-size="14pt" officeooo:rsid="020dd0b6" officeooo:paragraph-rsid="01b50858" style:font-size-asian="14pt" style:font-size-complex="12pt"/>
    </style:style>
    <style:style style:name="P171" style:family="paragraph" style:parent-style-name="Text_20_body">
      <style:paragraph-properties fo:margin-left="0in" fo:margin-right="0in" fo:margin-top="0in" fo:margin-bottom="0.0181in" loext:contextual-spacing="false" fo:line-height="100%" fo:text-indent="0in" style:auto-text-indent="false"/>
      <style:text-properties fo:font-size="9pt" officeooo:rsid="013f1681" officeooo:paragraph-rsid="013f1681" style:font-size-asian="9pt" style:font-size-complex="9pt"/>
    </style:style>
    <style:style style:name="P172" style:family="paragraph" style:parent-style-name="Text_20_body">
      <style:paragraph-properties fo:margin-left="0in" fo:margin-right="0in" style:line-height-at-least="0.198in" fo:text-align="start" style:justify-single-word="false" fo:text-indent="0in" style:auto-text-indent="false" fo:padding="0in" fo:border="none"/>
      <style:text-properties fo:font-variant="normal" fo:text-transform="none"/>
    </style:style>
    <style:style style:name="P173" style:family="paragraph" style:parent-style-name="Text_20_body">
      <style:paragraph-properties fo:margin-left="0in" fo:margin-right="0in" style:line-height-at-least="0.198in" fo:text-align="start" style:justify-single-word="false" fo:text-indent="0in" style:auto-text-indent="false" fo:padding="0in" fo:border="none"/>
      <style:text-properties fo:font-variant="normal" fo:text-transform="none" style:font-name="Liberation Serif" fo:language="en" fo:country="US" fo:font-style="normal" fo:font-weight="normal"/>
    </style:style>
    <style:style style:name="P174" style:family="paragraph" style:parent-style-name="Text_20_body">
      <style:paragraph-properties fo:margin-left="0in" fo:margin-right="0in" style:line-height-at-least="0.198in" fo:text-align="start" style:justify-single-word="false" fo:text-indent="0in" style:auto-text-indent="false" fo:padding="0in" fo:border="none"/>
      <style:text-properties fo:font-variant="normal" fo:text-transform="none" style:font-name="Liberation Serif"/>
    </style:style>
    <style:style style:name="P175" style:family="paragraph" style:parent-style-name="Text_20_body">
      <style:paragraph-properties fo:margin-left="0in" fo:margin-right="0in" style:line-height-at-least="0.198in" fo:text-align="start" style:justify-single-word="false" fo:text-indent="0in" style:auto-text-indent="false" fo:padding="0in" fo:border="none"/>
    </style:style>
    <style:style style:name="P176" style:family="paragraph" style:parent-style-name="Standard">
      <style:paragraph-properties fo:break-before="page"/>
      <style:text-properties officeooo:rsid="0030678b" officeooo:paragraph-rsid="00aae6fe"/>
    </style:style>
    <style:style style:name="P177" style:family="paragraph" style:parent-style-name="Text_20_body">
      <style:paragraph-properties fo:text-align="center" style:justify-single-word="false" fo:break-before="page"/>
      <style:text-properties fo:font-size="14pt" style:text-underline-style="solid" style:text-underline-width="auto" style:text-underline-color="font-color" fo:font-weight="normal" officeooo:rsid="002fff5e" officeooo:paragraph-rsid="002fff5e" style:font-size-asian="14pt" style:font-weight-asian="normal" style:font-size-complex="14pt" style:font-weight-complex="normal"/>
    </style:style>
    <style:style style:name="P178" style:family="paragraph" style:parent-style-name="Text_20_body">
      <style:paragraph-properties fo:break-before="page"/>
      <style:text-properties officeooo:paragraph-rsid="013f1681"/>
    </style:style>
    <style:style style:name="P179" style:family="paragraph" style:parent-style-name="Text_20_body">
      <style:text-properties officeooo:rsid="00049956" officeooo:paragraph-rsid="00270c8b"/>
    </style:style>
    <style:style style:name="P180" style:family="paragraph" style:parent-style-name="Text_20_body">
      <style:text-properties officeooo:rsid="00373877" officeooo:paragraph-rsid="00373877"/>
    </style:style>
    <style:style style:name="P181" style:family="paragraph" style:parent-style-name="Text_20_body">
      <style:text-properties officeooo:rsid="00373877" officeooo:paragraph-rsid="01f9d56d"/>
    </style:style>
    <style:style style:name="P182" style:family="paragraph" style:parent-style-name="Text_20_body">
      <style:text-properties officeooo:paragraph-rsid="003cd54f"/>
    </style:style>
    <style:style style:name="P183" style:family="paragraph" style:parent-style-name="Text_20_body">
      <style:text-properties officeooo:rsid="004346fb" officeooo:paragraph-rsid="004346fb"/>
    </style:style>
    <style:style style:name="P184" style:family="paragraph" style:parent-style-name="Text_20_body">
      <style:text-properties officeooo:rsid="004346fb" officeooo:paragraph-rsid="005ff8b0"/>
    </style:style>
    <style:style style:name="P185" style:family="paragraph" style:parent-style-name="Text_20_body">
      <style:text-properties officeooo:rsid="004346fb" officeooo:paragraph-rsid="007277d8"/>
    </style:style>
    <style:style style:name="P186" style:family="paragraph" style:parent-style-name="Text_20_body">
      <style:text-properties officeooo:rsid="00782826" officeooo:paragraph-rsid="007b3bd9"/>
    </style:style>
    <style:style style:name="P187" style:family="paragraph" style:parent-style-name="Text_20_body">
      <style:text-properties officeooo:rsid="00782826" officeooo:paragraph-rsid="00815048"/>
    </style:style>
    <style:style style:name="P188" style:family="paragraph" style:parent-style-name="Text_20_body">
      <style:text-properties officeooo:rsid="00782826" officeooo:paragraph-rsid="0203f244"/>
    </style:style>
    <style:style style:name="P189" style:family="paragraph" style:parent-style-name="Text_20_body">
      <style:text-properties officeooo:paragraph-rsid="008d3c61"/>
    </style:style>
    <style:style style:name="P190" style:family="paragraph" style:parent-style-name="Text_20_body">
      <style:text-properties officeooo:rsid="013f1681" officeooo:paragraph-rsid="013f1681"/>
    </style:style>
    <style:style style:name="P191" style:family="paragraph" style:parent-style-name="Text_20_body">
      <style:text-properties officeooo:rsid="013f1681" officeooo:paragraph-rsid="014998cf"/>
    </style:style>
    <style:style style:name="P192" style:family="paragraph" style:parent-style-name="Text_20_body">
      <style:text-properties fo:font-style="italic" officeooo:rsid="013f1681" officeooo:paragraph-rsid="013f1681" style:font-style-asian="italic" style:font-style-complex="italic"/>
    </style:style>
    <style:style style:name="P193" style:family="paragraph" style:parent-style-name="Text_20_body">
      <style:text-properties fo:font-style="italic" fo:font-weight="normal" officeooo:rsid="013f1681" officeooo:paragraph-rsid="013f1681" style:font-style-asian="italic" style:font-weight-asian="normal" style:font-style-complex="italic" style:font-weight-complex="normal"/>
    </style:style>
    <style:style style:name="P194" style:family="paragraph" style:parent-style-name="Text_20_body">
      <style:paragraph-properties fo:text-align="center" style:justify-single-word="false"/>
      <style:text-properties fo:font-size="14pt" style:text-underline-style="solid" style:text-underline-width="auto" style:text-underline-color="font-color" officeooo:rsid="013f1681" officeooo:paragraph-rsid="013f1681" style:font-size-asian="14pt" style:font-size-complex="14pt"/>
    </style:style>
    <style:style style:name="P195" style:family="paragraph" style:parent-style-name="Text_20_body">
      <style:text-properties officeooo:paragraph-rsid="01f42935"/>
    </style:style>
    <style:style style:name="P196" style:family="paragraph" style:parent-style-name="Text_20_body">
      <style:text-properties officeooo:rsid="002d2c9e" officeooo:paragraph-rsid="01f88eff"/>
    </style:style>
    <style:style style:name="P197" style:family="paragraph" style:parent-style-name="Table_20_Contents">
      <style:paragraph-properties fo:text-align="start" style:justify-single-word="false"/>
      <style:text-properties style:font-name="Times New Roman" fo:font-size="12pt" officeooo:rsid="01da5a9f" officeooo:paragraph-rsid="01da5a9f" style:font-size-asian="12pt" style:font-size-complex="12pt"/>
    </style:style>
    <style:style style:name="P198" style:family="paragraph" style:parent-style-name="Table_20_Contents">
      <style:paragraph-properties fo:text-align="start" style:justify-single-word="false"/>
      <style:text-properties style:font-name="Times New Roman" fo:font-size="12pt" officeooo:rsid="01da5a9f" officeooo:paragraph-rsid="01efd54f" style:font-size-asian="12pt" style:font-size-complex="12pt"/>
    </style:style>
    <style:style style:name="P199" style:family="paragraph" style:parent-style-name="Table_20_Contents">
      <style:paragraph-properties fo:text-align="start" style:justify-single-word="false"/>
      <style:text-properties style:font-name="Times New Roman" fo:font-size="12pt" officeooo:rsid="01dc078b" officeooo:paragraph-rsid="01dc078b" style:font-size-asian="12pt" style:font-size-complex="12pt"/>
    </style:style>
    <style:style style:name="P200" style:family="paragraph" style:parent-style-name="Table_20_Contents">
      <style:paragraph-properties fo:text-align="start" style:justify-single-word="false"/>
      <style:text-properties style:font-name="Times New Roman" fo:font-size="12pt" officeooo:rsid="01dc5ef8" officeooo:paragraph-rsid="01dc5ef8" style:font-size-asian="12pt" style:font-size-complex="12pt"/>
    </style:style>
    <style:style style:name="P201" style:family="paragraph" style:parent-style-name="Table_20_Contents">
      <style:paragraph-properties fo:text-align="start" style:justify-single-word="false"/>
      <style:text-properties style:font-name="Times New Roman" fo:font-size="12pt" officeooo:rsid="01efd54f" officeooo:paragraph-rsid="01efd54f" style:font-size-asian="12pt" style:font-size-complex="12pt"/>
    </style:style>
    <style:style style:name="P202" style:family="paragraph" style:parent-style-name="Table_20_Contents">
      <style:paragraph-properties fo:text-align="start" style:justify-single-word="false"/>
      <style:text-properties style:font-name="Times New Roman" fo:font-size="10pt" style:font-size-asian="10pt" style:font-size-complex="10pt"/>
    </style:style>
    <style:style style:name="P203" style:family="paragraph" style:parent-style-name="Table_20_Contents">
      <style:paragraph-properties fo:text-align="start" style:justify-single-word="false"/>
      <style:text-properties style:font-name="Times New Roman" fo:font-size="10pt" officeooo:rsid="01cc8e3e" officeooo:paragraph-rsid="01cc8e3e" style:font-size-asian="10pt" style:font-size-complex="10pt"/>
    </style:style>
    <style:style style:name="P204" style:family="paragraph" style:parent-style-name="Table_20_Contents">
      <style:paragraph-properties fo:text-align="start" style:justify-single-word="false"/>
      <style:text-properties style:font-name="Times New Roman" fo:font-size="10pt" officeooo:rsid="01c83bb2" officeooo:paragraph-rsid="01c83bb2" style:font-size-asian="10pt" style:font-size-complex="10pt"/>
    </style:style>
    <style:style style:name="P205" style:family="paragraph" style:parent-style-name="Table_20_Contents">
      <style:paragraph-properties fo:text-align="start" style:justify-single-word="false"/>
      <style:text-properties style:font-name="Times New Roman" fo:font-size="10pt" officeooo:rsid="01ca0388" officeooo:paragraph-rsid="01ca0388" style:font-size-asian="10pt" style:font-size-complex="10pt"/>
    </style:style>
    <style:style style:name="P206" style:family="paragraph" style:parent-style-name="Table_20_Contents">
      <style:paragraph-properties fo:text-align="start" style:justify-single-word="false"/>
      <style:text-properties style:font-name="Times New Roman" fo:font-size="10pt" officeooo:rsid="01caa05e" officeooo:paragraph-rsid="01caa05e" style:font-size-asian="10pt" style:font-size-complex="10pt"/>
    </style:style>
    <style:style style:name="P207" style:family="paragraph" style:parent-style-name="Table_20_Contents">
      <style:paragraph-properties fo:text-align="start" style:justify-single-word="false"/>
      <style:text-properties style:font-name="Times New Roman" fo:font-size="10pt" officeooo:rsid="01ce41d4" officeooo:paragraph-rsid="01ce41d4" style:font-size-asian="10pt" style:font-size-complex="10pt"/>
    </style:style>
    <style:style style:name="P208" style:family="paragraph" style:parent-style-name="Table_20_Contents">
      <style:paragraph-properties fo:text-align="start" style:justify-single-word="false"/>
      <style:text-properties style:font-name="Times New Roman" fo:font-size="10pt" officeooo:rsid="01d38233" officeooo:paragraph-rsid="01d38233" style:font-size-asian="10pt" style:font-size-complex="10pt"/>
    </style:style>
    <style:style style:name="P209" style:family="paragraph" style:parent-style-name="Table_20_Contents">
      <style:paragraph-properties fo:text-align="start" style:justify-single-word="false"/>
      <style:text-properties style:font-name="Times New Roman" fo:font-size="10pt" officeooo:rsid="01d54a5f" officeooo:paragraph-rsid="01d54a5f" style:font-size-asian="10pt" style:font-size-complex="10pt"/>
    </style:style>
    <style:style style:name="P210" style:family="paragraph" style:parent-style-name="Text_20_body" style:list-style-name="L1">
      <style:text-properties officeooo:rsid="002d2c9e" officeooo:paragraph-rsid="01f88eff"/>
    </style:style>
    <style:style style:name="P211" style:family="paragraph" style:parent-style-name="Text_20_body" style:list-style-name="L1">
      <style:text-properties officeooo:rsid="002d2c9e" officeooo:paragraph-rsid="01f70f3c"/>
    </style:style>
    <style:style style:name="P212" style:family="paragraph" style:parent-style-name="Text_20_body" style:list-style-name="L2">
      <style:text-properties fo:font-weight="bold" officeooo:rsid="00373877" officeooo:paragraph-rsid="01f9d56d" style:font-weight-asian="bold" style:font-weight-complex="bold"/>
    </style:style>
    <style:style style:name="P213" style:family="paragraph" style:parent-style-name="Text_20_body" style:list-style-name="L3">
      <style:paragraph-properties fo:line-height="115%"/>
      <style:text-properties officeooo:paragraph-rsid="01ff194c"/>
    </style:style>
    <style:style style:name="P214" style:family="paragraph" style:parent-style-name="Text_20_body" style:list-style-name="L3">
      <style:paragraph-properties fo:line-height="115%"/>
      <style:text-properties officeooo:paragraph-rsid="0221fafb"/>
    </style:style>
    <style:style style:name="P215" style:family="paragraph" style:parent-style-name="Text_20_body" style:list-style-name="L3">
      <style:paragraph-properties fo:line-height="115%"/>
      <style:text-properties officeooo:paragraph-rsid="022e26e7"/>
    </style:style>
    <style:style style:name="P216" style:family="paragraph" style:parent-style-name="Standard" style:list-style-name="L3">
      <style:paragraph-properties fo:line-height="115%"/>
      <style:text-properties officeooo:paragraph-rsid="01ff194c"/>
    </style:style>
    <style:style style:name="T1" style:family="text">
      <style:text-properties officeooo:rsid="00049956"/>
    </style:style>
    <style:style style:name="T2" style:family="text">
      <style:text-properties officeooo:rsid="000717cd"/>
    </style:style>
    <style:style style:name="T3" style:family="text">
      <style:text-properties officeooo:rsid="0009a453"/>
    </style:style>
    <style:style style:name="T4" style:family="text">
      <style:text-properties officeooo:rsid="000a4495"/>
    </style:style>
    <style:style style:name="T5" style:family="text">
      <style:text-properties style:text-underline-style="none"/>
    </style:style>
    <style:style style:name="T6" style:family="text">
      <style:text-properties style:text-underline-style="none" officeooo:rsid="015869e0"/>
    </style:style>
    <style:style style:name="T7" style:family="text">
      <style:text-properties style:text-underline-style="none" officeooo:rsid="016e6509"/>
    </style:style>
    <style:style style:name="T8" style:family="text">
      <style:text-properties officeooo:rsid="0012d4ee"/>
    </style:style>
    <style:style style:name="T9" style:family="text">
      <style:text-properties officeooo:rsid="00153533"/>
    </style:style>
    <style:style style:name="T10" style:family="text">
      <style:text-properties officeooo:rsid="0016cdfd"/>
    </style:style>
    <style:style style:name="T11" style:family="text">
      <style:text-properties fo:font-weight="bold" style:font-weight-asian="bold" style:font-weight-complex="bold"/>
    </style:style>
    <style:style style:name="T12" style:family="text">
      <style:text-properties fo:font-weight="bold" officeooo:rsid="0043599f" style:font-weight-asian="bold" style:font-weight-complex="bold"/>
    </style:style>
    <style:style style:name="T13" style:family="text">
      <style:text-properties fo:font-weight="bold" officeooo:rsid="0061ede7" style:font-weight-asian="bold" style:font-weight-complex="bold"/>
    </style:style>
    <style:style style:name="T14" style:family="text">
      <style:text-properties fo:font-weight="bold" officeooo:rsid="00607191" style:font-weight-asian="bold" style:font-weight-complex="bold"/>
    </style:style>
    <style:style style:name="T15" style:family="text">
      <style:text-properties fo:font-weight="bold" officeooo:rsid="00388c68" style:font-weight-asian="bold" style:font-weight-complex="bold"/>
    </style:style>
    <style:style style:name="T16" style:family="text">
      <style:text-properties fo:font-weight="bold" officeooo:rsid="00432f64" style:font-weight-asian="bold" style:font-weight-complex="bold"/>
    </style:style>
    <style:style style:name="T17" style:family="text">
      <style:text-properties fo:font-weight="bold" officeooo:rsid="004346fb" style:font-weight-asian="bold" style:font-weight-complex="bold"/>
    </style:style>
    <style:style style:name="T18" style:family="text">
      <style:text-properties fo:font-weight="bold" officeooo:rsid="006e76d4" style:font-weight-asian="bold" style:font-weight-complex="bold"/>
    </style:style>
    <style:style style:name="T19" style:family="text">
      <style:text-properties fo:font-weight="bold" officeooo:rsid="0229300c" style:font-weight-asian="bold" style:font-weight-complex="bold"/>
    </style:style>
    <style:style style:name="T20" style:family="text">
      <style:text-properties officeooo:rsid="001fc4e4"/>
    </style:style>
    <style:style style:name="T21" style:family="text">
      <style:text-properties officeooo:rsid="002184d4"/>
    </style:style>
    <style:style style:name="T22" style:family="text">
      <style:text-properties fo:font-style="italic" style:font-style-asian="italic" style:font-style-complex="italic"/>
    </style:style>
    <style:style style:name="T23" style:family="text">
      <style:text-properties fo:font-style="italic" officeooo:rsid="00484cdc" style:font-style-asian="italic" style:font-style-complex="italic"/>
    </style:style>
    <style:style style:name="T24" style:family="text">
      <style:text-properties fo:font-style="italic" officeooo:rsid="000a4495" style:font-style-asian="italic" style:font-style-complex="italic"/>
    </style:style>
    <style:style style:name="T25" style:family="text">
      <style:text-properties fo:font-style="italic" officeooo:rsid="00aae6fe" style:font-style-asian="italic" style:font-style-complex="italic"/>
    </style:style>
    <style:style style:name="T26" style:family="text">
      <style:text-properties fo:font-style="italic" fo:font-weight="bold" style:font-size-asian="12pt" style:font-style-asian="italic" style:font-weight-asian="bold" style:font-style-complex="italic" style:font-weight-complex="bold"/>
    </style:style>
    <style:style style:name="T27" style:family="text">
      <style:text-properties fo:font-style="italic" fo:font-weight="bold" officeooo:rsid="015f93ca" style:font-style-asian="italic" style:font-weight-asian="bold" style:font-style-complex="italic" style:font-weight-complex="bold"/>
    </style:style>
    <style:style style:name="T28" style:family="text">
      <style:text-properties fo:font-style="italic" officeooo:rsid="01e428af" style:font-size-asian="12pt" style:font-style-asian="italic" style:font-style-complex="italic"/>
    </style:style>
    <style:style style:name="T29" style:family="text">
      <style:text-properties officeooo:rsid="002a1889"/>
    </style:style>
    <style:style style:name="T30" style:family="text">
      <style:text-properties officeooo:rsid="002c8cbb"/>
    </style:style>
    <style:style style:name="T31" style:family="text">
      <style:text-properties officeooo:rsid="002f20bc"/>
    </style:style>
    <style:style style:name="T32" style:family="text">
      <style:text-properties fo:font-size="14pt" style:text-underline-style="solid" style:text-underline-width="auto" style:text-underline-color="font-color" style:font-size-asian="14pt" style:font-size-complex="14pt"/>
    </style:style>
    <style:style style:name="T33" style:family="text">
      <style:text-properties fo:font-size="14pt" style:text-underline-style="solid" style:text-underline-width="auto" style:text-underline-color="font-color" officeooo:rsid="00049956" style:font-size-asian="14pt" style:font-size-complex="14pt"/>
    </style:style>
    <style:style style:name="T34" style:family="text">
      <style:text-properties fo:font-size="14pt" style:text-underline-style="solid" style:text-underline-width="auto" style:text-underline-color="font-color" officeooo:rsid="00aae6fe" style:font-size-asian="14pt" style:font-size-complex="14pt"/>
    </style:style>
    <style:style style:name="T35" style:family="text">
      <style:text-properties fo:font-size="14pt" style:text-underline-style="solid" style:text-underline-width="auto" style:text-underline-color="font-color" officeooo:rsid="0107a1eb" style:font-size-asian="14pt" style:font-size-complex="14pt"/>
    </style:style>
    <style:style style:name="T36" style:family="text">
      <style:text-properties fo:font-size="14pt" style:text-underline-style="solid" style:text-underline-width="auto" style:text-underline-color="font-color" officeooo:rsid="010d49ad" style:font-size-asian="14pt" style:font-size-complex="14pt"/>
    </style:style>
    <style:style style:name="T37" style:family="text">
      <style:text-properties fo:font-size="14pt" style:text-underline-style="solid" style:text-underline-width="auto" style:text-underline-color="font-color" officeooo:rsid="01168f23" style:font-size-asian="14pt" style:font-size-complex="14pt"/>
    </style:style>
    <style:style style:name="T38" style:family="text">
      <style:text-properties fo:font-size="14pt" style:text-underline-style="solid" style:text-underline-width="auto" style:text-underline-color="font-color" officeooo:rsid="01284dad" style:font-size-asian="14pt" style:font-size-complex="14pt"/>
    </style:style>
    <style:style style:name="T39" style:family="text">
      <style:text-properties fo:font-size="14pt" style:text-underline-style="solid" style:text-underline-width="auto" style:text-underline-color="font-color" officeooo:rsid="01295dc4" style:font-size-asian="14pt" style:font-size-complex="14pt"/>
    </style:style>
    <style:style style:name="T40" style:family="text">
      <style:text-properties fo:font-size="14pt" style:text-underline-style="solid" style:text-underline-width="auto" style:text-underline-color="font-color" officeooo:rsid="014d73ce" style:font-size-asian="14pt" style:font-size-complex="14pt"/>
    </style:style>
    <style:style style:name="T41" style:family="text">
      <style:text-properties fo:font-size="14pt" style:text-underline-style="solid" style:text-underline-width="auto" style:text-underline-color="font-color" officeooo:rsid="01ab85e7" style:font-size-asian="14pt" style:font-size-complex="14pt"/>
    </style:style>
    <style:style style:name="T42" style:family="text">
      <style:text-properties fo:font-size="14pt" style:text-underline-style="solid" style:text-underline-width="auto" style:text-underline-color="font-color" officeooo:rsid="01e16202" style:font-size-asian="14pt" style:font-size-complex="14pt"/>
    </style:style>
    <style:style style:name="T43" style:family="text">
      <style:text-properties officeooo:rsid="003366e0"/>
    </style:style>
    <style:style style:name="T44" style:family="text">
      <style:text-properties officeooo:rsid="00388c68"/>
    </style:style>
    <style:style style:name="T45" style:family="text">
      <style:text-properties officeooo:rsid="0039891d"/>
    </style:style>
    <style:style style:name="T46" style:family="text">
      <style:text-properties officeooo:rsid="003ccdab"/>
    </style:style>
    <style:style style:name="T47" style:family="text">
      <style:text-properties style:font-name="Liberation Serif" fo:font-size="12pt" style:text-underline-style="none" fo:font-weight="normal" officeooo:rsid="008d3c61" style:font-size-asian="12pt" style:font-weight-asian="normal" style:font-size-complex="12pt" style:font-weight-complex="normal"/>
    </style:style>
    <style:style style:name="T48" style:family="text">
      <style:text-properties style:use-window-font-color="true"/>
    </style:style>
    <style:style style:name="T49" style:family="text">
      <style:text-properties style:use-window-font-color="true" style:font-name="Liberation Serif"/>
    </style:style>
    <style:style style:name="T50" style:family="text">
      <style:text-properties style:use-window-font-color="true" style:font-name="Liberation Serif" fo:font-size="12pt" fo:background-color="transparent" loext:char-shading-value="0" style:font-size-asian="12pt" style:font-size-complex="12pt"/>
    </style:style>
    <style:style style:name="T51" style:family="text">
      <style:text-properties style:use-window-font-color="true" style:font-name="Liberation Serif" fo:font-size="12pt" officeooo:rsid="003cd54f" fo:background-color="transparent" loext:char-shading-value="0" style:font-size-asian="12pt" style:font-size-complex="12pt"/>
    </style:style>
    <style:style style:name="T52" style:family="text">
      <style:text-properties style:use-window-font-color="true" style:font-name="Liberation Serif" fo:font-size="12pt" style:font-size-asian="12pt" style:font-size-complex="12pt"/>
    </style:style>
    <style:style style:name="T53" style:family="text">
      <style:text-properties style:use-window-font-color="true" style:font-name="Liberation Serif" fo:font-size="12pt" officeooo:rsid="00049956" style:font-size-asian="12pt" style:font-size-complex="12pt"/>
    </style:style>
    <style:style style:name="T54" style:family="text">
      <style:text-properties style:use-window-font-color="true" style:font-name="Liberation Serif" fo:font-size="12pt" officeooo:rsid="00aae6fe" style:font-size-asian="12pt" style:font-size-complex="12pt"/>
    </style:style>
    <style:style style:name="T55" style:family="text">
      <style:text-properties style:use-window-font-color="true" style:font-name="Liberation Serif" fo:font-size="12pt" officeooo:rsid="00afea10" style:font-size-asian="12pt" style:font-size-complex="12pt"/>
    </style:style>
    <style:style style:name="T56" style:family="text">
      <style:text-properties style:use-window-font-color="true" style:font-name="Liberation Serif" fo:font-size="12pt" officeooo:rsid="00b138f6" style:font-size-asian="12pt" style:font-size-complex="12pt"/>
    </style:style>
    <style:style style:name="T57" style:family="text">
      <style:text-properties style:use-window-font-color="true" style:font-name="Liberation Serif" fo:font-size="12pt" officeooo:rsid="00b56a3b" style:font-size-asian="12pt" style:font-size-complex="12pt"/>
    </style:style>
    <style:style style:name="T58" style:family="text">
      <style:text-properties style:use-window-font-color="true" style:font-name="Liberation Serif" fo:font-size="12pt" officeooo:rsid="00b785e4" style:font-size-asian="12pt" style:font-size-complex="12pt"/>
    </style:style>
    <style:style style:name="T59" style:family="text">
      <style:text-properties style:use-window-font-color="true" style:font-name="Liberation Serif" fo:font-size="12pt" officeooo:rsid="00c22a4e" style:font-size-asian="12pt" style:font-size-complex="12pt"/>
    </style:style>
    <style:style style:name="T60" style:family="text">
      <style:text-properties style:use-window-font-color="true" style:font-name="Liberation Serif" fo:font-size="12pt" officeooo:rsid="00c5497a" style:font-size-asian="12pt" style:font-size-complex="12pt"/>
    </style:style>
    <style:style style:name="T61" style:family="text">
      <style:text-properties style:use-window-font-color="true" style:font-name="Liberation Serif" fo:font-size="12pt" officeooo:rsid="00c560ed" style:font-size-asian="12pt" style:font-size-complex="12pt"/>
    </style:style>
    <style:style style:name="T62" style:family="text">
      <style:text-properties style:use-window-font-color="true" style:font-name="Liberation Serif" fo:font-size="12pt" officeooo:rsid="00c5bf9b" style:font-size-asian="12pt" style:font-size-complex="12pt"/>
    </style:style>
    <style:style style:name="T63" style:family="text">
      <style:text-properties style:use-window-font-color="true" style:font-name="Liberation Serif" fo:font-size="12pt" officeooo:rsid="00c63c86" style:font-size-asian="12pt" style:font-size-complex="12pt"/>
    </style:style>
    <style:style style:name="T64" style:family="text">
      <style:text-properties style:use-window-font-color="true" style:font-name="Liberation Serif" fo:font-size="12pt" officeooo:rsid="00c750db" style:font-size-asian="12pt" style:font-size-complex="12pt"/>
    </style:style>
    <style:style style:name="T65" style:family="text">
      <style:text-properties style:use-window-font-color="true" style:font-name="Liberation Serif" fo:font-size="12pt" officeooo:rsid="00df38f6" style:font-size-asian="12pt" style:font-size-complex="12pt"/>
    </style:style>
    <style:style style:name="T66" style:family="text">
      <style:text-properties style:use-window-font-color="true" style:font-name="Liberation Serif" fo:font-size="12pt" officeooo:rsid="00dfcf69" style:font-size-asian="12pt" style:font-size-complex="12pt"/>
    </style:style>
    <style:style style:name="T67" style:family="text">
      <style:text-properties style:use-window-font-color="true" style:font-name="Liberation Serif" fo:font-size="12pt" officeooo:rsid="0109b901" style:font-size-asian="12pt" style:font-size-complex="12pt"/>
    </style:style>
    <style:style style:name="T68" style:family="text">
      <style:text-properties style:use-window-font-color="true" style:font-name="Liberation Serif" fo:font-size="12pt" officeooo:rsid="010aa675" style:font-size-asian="12pt" style:font-size-complex="12pt"/>
    </style:style>
    <style:style style:name="T69" style:family="text">
      <style:text-properties style:use-window-font-color="true" style:font-name="Liberation Serif" fo:font-size="12pt" officeooo:rsid="0109675a" style:font-size-asian="12pt" style:font-size-complex="12pt"/>
    </style:style>
    <style:style style:name="T70" style:family="text">
      <style:text-properties style:use-window-font-color="true" style:font-name="Liberation Serif" fo:font-size="12pt" officeooo:rsid="010c5b30" style:font-size-asian="12pt" style:font-size-complex="12pt"/>
    </style:style>
    <style:style style:name="T71" style:family="text">
      <style:text-properties style:use-window-font-color="true" style:font-name="Liberation Serif" fo:font-size="12pt" officeooo:rsid="010f1941" style:font-size-asian="12pt" style:font-size-complex="12pt"/>
    </style:style>
    <style:style style:name="T72" style:family="text">
      <style:text-properties style:use-window-font-color="true" style:font-name="Liberation Serif" fo:font-size="12pt" officeooo:rsid="010f7274" style:font-size-asian="12pt" style:font-size-complex="12pt"/>
    </style:style>
    <style:style style:name="T73" style:family="text">
      <style:text-properties style:use-window-font-color="true" style:font-name="Liberation Serif" fo:font-size="12pt" officeooo:rsid="0111458d" style:font-size-asian="12pt" style:font-size-complex="12pt"/>
    </style:style>
    <style:style style:name="T74" style:family="text">
      <style:text-properties style:use-window-font-color="true" style:font-name="Liberation Serif" fo:font-size="12pt" officeooo:rsid="01118830" style:font-size-asian="12pt" style:font-size-complex="12pt"/>
    </style:style>
    <style:style style:name="T75" style:family="text">
      <style:text-properties style:use-window-font-color="true" style:font-name="Liberation Serif" fo:font-size="12pt" officeooo:rsid="0111eaf6" style:font-size-asian="12pt" style:font-size-complex="12pt"/>
    </style:style>
    <style:style style:name="T76" style:family="text">
      <style:text-properties style:use-window-font-color="true" style:font-name="Liberation Serif" fo:font-size="12pt" officeooo:rsid="01120f27" style:font-size-asian="12pt" style:font-size-complex="12pt"/>
    </style:style>
    <style:style style:name="T77" style:family="text">
      <style:text-properties style:use-window-font-color="true" style:font-name="Liberation Serif" fo:font-size="12pt" officeooo:rsid="0113f1b0" style:font-size-asian="12pt" style:font-size-complex="12pt"/>
    </style:style>
    <style:style style:name="T78" style:family="text">
      <style:text-properties style:use-window-font-color="true" style:font-name="Liberation Serif" fo:font-size="12pt" officeooo:rsid="011510bf" style:font-size-asian="12pt" style:font-size-complex="12pt"/>
    </style:style>
    <style:style style:name="T79" style:family="text">
      <style:text-properties style:use-window-font-color="true" style:font-name="Liberation Serif" fo:font-size="12pt" officeooo:rsid="0118cd07" style:font-size-asian="12pt" style:font-size-complex="12pt"/>
    </style:style>
    <style:style style:name="T80" style:family="text">
      <style:text-properties style:use-window-font-color="true" style:font-name="Liberation Serif" fo:font-size="12pt" officeooo:rsid="0119ad54" style:font-size-asian="12pt" style:font-size-complex="12pt"/>
    </style:style>
    <style:style style:name="T81" style:family="text">
      <style:text-properties style:use-window-font-color="true" style:font-name="Liberation Serif" fo:font-size="12pt" officeooo:rsid="011b409a" style:font-size-asian="12pt" style:font-size-complex="12pt"/>
    </style:style>
    <style:style style:name="T82" style:family="text">
      <style:text-properties style:use-window-font-color="true" style:font-name="Liberation Serif" fo:font-size="12pt" officeooo:rsid="011877c0" style:font-size-asian="12pt" style:font-size-complex="12pt"/>
    </style:style>
    <style:style style:name="T83" style:family="text">
      <style:text-properties style:use-window-font-color="true" style:font-name="Liberation Serif" fo:font-size="12pt" officeooo:rsid="011c4f5f" style:font-size-asian="12pt" style:font-size-complex="12pt"/>
    </style:style>
    <style:style style:name="T84" style:family="text">
      <style:text-properties style:use-window-font-color="true" style:font-name="Liberation Serif" fo:font-size="12pt" officeooo:rsid="011d597e" style:font-size-asian="12pt" style:font-size-complex="12pt"/>
    </style:style>
    <style:style style:name="T85" style:family="text">
      <style:text-properties style:use-window-font-color="true" style:font-name="Liberation Serif" fo:font-size="12pt" officeooo:rsid="011e6d51" style:font-size-asian="12pt" style:font-size-complex="12pt"/>
    </style:style>
    <style:style style:name="T86" style:family="text">
      <style:text-properties style:use-window-font-color="true" style:font-name="Liberation Serif" fo:font-size="12pt" officeooo:rsid="012047ca" style:font-size-asian="12pt" style:font-size-complex="12pt"/>
    </style:style>
    <style:style style:name="T87" style:family="text">
      <style:text-properties style:use-window-font-color="true" style:font-name="Liberation Serif" fo:font-size="12pt" officeooo:rsid="0122bb63" style:font-size-asian="12pt" style:font-size-complex="12pt"/>
    </style:style>
    <style:style style:name="T88" style:family="text">
      <style:text-properties style:use-window-font-color="true" style:font-name="Liberation Serif" fo:font-size="12pt" officeooo:rsid="01237880" style:font-size-asian="12pt" style:font-size-complex="12pt"/>
    </style:style>
    <style:style style:name="T89" style:family="text">
      <style:text-properties style:use-window-font-color="true" style:font-name="Liberation Serif" fo:font-size="12pt" officeooo:rsid="014dfbdd" style:font-size-asian="12pt" style:font-size-complex="12pt"/>
    </style:style>
    <style:style style:name="T90" style:family="text">
      <style:text-properties style:use-window-font-color="true" style:font-name="Liberation Serif" fo:font-size="12pt" officeooo:rsid="01573cbd" style:font-size-asian="12pt" style:font-size-complex="12pt"/>
    </style:style>
    <style:style style:name="T91" style:family="text">
      <style:text-properties style:use-window-font-color="true" style:font-name="Liberation Serif" fo:font-size="12pt" officeooo:rsid="01760642" style:font-size-asian="12pt" style:font-size-complex="12pt"/>
    </style:style>
    <style:style style:name="T92" style:family="text">
      <style:text-properties style:use-window-font-color="true" style:font-name="Liberation Serif" fo:font-size="12pt" officeooo:rsid="017a30b5" style:font-size-asian="12pt" style:font-size-complex="12pt"/>
    </style:style>
    <style:style style:name="T93" style:family="text">
      <style:text-properties style:use-window-font-color="true" style:font-name="Liberation Serif" fo:font-size="12pt" officeooo:rsid="017dc3cd" style:font-size-asian="12pt" style:font-size-complex="12pt"/>
    </style:style>
    <style:style style:name="T94" style:family="text">
      <style:text-properties style:use-window-font-color="true" style:font-name="Liberation Serif" fo:font-size="12pt" officeooo:rsid="017e8af4" style:font-size-asian="12pt" style:font-size-complex="12pt"/>
    </style:style>
    <style:style style:name="T95" style:family="text">
      <style:text-properties style:use-window-font-color="true" style:font-name="Liberation Serif" fo:font-size="12pt" officeooo:rsid="0182cf94" style:font-size-asian="12pt" style:font-size-complex="12pt"/>
    </style:style>
    <style:style style:name="T96" style:family="text">
      <style:text-properties style:use-window-font-color="true" style:font-name="Liberation Serif" fo:font-size="12pt" officeooo:rsid="01837ac9" style:font-size-asian="12pt" style:font-size-complex="12pt"/>
    </style:style>
    <style:style style:name="T97" style:family="text">
      <style:text-properties style:use-window-font-color="true" style:font-name="Liberation Serif" fo:font-size="12pt" officeooo:rsid="01871c76" style:font-size-asian="12pt" style:font-size-complex="12pt"/>
    </style:style>
    <style:style style:name="T98" style:family="text">
      <style:text-properties style:use-window-font-color="true" style:font-name="Liberation Serif" fo:font-size="12pt" officeooo:rsid="01889a31" style:font-size-asian="12pt" style:font-size-complex="12pt"/>
    </style:style>
    <style:style style:name="T99" style:family="text">
      <style:text-properties style:use-window-font-color="true" style:font-name="Liberation Serif" fo:font-size="12pt" officeooo:rsid="018a2f2a" style:font-size-asian="12pt" style:font-size-complex="12pt"/>
    </style:style>
    <style:style style:name="T100" style:family="text">
      <style:text-properties style:use-window-font-color="true" style:font-name="Liberation Serif" fo:font-size="12pt" officeooo:rsid="018b935e" style:font-size-asian="12pt" style:font-size-complex="12pt"/>
    </style:style>
    <style:style style:name="T101" style:family="text">
      <style:text-properties style:use-window-font-color="true" style:font-name="Liberation Serif" fo:font-size="12pt" officeooo:rsid="018d503a" style:font-size-asian="12pt" style:font-size-complex="12pt"/>
    </style:style>
    <style:style style:name="T102" style:family="text">
      <style:text-properties style:use-window-font-color="true" style:font-name="Liberation Serif" fo:font-size="12pt" officeooo:rsid="018de47f" style:font-size-asian="12pt" style:font-size-complex="12pt"/>
    </style:style>
    <style:style style:name="T103" style:family="text">
      <style:text-properties style:use-window-font-color="true" style:font-name="Liberation Serif" fo:font-size="12pt" officeooo:rsid="0192b995" style:font-size-asian="12pt" style:font-size-complex="12pt"/>
    </style:style>
    <style:style style:name="T104" style:family="text">
      <style:text-properties style:use-window-font-color="true" style:font-name="Liberation Serif" fo:font-size="12pt" officeooo:rsid="019471bb" style:font-size-asian="12pt" style:font-size-complex="12pt"/>
    </style:style>
    <style:style style:name="T105" style:family="text">
      <style:text-properties style:use-window-font-color="true" style:font-name="Liberation Serif" fo:font-size="12pt" officeooo:rsid="01957b9e" style:font-size-asian="12pt" style:font-size-complex="12pt"/>
    </style:style>
    <style:style style:name="T106" style:family="text">
      <style:text-properties style:use-window-font-color="true" style:font-name="Liberation Serif" fo:font-size="12pt" fo:font-style="italic" style:font-size-asian="12pt" style:font-style-asian="italic" style:font-size-complex="12pt" style:font-style-complex="italic"/>
    </style:style>
    <style:style style:name="T107" style:family="text">
      <style:text-properties style:use-window-font-color="true" style:font-name="Liberation Serif" fo:font-size="12pt" fo:font-style="italic" officeooo:rsid="00aae6fe" style:font-size-asian="12pt" style:font-style-asian="italic" style:font-size-complex="12pt" style:font-style-complex="italic"/>
    </style:style>
    <style:style style:name="T108" style:family="text">
      <style:text-properties style:use-window-font-color="true" style:font-name="Liberation Serif" fo:font-size="12pt" fo:font-style="italic" officeooo:rsid="01760642" style:font-size-asian="12pt" style:font-style-asian="italic" style:font-size-complex="12pt" style:font-style-complex="italic"/>
    </style:style>
    <style:style style:name="T109" style:family="text">
      <style:text-properties style:use-window-font-color="true" style:font-name="Liberation Serif" fo:font-size="12pt" fo:font-style="italic" officeooo:rsid="01889a31" style:font-size-asian="12pt" style:font-style-asian="italic" style:font-size-complex="12pt" style:font-style-complex="italic"/>
    </style:style>
    <style:style style:name="T110" style:family="text">
      <style:text-properties style:use-window-font-color="true" style:font-name="Liberation Serif" fo:font-size="12pt" fo:font-style="italic" officeooo:rsid="0189ff71" style:font-size-asian="12pt" style:font-style-asian="italic" style:font-size-complex="12pt" style:font-style-complex="italic"/>
    </style:style>
    <style:style style:name="T111" style:family="text">
      <style:text-properties style:use-window-font-color="true" style:font-name="Liberation Serif" fo:font-size="12pt" fo:font-style="italic" officeooo:rsid="018fab5b" style:font-size-asian="12pt" style:font-style-asian="italic" style:font-size-complex="12pt" style:font-style-complex="italic"/>
    </style:style>
    <style:style style:name="T112" style:family="text">
      <style:text-properties style:use-window-font-color="true" style:font-name="Liberation Serif" fo:font-size="12pt" fo:font-style="italic" officeooo:rsid="019090c6" style:font-size-asian="12pt" style:font-style-asian="italic" style:font-size-complex="12pt" style:font-style-complex="italic"/>
    </style:style>
    <style:style style:name="T113" style:family="text">
      <style:text-properties style:use-window-font-color="true" style:font-name="Liberation Serif" fo:font-size="12pt" fo:font-style="normal" style:font-size-asian="12pt" style:font-style-asian="normal" style:font-size-complex="12pt" style:font-style-complex="normal"/>
    </style:style>
    <style:style style:name="T114" style:family="text">
      <style:text-properties style:use-window-font-color="true" style:font-name="Liberation Serif" fo:font-size="12pt" fo:font-style="normal" officeooo:rsid="00b138f6" style:font-size-asian="12pt" style:font-style-asian="normal" style:font-size-complex="12pt" style:font-style-complex="normal"/>
    </style:style>
    <style:style style:name="T115" style:family="text">
      <style:text-properties style:use-window-font-color="true" style:font-name="Liberation Serif" fo:font-size="12pt" fo:font-style="normal" officeooo:rsid="0189ff71" style:font-size-asian="12pt" style:font-style-asian="normal" style:font-size-complex="12pt" style:font-style-complex="normal"/>
    </style:style>
    <style:style style:name="T116" style:family="text">
      <style:text-properties style:use-window-font-color="true" style:font-name="Liberation Serif" fo:font-size="12pt" officeooo:rsid="014dfbdd" style:font-size-asian="10.5pt" style:font-size-complex="12pt"/>
    </style:style>
    <style:style style:name="T117" style:family="text">
      <style:text-properties style:use-window-font-color="true" style:font-name="Liberation Serif" fo:font-size="12pt" style:text-underline-style="solid" style:text-underline-width="auto" style:text-underline-color="font-color" officeooo:rsid="014dfbdd" style:font-size-asian="12pt" style:font-size-complex="12pt"/>
    </style:style>
    <style:style style:name="T118" style:family="text">
      <style:text-properties style:use-window-font-color="true" style:font-name="Liberation Serif" fo:font-size="12pt" style:text-underline-style="none" officeooo:rsid="014dfbdd" style:font-size-asian="12pt" style:font-size-complex="12pt"/>
    </style:style>
    <style:style style:name="T119" style:family="text">
      <style:text-properties style:use-window-font-color="true" style:font-name="Liberation Serif" officeooo:rsid="00b3c04c"/>
    </style:style>
    <style:style style:name="T120" style:family="text">
      <style:text-properties style:use-window-font-color="true" style:font-name="Liberation Serif" officeooo:rsid="00b56a3b"/>
    </style:style>
    <style:style style:name="T121" style:family="text">
      <style:text-properties style:use-window-font-color="true" style:font-name="Liberation Serif" officeooo:rsid="00b659e0"/>
    </style:style>
    <style:style style:name="T122" style:family="text">
      <style:text-properties style:use-window-font-color="true" style:font-name="Liberation Serif" fo:font-size="10pt" style:font-size-asian="10pt" style:font-size-complex="10pt"/>
    </style:style>
    <style:style style:name="T123" style:family="text">
      <style:text-properties style:use-window-font-color="true" style:font-name="Liberation Serif" fo:font-size="10pt" officeooo:rsid="00b659e0" style:font-size-asian="10pt" style:font-size-complex="10pt"/>
    </style:style>
    <style:style style:name="T124" style:family="text">
      <style:text-properties style:use-window-font-color="true" style:font-name="Liberation Serif" fo:font-size="10pt" officeooo:rsid="00ba8d48" style:font-size-asian="10pt" style:font-size-complex="10pt"/>
    </style:style>
    <style:style style:name="T125" style:family="text">
      <style:text-properties style:use-window-font-color="true" style:font-name="Liberation Serif" fo:font-size="10pt" officeooo:rsid="00b56a3b" style:font-size-asian="10pt" style:font-size-complex="10pt"/>
    </style:style>
    <style:style style:name="T126" style:family="text">
      <style:text-properties style:use-window-font-color="true" style:font-name="Liberation Serif" fo:font-size="10pt" officeooo:rsid="00aae6fe" style:font-size-asian="10pt" style:font-size-complex="10pt"/>
    </style:style>
    <style:style style:name="T127" style:family="text">
      <style:text-properties style:use-window-font-color="true" style:font-name="Liberation Serif" fo:font-size="10pt" officeooo:rsid="00b3c04c" style:font-size-asian="10pt" style:font-size-complex="10pt"/>
    </style:style>
    <style:style style:name="T128" style:family="text">
      <style:text-properties style:use-window-font-color="true" style:font-name="Liberation Serif" officeooo:rsid="00b7b680"/>
    </style:style>
    <style:style style:name="T129" style:family="text">
      <style:text-properties style:use-window-font-color="true" style:font-name="Liberation Serif" style:font-size-asian="12pt"/>
    </style:style>
    <style:style style:name="T130" style:family="text">
      <style:text-properties style:use-window-font-color="true" style:font-name="Liberation Serif" officeooo:rsid="00b785e4" style:font-size-asian="12pt"/>
    </style:style>
    <style:style style:name="T131" style:family="text">
      <style:text-properties style:use-window-font-color="true" style:font-name="Liberation Serif" officeooo:rsid="00b659e0" style:font-size-asian="12pt"/>
    </style:style>
    <style:style style:name="T132" style:family="text">
      <style:text-properties style:use-window-font-color="true" style:font-name="Liberation Serif" officeooo:rsid="00b3c04c" style:font-size-asian="12pt"/>
    </style:style>
    <style:style style:name="T133" style:family="text">
      <style:text-properties style:use-window-font-color="true" style:font-name="Liberation Serif" officeooo:rsid="00e7b6dd" style:font-size-asian="12pt"/>
    </style:style>
    <style:style style:name="T134" style:family="text">
      <style:text-properties style:use-window-font-color="true" style:font-name="Liberation Serif" officeooo:rsid="00f89936" style:font-size-asian="12pt"/>
    </style:style>
    <style:style style:name="T135" style:family="text">
      <style:text-properties style:use-window-font-color="true" style:font-name="Liberation Serif" officeooo:rsid="00b8f021"/>
    </style:style>
    <style:style style:name="T136" style:family="text">
      <style:text-properties style:use-window-font-color="true" style:font-name="Liberation Serif" officeooo:rsid="00ba8d48"/>
    </style:style>
    <style:style style:name="T137" style:family="text">
      <style:text-properties style:use-window-font-color="true" style:font-name="Liberation Serif" officeooo:rsid="00bbef79"/>
    </style:style>
    <style:style style:name="T138" style:family="text">
      <style:text-properties style:use-window-font-color="true" style:font-name="Liberation Serif" officeooo:rsid="00bc74c5"/>
    </style:style>
    <style:style style:name="T139" style:family="text">
      <style:text-properties style:use-window-font-color="true" style:font-name="Liberation Serif" officeooo:rsid="00bf3a7d"/>
    </style:style>
    <style:style style:name="T140" style:family="text">
      <style:text-properties style:use-window-font-color="true" style:font-name="Liberation Serif" officeooo:rsid="00c14947"/>
    </style:style>
    <style:style style:name="T141" style:family="text">
      <style:text-properties style:use-window-font-color="true" style:font-name="Liberation Serif" fo:font-style="italic" fo:font-weight="bold" style:font-style-asian="italic" style:font-weight-asian="bold" style:font-style-complex="italic" style:font-weight-complex="bold"/>
    </style:style>
    <style:style style:name="T142" style:family="text">
      <style:text-properties style:use-window-font-color="true" style:font-name="Liberation Serif" fo:font-style="italic" officeooo:rsid="00aae6fe" style:font-size-asian="12pt" style:font-style-asian="italic" style:font-style-complex="italic"/>
    </style:style>
    <style:style style:name="T143" style:family="text">
      <style:text-properties style:use-window-font-color="true" style:font-name="Liberation Serif" fo:font-style="normal" style:font-style-asian="normal" style:font-style-complex="normal"/>
    </style:style>
    <style:style style:name="T144" style:family="text">
      <style:text-properties style:use-window-font-color="true" style:font-name="Liberation Serif" fo:font-style="normal" officeooo:rsid="00f706ae" style:font-style-asian="normal" style:font-style-complex="normal"/>
    </style:style>
    <style:style style:name="T145" style:family="text">
      <style:text-properties style:use-window-font-color="true" style:font-name="Liberation Serif" fo:font-style="normal" officeooo:rsid="0101c511" style:font-style-asian="normal" style:font-style-complex="normal"/>
    </style:style>
    <style:style style:name="T146" style:family="text">
      <style:text-properties style:use-window-font-color="true" style:font-name="Liberation Serif" fo:font-style="normal" officeooo:rsid="00aae6fe" style:font-size-asian="12pt" style:font-style-asian="normal" style:font-style-complex="normal"/>
    </style:style>
    <style:style style:name="T147" style:family="text">
      <style:text-properties style:use-window-font-color="true" style:font-name="Liberation Serif" fo:font-style="normal" officeooo:rsid="00f89936" style:font-size-asian="12pt" style:font-style-asian="normal" style:font-style-complex="normal"/>
    </style:style>
    <style:style style:name="T148" style:family="text">
      <style:text-properties style:use-window-font-color="true" style:font-name="Liberation Serif" fo:font-style="normal" officeooo:rsid="00b659e0" style:font-size-asian="12pt" style:font-style-asian="normal" style:font-style-complex="normal"/>
    </style:style>
    <style:style style:name="T149" style:family="text">
      <style:text-properties style:use-window-font-color="true" style:font-name="Liberation Serif" fo:font-weight="normal" style:font-weight-asian="normal" style:font-weight-complex="normal"/>
    </style:style>
    <style:style style:name="T150" style:family="text">
      <style:text-properties style:use-window-font-color="true" style:font-name="Liberation Serif" officeooo:rsid="00aae6fe"/>
    </style:style>
    <style:style style:name="T151" style:family="text">
      <style:text-properties style:use-window-font-color="true" style:font-name="Liberation Serif" officeooo:rsid="00e627c6"/>
    </style:style>
    <style:style style:name="T152" style:family="text">
      <style:text-properties style:use-window-font-color="true" style:font-name="Liberation Serif" officeooo:rsid="00e92d72"/>
    </style:style>
    <style:style style:name="T153" style:family="text">
      <style:text-properties style:use-window-font-color="true" style:font-name="Liberation Serif" officeooo:rsid="00f3a066"/>
    </style:style>
    <style:style style:name="T154" style:family="text">
      <style:text-properties style:use-window-font-color="true" style:font-name="Liberation Serif" officeooo:rsid="00f706ae"/>
    </style:style>
    <style:style style:name="T155" style:family="text">
      <style:text-properties style:use-window-font-color="true" style:font-name="Liberation Serif" officeooo:rsid="00f89936"/>
    </style:style>
    <style:style style:name="T156" style:family="text">
      <style:text-properties style:use-window-font-color="true" style:font-name="Liberation Serif" officeooo:rsid="00ff1c93"/>
    </style:style>
    <style:style style:name="T157" style:family="text">
      <style:text-properties style:use-window-font-color="true" style:font-name="Liberation Serif" officeooo:rsid="0100709e"/>
    </style:style>
    <style:style style:name="T158" style:family="text">
      <style:text-properties style:use-window-font-color="true" style:font-name="Liberation Serif" officeooo:rsid="01960069"/>
    </style:style>
    <style:style style:name="T159" style:family="text">
      <style:text-properties style:use-window-font-color="true" style:text-position="super 58%" style:font-name="Liberation Serif" fo:font-size="12pt" style:font-size-asian="12pt" style:font-size-complex="12pt"/>
    </style:style>
    <style:style style:name="T160" style:family="text">
      <style:text-properties style:use-window-font-color="true" officeooo:rsid="016701fc"/>
    </style:style>
    <style:style style:name="T161" style:family="text">
      <style:text-properties officeooo:rsid="00432f64"/>
    </style:style>
    <style:style style:name="T162" style:family="text">
      <style:text-properties officeooo:rsid="004346fb"/>
    </style:style>
    <style:style style:name="T163" style:family="text">
      <style:text-properties officeooo:rsid="0043599f"/>
    </style:style>
    <style:style style:name="T164" style:family="text">
      <style:text-properties officeooo:rsid="00484cdc"/>
    </style:style>
    <style:style style:name="T165" style:family="text">
      <style:text-properties fo:color="#000000"/>
    </style:style>
    <style:style style:name="T166" style:family="text">
      <style:text-properties fo:color="#000000" style:font-name="Liberation Serif" fo:font-size="12pt" fo:background-color="transparent" loext:char-shading-value="0" style:font-size-asian="12pt" style:font-size-complex="12pt"/>
    </style:style>
    <style:style style:name="T167" style:family="text">
      <style:text-properties fo:color="#000000" style:font-name="Liberation Serif" fo:font-size="12pt" officeooo:rsid="005dcd6d" fo:background-color="transparent" loext:char-shading-value="0" style:font-size-asian="12pt" style:font-size-complex="12pt"/>
    </style:style>
    <style:style style:name="T168" style:family="text">
      <style:text-properties fo:color="#000000" style:font-name="Liberation Serif" fo:font-size="12pt" officeooo:rsid="005ff8b0" fo:background-color="transparent" loext:char-shading-value="0" style:font-size-asian="12pt" style:font-size-complex="12pt"/>
    </style:style>
    <style:style style:name="T169" style:family="text">
      <style:text-properties fo:color="#000000" style:font-name="Liberation Serif" fo:font-size="12pt" officeooo:rsid="006027f0" fo:background-color="transparent" loext:char-shading-value="0" style:font-size-asian="12pt" style:font-size-complex="12pt"/>
    </style:style>
    <style:style style:name="T170" style:family="text">
      <style:text-properties fo:color="#000000" style:font-name="Liberation Serif" fo:font-size="12pt" officeooo:rsid="007a109c" fo:background-color="transparent" loext:char-shading-value="0" style:font-size-asian="12pt" style:font-size-complex="12pt"/>
    </style:style>
    <style:style style:name="T171" style:family="text">
      <style:text-properties fo:color="#000000" style:font-name="Liberation Serif" fo:font-size="12pt" officeooo:rsid="007a1530" fo:background-color="transparent" loext:char-shading-value="0" style:font-size-asian="12pt" style:font-size-complex="12pt"/>
    </style:style>
    <style:style style:name="T172" style:family="text">
      <style:text-properties fo:color="#000000" style:font-name="Liberation Serif" fo:font-size="12pt" officeooo:rsid="007b3bd9" fo:background-color="transparent" loext:char-shading-value="0" style:font-size-asian="12pt" style:font-size-complex="12pt"/>
    </style:style>
    <style:style style:name="T173" style:family="text">
      <style:text-properties fo:color="#000000" style:font-name="Liberation Serif" fo:font-size="12pt" officeooo:rsid="007ed2de" fo:background-color="transparent" loext:char-shading-value="0" style:font-size-asian="12pt" style:font-size-complex="12pt"/>
    </style:style>
    <style:style style:name="T174" style:family="text">
      <style:text-properties fo:color="#000000" style:font-name="Liberation Serif" fo:font-size="12pt" officeooo:rsid="007f373c" fo:background-color="transparent" loext:char-shading-value="0" style:font-size-asian="12pt" style:font-size-complex="12pt"/>
    </style:style>
    <style:style style:name="T175" style:family="text">
      <style:text-properties fo:color="#000000" style:font-name="Liberation Serif" fo:font-size="12pt" officeooo:rsid="0084edee" fo:background-color="transparent" loext:char-shading-value="0" style:font-size-asian="12pt" style:font-size-complex="12pt"/>
    </style:style>
    <style:style style:name="T176" style:family="text">
      <style:text-properties fo:color="#000000" style:font-name="Liberation Serif" fo:font-size="12pt" officeooo:rsid="00862868" fo:background-color="transparent" loext:char-shading-value="0" style:font-size-asian="12pt" style:font-size-complex="12pt"/>
    </style:style>
    <style:style style:name="T177" style:family="text">
      <style:text-properties fo:color="#000000" style:font-name="Liberation Serif" fo:font-size="12pt" fo:font-weight="bold" fo:background-color="transparent" loext:char-shading-value="0" style:font-size-asian="12pt" style:font-weight-asian="bold" style:font-size-complex="12pt" style:font-weight-complex="bold"/>
    </style:style>
    <style:style style:name="T178" style:family="text">
      <style:text-properties fo:color="#000000" style:font-name="Liberation Serif" fo:font-size="12pt" fo:font-weight="bold" officeooo:rsid="005ff8b0" fo:background-color="transparent" loext:char-shading-value="0" style:font-size-asian="12pt" style:font-weight-asian="bold" style:font-size-complex="12pt" style:font-weight-complex="bold"/>
    </style:style>
    <style:style style:name="T179" style:family="text">
      <style:text-properties fo:color="#000000" style:font-name="Liberation Serif" fo:font-size="12pt" style:text-underline-style="none" fo:font-weight="normal" officeooo:rsid="008d3c61" fo:background-color="transparent" loext:char-shading-value="0" style:font-size-asian="12pt" style:font-weight-asian="normal" style:font-size-complex="12pt" style:font-weight-complex="normal"/>
    </style:style>
    <style:style style:name="T180" style:family="text">
      <style:text-properties fo:color="#000000" officeooo:rsid="016701fc"/>
    </style:style>
    <style:style style:name="T181" style:family="text">
      <style:text-properties fo:color="#000000" fo:language="en" fo:country="GB"/>
    </style:style>
    <style:style style:name="T182" style:family="text">
      <style:text-properties fo:color="#000000" fo:language="en" fo:country="GB" fo:font-weight="normal" officeooo:rsid="00432f64" style:font-weight-asian="normal" style:font-weight-complex="normal"/>
    </style:style>
    <style:style style:name="T183" style:family="text">
      <style:text-properties officeooo:rsid="00607191"/>
    </style:style>
    <style:style style:name="T184" style:family="text">
      <style:text-properties officeooo:rsid="0061ede7"/>
    </style:style>
    <style:style style:name="T185" style:family="text">
      <style:text-properties officeooo:rsid="006e76d4"/>
    </style:style>
    <style:style style:name="T186" style:family="text">
      <style:text-properties officeooo:rsid="00911ec4"/>
    </style:style>
    <style:style style:name="T187" style:family="text">
      <style:text-properties officeooo:rsid="009e44c3"/>
    </style:style>
    <style:style style:name="T188" style:family="text">
      <style:text-properties fo:font-style="normal" style:font-style-asian="normal" style:font-style-complex="normal"/>
    </style:style>
    <style:style style:name="T189" style:family="text">
      <style:text-properties fo:font-style="normal" officeooo:rsid="00ceac24" style:font-style-asian="normal" style:font-style-complex="normal"/>
    </style:style>
    <style:style style:name="T190" style:family="text">
      <style:text-properties fo:font-style="normal" officeooo:rsid="00d03fec" style:font-style-asian="normal" style:font-style-complex="normal"/>
    </style:style>
    <style:style style:name="T191" style:family="text">
      <style:text-properties fo:font-style="normal" officeooo:rsid="00d20ace" style:font-style-asian="normal" style:font-style-complex="normal"/>
    </style:style>
    <style:style style:name="T192" style:family="text">
      <style:text-properties fo:font-style="normal" officeooo:rsid="00d2ef5e" style:font-style-asian="normal" style:font-style-complex="normal"/>
    </style:style>
    <style:style style:name="T193" style:family="text">
      <style:text-properties fo:font-style="normal" officeooo:rsid="00d43c3b" style:font-style-asian="normal" style:font-style-complex="normal"/>
    </style:style>
    <style:style style:name="T194" style:family="text">
      <style:text-properties fo:font-style="normal" officeooo:rsid="00d80fcc" style:font-style-asian="normal" style:font-style-complex="normal"/>
    </style:style>
    <style:style style:name="T195" style:family="text">
      <style:text-properties fo:font-style="normal" officeooo:rsid="00d9a268" style:font-style-asian="normal" style:font-style-complex="normal"/>
    </style:style>
    <style:style style:name="T196" style:family="text">
      <style:text-properties fo:font-style="normal" officeooo:rsid="01624c7a" style:font-style-asian="normal" style:font-style-complex="normal"/>
    </style:style>
    <style:style style:name="T197" style:family="text">
      <style:text-properties style:font-size-asian="12pt"/>
    </style:style>
    <style:style style:name="T198" style:family="text">
      <style:text-properties officeooo:rsid="00afea10" style:font-size-asian="12pt"/>
    </style:style>
    <style:style style:name="T199" style:family="text">
      <style:text-properties officeooo:rsid="01295dc4" style:font-size-asian="12pt"/>
    </style:style>
    <style:style style:name="T200" style:family="text">
      <style:text-properties officeooo:rsid="012d6e88" style:font-size-asian="12pt"/>
    </style:style>
    <style:style style:name="T201" style:family="text">
      <style:text-properties officeooo:rsid="012ec342" style:font-size-asian="12pt"/>
    </style:style>
    <style:style style:name="T202" style:family="text">
      <style:text-properties officeooo:rsid="00b3c04c" style:font-size-asian="12pt"/>
    </style:style>
    <style:style style:name="T203" style:family="text">
      <style:text-properties officeooo:rsid="00f3a066" style:font-size-asian="12pt"/>
    </style:style>
    <style:style style:name="T204" style:family="text">
      <style:text-properties officeooo:rsid="01316c74" style:font-size-asian="12pt"/>
    </style:style>
    <style:style style:name="T205" style:family="text">
      <style:text-properties officeooo:rsid="01354a2d" style:font-size-asian="12pt"/>
    </style:style>
    <style:style style:name="T206" style:family="text">
      <style:text-properties officeooo:rsid="01371c69" style:font-size-asian="12pt"/>
    </style:style>
    <style:style style:name="T207" style:family="text">
      <style:text-properties officeooo:rsid="0139668d" style:font-size-asian="12pt"/>
    </style:style>
    <style:style style:name="T208" style:family="text">
      <style:text-properties officeooo:rsid="013a361e" style:font-size-asian="12pt"/>
    </style:style>
    <style:style style:name="T209" style:family="text">
      <style:text-properties officeooo:rsid="013ba939" style:font-size-asian="12pt"/>
    </style:style>
    <style:style style:name="T210" style:family="text">
      <style:text-properties officeooo:rsid="01ad4736" style:font-size-asian="12pt"/>
    </style:style>
    <style:style style:name="T211" style:family="text">
      <style:text-properties officeooo:rsid="01af2142" style:font-size-asian="12pt"/>
    </style:style>
    <style:style style:name="T212" style:family="text">
      <style:text-properties officeooo:rsid="01b3e83c" style:font-size-asian="12pt"/>
    </style:style>
    <style:style style:name="T213" style:family="text">
      <style:text-properties officeooo:rsid="01b3ed6b" style:font-size-asian="12pt"/>
    </style:style>
    <style:style style:name="T214" style:family="text">
      <style:text-properties officeooo:rsid="01e428af" style:font-size-asian="12pt"/>
    </style:style>
    <style:style style:name="T215" style:family="text">
      <style:text-properties officeooo:rsid="020b5151" style:font-size-asian="12pt"/>
    </style:style>
    <style:style style:name="T216" style:family="text">
      <style:text-properties officeooo:rsid="020c370b" style:font-size-asian="12pt"/>
    </style:style>
    <style:style style:name="T217" style:family="text">
      <style:text-properties officeooo:rsid="01295dc4"/>
    </style:style>
    <style:style style:name="T218" style:family="text">
      <style:text-properties fo:font-size="10pt" style:font-size-asian="10pt" style:font-size-complex="10pt"/>
    </style:style>
    <style:style style:name="T219" style:family="text">
      <style:text-properties fo:font-size="10pt" officeooo:rsid="01295dc4" style:font-size-asian="10pt" style:font-size-complex="10pt"/>
    </style:style>
    <style:style style:name="T220" style:family="text">
      <style:text-properties fo:font-size="10pt" officeooo:rsid="0129af5b" style:font-size-asian="10pt" style:font-size-complex="10pt"/>
    </style:style>
    <style:style style:name="T221" style:family="text">
      <style:text-properties style:text-position="super 58%" style:font-size-asian="12pt"/>
    </style:style>
    <style:style style:name="T222" style:family="text">
      <style:text-properties officeooo:rsid="01475d8c"/>
    </style:style>
    <style:style style:name="T223" style:family="text">
      <style:text-properties officeooo:rsid="014998cf"/>
    </style:style>
    <style:style style:name="T224" style:family="text">
      <style:text-properties style:text-underline-style="solid" style:text-underline-width="auto" style:text-underline-color="font-color"/>
    </style:style>
    <style:style style:name="T225" style:family="text">
      <style:text-properties officeooo:rsid="015aa268"/>
    </style:style>
    <style:style style:name="T226" style:family="text">
      <style:text-properties officeooo:rsid="015d2d97"/>
    </style:style>
    <style:style style:name="T227" style:family="text">
      <style:text-properties officeooo:rsid="015f93ca"/>
    </style:style>
    <style:style style:name="T228" style:family="text">
      <style:text-properties officeooo:rsid="016701fc"/>
    </style:style>
    <style:style style:name="T229" style:family="text">
      <style:text-properties fo:color="#0000c0"/>
    </style:style>
    <style:style style:name="T230" style:family="text">
      <style:text-properties fo:color="#2a00ff"/>
    </style:style>
    <style:style style:name="T231" style:family="text">
      <style:text-properties fo:color="#2a00ff" officeooo:rsid="016701fc"/>
    </style:style>
    <style:style style:name="T232" style:family="text">
      <style:text-properties officeooo:rsid="016e6509"/>
    </style:style>
    <style:style style:name="T233" style:family="text">
      <style:text-properties officeooo:rsid="01a1c693"/>
    </style:style>
    <style:style style:name="T234" style:family="text">
      <style:text-properties officeooo:rsid="01a60445"/>
    </style:style>
    <style:style style:name="T235" style:family="text">
      <style:text-properties officeooo:rsid="01beff1b"/>
    </style:style>
    <style:style style:name="T236" style:family="text">
      <style:text-properties officeooo:rsid="01c05477"/>
    </style:style>
    <style:style style:name="T237" style:family="text">
      <style:text-properties officeooo:rsid="01c18362"/>
    </style:style>
    <style:style style:name="T238" style:family="text">
      <style:text-properties officeooo:rsid="01c626fa"/>
    </style:style>
    <style:style style:name="T239" style:family="text">
      <style:text-properties officeooo:rsid="01da0b1f"/>
    </style:style>
    <style:style style:name="T240" style:family="text">
      <style:text-properties style:font-name="Times New Roman" style:text-underline-style="solid" style:text-underline-width="auto" style:text-underline-color="font-color" style:font-size-asian="12pt"/>
    </style:style>
    <style:style style:name="T241" style:family="text">
      <style:text-properties style:font-name="Times New Roman" style:font-size-asian="12pt"/>
    </style:style>
    <style:style style:name="T242" style:family="text">
      <style:text-properties style:font-name="Times New Roman" officeooo:rsid="01e48c65" style:font-size-asian="12pt"/>
    </style:style>
    <style:style style:name="T243" style:family="text">
      <style:text-properties style:font-name="Times New Roman" officeooo:rsid="01e91cc6" style:font-size-asian="12pt"/>
    </style:style>
    <style:style style:name="T244" style:family="text">
      <style:text-properties style:font-name="Times New Roman" officeooo:rsid="01eacc50" style:font-size-asian="12pt"/>
    </style:style>
    <style:style style:name="T245" style:family="text">
      <style:text-properties style:font-name="Times New Roman" officeooo:rsid="01eb403a" style:font-size-asian="12pt"/>
    </style:style>
    <style:style style:name="T246" style:family="text">
      <style:text-properties style:font-name="Times New Roman" fo:font-style="italic" style:text-underline-style="solid" style:text-underline-width="auto" style:text-underline-color="font-color" style:font-size-asian="12pt" style:font-style-asian="italic" style:font-style-complex="italic"/>
    </style:style>
    <style:style style:name="T247" style:family="text">
      <style:text-properties style:font-name="Times New Roman" fo:font-style="italic" style:font-size-asian="12pt" style:font-style-asian="italic" style:font-style-complex="italic"/>
    </style:style>
    <style:style style:name="T248" style:family="text">
      <style:text-properties style:font-name="Times New Roman" fo:font-style="italic" officeooo:rsid="01eb403a" style:font-size-asian="12pt" style:font-style-asian="italic" style:font-style-complex="italic"/>
    </style:style>
    <style:style style:name="T249" style:family="text">
      <style:text-properties style:font-name="Times New Roman" fo:font-style="italic" officeooo:rsid="01e91cc6" style:font-size-asian="12pt" style:font-style-asian="italic" style:font-style-complex="italic"/>
    </style:style>
    <style:style style:name="T250" style:family="text">
      <style:text-properties style:font-name="Times New Roman" fo:font-style="italic" officeooo:rsid="01eacc50" style:font-size-asian="12pt" style:font-style-asian="italic" style:font-style-complex="italic"/>
    </style:style>
    <style:style style:name="T251" style:family="text">
      <style:text-properties officeooo:rsid="01f3c1e9"/>
    </style:style>
    <style:style style:name="T252" style:family="text">
      <style:text-properties fo:language="en" fo:country="GB"/>
    </style:style>
    <style:style style:name="T253" style:family="text">
      <style:text-properties fo:language="en" fo:country="GB" fo:font-weight="bold" style:font-weight-asian="bold" style:font-weight-complex="bold"/>
    </style:style>
    <style:style style:name="T254" style:family="text">
      <style:text-properties fo:language="en" fo:country="GB" fo:font-weight="bold" officeooo:rsid="00432f64" style:font-weight-asian="bold" style:font-weight-complex="bold"/>
    </style:style>
    <style:style style:name="T255" style:family="text">
      <style:text-properties fo:language="en" fo:country="GB" fo:font-weight="normal" officeooo:rsid="00432f64" style:font-weight-asian="normal" style:font-weight-complex="normal"/>
    </style:style>
    <style:style style:name="T256" style:family="text">
      <style:text-properties fo:language="en" fo:country="GB" officeooo:rsid="0221fafb"/>
    </style:style>
    <style:style style:name="T257" style:family="text">
      <style:text-properties fo:language="en" fo:country="GB" officeooo:rsid="022358ed"/>
    </style:style>
    <style:style style:name="T258" style:family="text">
      <style:text-properties fo:language="en" fo:country="GB" officeooo:rsid="022530a3"/>
    </style:style>
    <style:style style:name="T259" style:family="text">
      <style:text-properties officeooo:rsid="021beecc"/>
    </style:style>
    <style:style style:name="T260" style:family="text">
      <style:text-properties officeooo:rsid="021d3924"/>
    </style:style>
    <style:style style:name="T261" style:family="text">
      <style:text-properties officeooo:rsid="021f1377"/>
    </style:style>
    <style:style style:name="T262" style:family="text">
      <style:text-properties officeooo:rsid="022358ed"/>
    </style:style>
    <style:style style:name="T263" style:family="text">
      <style:text-properties officeooo:rsid="022530a3"/>
    </style:style>
    <style:style style:name="T264" style:family="text">
      <style:text-properties officeooo:rsid="0229f948"/>
    </style:style>
    <style:style style:name="T265" style:family="text">
      <style:text-properties style:font-name="Calibri" fo:font-size="11pt" fo:language="en" fo:country="GB"/>
    </style:style>
    <style:style style:name="T266" style:family="text">
      <style:text-properties fo:language="en" fo:country="US" fo:font-style="normal" fo:font-weight="normal"/>
    </style:style>
    <style:style style:name="T267" style:family="text">
      <style:text-properties fo:font-size="11pt"/>
    </style:style>
    <style:style style:name="T268" style:family="text">
      <style:text-properties fo:font-size="11pt" fo:language="en" fo:country="US" fo:font-style="normal" fo:font-weight="normal"/>
    </style:style>
    <style:style style:name="T269" style:family="text">
      <style:text-properties fo:font-variant="normal" fo:text-transform="none" fo:color="#0563c1" style:text-line-through-style="none" style:text-line-through-type="none" style:font-name="Liberation Serif" fo:font-size="11pt" fo:language="en" fo:country="US" fo:font-style="normal" style:text-underline-style="solid" style:text-underline-width="auto" style:text-underline-color="font-color" fo:font-weight="normal" style:text-blinking="false"/>
    </style:style>
    <style:style style:name="T270" style:family="text">
      <style:text-properties fo:font-variant="normal" fo:text-transform="none" style:font-name="Liberation Serif"/>
    </style:style>
    <style:style style:name="T271" style:family="text">
      <style:text-properties fo:font-variant="normal" fo:text-transform="none" style:font-name="Liberation Serif" fo:language="en" fo:country="US" fo:font-style="normal" fo:font-weight="normal"/>
    </style:style>
    <style:style style:name="T272" style:family="text">
      <style:text-properties fo:font-variant="normal" fo:text-transform="none" style:font-name="Liberation Serif" fo:font-size="11pt" fo:language="en" fo:country="US" fo:font-style="normal" fo:font-weight="normal"/>
    </style:style>
    <style:style style:name="T273" style:family="text">
      <style:text-properties fo:font-variant="normal" fo:text-transform="none" style:font-name="Liberation Serif" fo:font-size="14pt" fo:language="en" fo:country="US" fo:font-style="normal" style:text-underline-style="solid" style:text-underline-width="auto" style:text-underline-color="font-color" fo:font-weight="normal" officeooo:rsid="013f1681"/>
    </style:style>
    <style:style style:name="T274" style:family="text">
      <style:text-properties fo:font-variant="normal" fo:text-transform="none" style:font-name="Liberation Serif" fo:font-style="normal" fo:font-weight="normal" officeooo:rsid="013f1681"/>
    </style:style>
    <style:style style:name="T275" style:family="text">
      <style:text-properties style:font-name="Liberation Serif"/>
    </style:style>
    <style:style style:name="T276" style:family="text">
      <style:text-properties style:font-name="Liberation Serif" fo:font-size="11pt"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TAP documentation</text:p>
      <text:p text:style-name="P7"/>
      <text:p text:style-name="P7">by <text:span text:style-name="T11">Nadezda Okinina</text:span>, 3d contributor responsible for the Italian part,</text:p>
      <text:p text:style-name="P10"><text:a xlink:type="simple" xlink:href="https://github.com/commul/multilingual-ctap-feature" text:style-name="Internet_20_link" text:visited-style-name="Visited_20_Internet_20_Link">https://github.com/commul/multilingual-ctap-feature</text:a></text:p>
      <text:p text:style-name="P10"><text:a xlink:type="simple" xlink:href="https://github.com/commul/multilingual-ctap-web" text:style-name="Internet_20_link" text:visited-style-name="Visited_20_Internet_20_Link">https://github.com/commul/multilingual-ctap-web</text:a></text:p>
      <text:p text:style-name="P10"/>
      <text:p text:style-name="P9">after <text:span text:style-name="T11">Xiaobin Chen</text:span> (first developer, responsible for the English part)</text:p>
      <text:p text:style-name="P9"><text:a xlink:type="simple" xlink:href="https://github.com/ctapweb/" text:style-name="Internet_20_link" text:visited-style-name="Visited_20_Internet_20_Link"><text:span text:style-name="T9">https://github.com/ctapweb/</text:span></text:a></text:p>
      <text:p text:style-name="P8"/>
      <text:p text:style-name="P9">and <text:span text:style-name="T11">Zarah Weiss</text:span> (second developer, responsible for the German part) <text:a xlink:type="simple" xlink:href="https://github.com/zweiss/multilingual-ctap-feature" text:style-name="Internet_20_link" text:visited-style-name="Visited_20_Internet_20_Link"><text:span text:style-name="T10">https://github.com/zweiss/multilingual-ctap-feature</text:span></text:a></text:p>
      <text:p text:style-name="P11">https://github.com/zweiss/multilingual-ctap-web</text:p>
      <text:p text:style-name="P7"/>
      <text:p text:style-name="P1"/>
      <text:p text:style-name="P2">Common Text Analysis Platform, or CTAP system.</text:p>
      <text:p text:style-name="P2"><text:a xlink:type="simple" xlink:href="http://ctapweb.com/" text:style-name="Internet_20_link" text:visited-style-name="Visited_20_Internet_20_Link">http://ctapweb.com</text:a></text:p>
      <text:p text:style-name="P2"/>
      <text:p text:style-name="P18"/>
      <text:p text:style-name="P2"/>
      <text:p text:style-name="P19">CTAP is a tool for analysing linguistic complexity of written texts in <text:span text:style-name="T22">English</text:span>, <text:span text:style-name="T22">German</text:span> and <text:span text:style-name="T22">Italian</text:span>.</text:p>
      <text:p text:style-name="P19">It can also be extended to work with other languages.</text:p>
      <text:p text:style-name="P19"/>
      <text:p text:style-name="P54">It is a web based tool used through a browser. It is written in Java. The CTAP project contains 2 components: </text:p>
      <text:p text:style-name="P53"><text:span text:style-name="T20">a web front end ( Source code at </text:span><text:a xlink:type="simple" xlink:href="https://github.com/commul/multilingual-ctap-web" text:style-name="Internet_20_link" text:visited-style-name="Visited_20_Internet_20_Link"><text:span text:style-name="T20">https://github.com/commul/multilingual-ctap-web</text:span></text:a><text:span text:style-name="T20"> )</text:span></text:p>
      <text:p text:style-name="P53"><text:span text:style-name="T20">a feature extractors back end ( Source code at </text:span><text:a xlink:type="simple" xlink:href="https://github.com/commul/multilingual-ctap-feature" text:style-name="Internet_20_link" text:visited-style-name="Visited_20_Internet_20_Link"><text:span text:style-name="T20">https://github.com/commul/multilingual-ctap-feature</text:span></text:a><text:span text:style-name="T20"> )</text:span></text:p>
      <text:p text:style-name="P52"/>
      <text:p text:style-name="P52"><text:span text:style-name="T20">The front end is based on the </text:span>Google Web Toolkit framework <text:span text:style-name="T21">(GWT)</text:span> <text:span text:style-name="T21">and the back end is based on the Maven and UIMA frameworks.</text:span></text:p>
      <text:p text:style-name="P1"/>
      <text:p text:style-name="P179">The <text:span text:style-name="T20">feature extractors back end</text:span> contains analysis engines <text:span text:style-name="T29">(AEs)</text:span> written in the classic <text:a xlink:type="simple" xlink:href="https://uima.apache.org/" text:style-name="Internet_20_link" text:visited-style-name="Visited_20_Internet_20_Link">UIMA</text:a> manner: each AE is made up of two parts: an XML descriptor and an accompanying class file. This engines are usable in themselves. However, they are designed to be imported into the CTAP system. So certain conventions are followed. The functions and analysis that the annotators and <text:span text:style-name="T30">AE</text:span>s realize are quite self-explanatory by looking at their names and the description in the XML file.</text:p>
      <text:p text:style-name="Text_20_body">The CTAP system uses these analysis engines to create feature extraction pipelines, which mimics the process of creating an Aggregate Analysis Engine in UIMA. The CTAP system then calls these pipelines based on user choices of the textual features they want for analyzing their corpora. As a result, the analysis engines included in this package are the backbones of the CTAP system. They determine the analytical functionalities of the system.</text:p>
      <text:p text:style-name="Text_20_body">Users are free to use the analysis engines in this project for their own p<text:span text:style-name="T8">ro</text:span>jects. If anybody is interested in helping us expand the collection of analysis engines, please contact the CTAP group at <text:a xlink:type="simple" xlink:href="http://ctapweb.com/" text:style-name="Internet_20_link" text:visited-style-name="Visited_20_Internet_20_Link">http://ctapweb.com</text:a>.</text:p>
      <text:p text:style-name="Text_20_body">This software is licensed under the BSD License.</text:p>
      <text:p text:style-name="Text_20_body"><text:soft-page-break/></text:p>
      <text:p text:style-name="P190"/>
      <text:p text:style-name="P190"/>
      <text:p text:style-name="P190"/>
      <text:p text:style-name="P194">Installation</text:p>
      <text:p text:style-name="P190">If you want to install the CTAP web module on your own server, you can either use the readymade [dockerized version](https://gitlab.inf.unibz.it/commul/docker/ctap) or follow these steps.</text:p>
      <text:p text:style-name="P190"/>
      <text:p text:style-name="P190"><text:span text:style-name="T11">1.</text:span> Install git, maven, tomcat, postgres and jdk:</text:p>
      <text:p text:style-name="P192">apt-get update &amp;&amp; apt-get install -y git maven tomcat8 openjdk-8-jdk postgresql</text:p>
      <text:p text:style-name="P191"><text:span text:style-name="T11">2.</text:span> Get all the source code from github: <text:span text:style-name="T223">https://github.com/commul/ctap/</text:span></text:p>
      <text:p text:style-name="P190"/>
      <text:p text:style-name="P190">For the CTAP that only works for English:</text:p>
      <text:p text:style-name="P192">mkdir /opt/ctap</text:p>
      <text:p text:style-name="P192">git clone https://github.com/ctapweb/ctap.git /opt/ctap</text:p>
      <text:p text:style-name="P192">git clone https://github.com/ctapweb/ctap-web.git /opt/ctap/ctap-web</text:p>
      <text:p text:style-name="P192">git clone https://github.com/ctapweb/ctap-feature.git /opt/ctap/ctap-feature</text:p>
      <text:p text:style-name="P190"/>
      <text:p text:style-name="P190">For the CTAP that works for English, German and Italian:</text:p>
      <text:p text:style-name="P192">mkdir /opt/ctap</text:p>
      <text:p text:style-name="P192">git clone https://github.com/ctapweb/ctap.git /opt/ctap</text:p>
      <text:p text:style-name="P192">git clone -b ctap_german --depth=1 https://github.com/zweiss/multilingual-ctap-web.git /opt/ctap/ctap-web</text:p>
      <text:p text:style-name="P192">git clone -b ctap_german --depth=1 https://github.com/zweiss/multilingual-ctap-feature.git /opt/ctap/ctap-feature</text:p>
      <text:p text:style-name="P190"/>
      <text:p text:style-name="P190"/>
      <text:p text:style-name="P190"><text:span text:style-name="T11">3.</text:span> Install the two not publicly available dependencies locally</text:p>
      <text:p text:style-name="P193">mkdir /opt/sources</text:p>
      <text:p text:style-name="P193">cd /opt/sources</text:p>
      <text:p text:style-name="P193"><text:soft-page-break/>curl -L -o org.moxieapps.gwt.highcharts-1.7.0.jar https://downloads.sourceforge.net/project/gwt-highcharts/1.7.0/org.moxieapps.gwt.highcharts-1.7.0.jar</text:p>
      <text:p text:style-name="P193">curl -L -o org.moxieapps.gwt.uploader-1.1.0.jar https://downloads.sourceforge.net/project/gwt-uploader/1.1.0/org.moxieapps.gwt.uploader-1.1.0.jar</text:p>
      <text:p text:style-name="P193">mvn install:install-file -Dfile=/opt/sources/org.moxieapps.gwt.highcharts-1.7.0.jar -DgroupId=org.moxieapps.gwt -DartifactId=highcharts -Dversion=1.7.0 -Dpackaging=jar</text:p>
      <text:p text:style-name="P192">mvn install:install-file -Dfile=/opt/sources/org.moxieapps.gwt.uploader-1.1.0.jar -DgroupId=org.moxieapps.gwt -DartifactId=uploader -Dversion=1.1.0 -Dpackaging=jar</text:p>
      <text:p text:style-name="P190"/>
      <text:p text:style-name="P190"><text:span text:style-name="T11">4.</text:span> Edit <text:s/>`/opt/ctap/ctap-web/src/main/java/com/ctapweb/web/server/ServerProperties.java` and set the DBPASSWD and the INITDBPASSWD.</text:p>
      <text:p text:style-name="P190"><text:span text:style-name="T11">5.</text:span> Create the user and the database in postgres</text:p>
      <text:p text:style-name="P192">/etc/init.d/postgresql start</text:p>
      <text:p text:style-name="P192">su postgres</text:p>
      <text:p text:style-name="P192">psql</text:p>
      <text:p text:style-name="P192">postgres=# create user ctap with password 'ctap';</text:p>
      <text:p text:style-name="P192">postgres=# create database ctap with owner ctap;</text:p>
      <text:p text:style-name="P192">postgres=# grant all privileges on database ctap to ctap;</text:p>
      <text:p text:style-name="P192">exit</text:p>
      <text:p text:style-name="P190"/>
      <text:p text:style-name="P190"><text:span text:style-name="T11">6.</text:span> Edit `pg_hba.conf` (e.g. at `/etc/postgresql/9.6/main/pg_hba.conf`) to make sure that the authentication method md5 is allowed</text:p>
      <text:p text:style-name="P190"><text:span text:style-name="T11">7.</text:span> Install the app and start tomcat</text:p>
      <text:p text:style-name="P192">mvn clean install</text:p>
      <text:p text:style-name="P192">cp ~/.m2/repository/com/ctapweb/ctap-web/1.0.0-SNAPSHOT/ctap-web-1.0.0-SNAPSHOT.war /usr/local/tomcat/webapps/ctapWebApp.war</text:p>
      <text:p text:style-name="P192">/etc/init.d/tomcat8 start</text:p>
      <text:p text:style-name="P190"/>
      <text:p text:style-name="P190">If you encounter the following error as one of us did:</text:p>
      <text:p text:style-name="P171">--- maven-war-plugin:2.2:war (default-war) @ ctap-web ---</text:p>
      <text:p text:style-name="P171">[WARNING] Error injecting: org.apache.maven.plugin.war.WarMojo</text:p>
      <text:p text:style-name="P171">com.google.inject.ProvisionException: Unable to provision, see the following errors:</text:p>
      <text:p text:style-name="P171"/>
      <text:p text:style-name="P171">1) Error injecting constructor, java.lang.NoClassDefFoundError: com/thoughtworks/xstream/io/HierarchicalStreamDriver</text:p>
      <text:p text:style-name="P171"><text:soft-page-break/><text:s text:c="2"/>at org.apache.maven.plugin.war.WarMojo.&lt;init&gt;(WarMojo.java:49)</text:p>
      <text:p text:style-name="P171"><text:s text:c="2"/>while locating org.apache.maven.plugin.war.WarMojo</text:p>
      <text:p text:style-name="P171"/>
      <text:p text:style-name="P171">1 error</text:p>
      <text:p text:style-name="P171"><text:s text:c="4"/>at com.google.inject.internal.InjectorImpl$2.get(InjectorImpl.java:1025)</text:p>
      <text:p text:style-name="P171"><text:s text:c="4"/>...</text:p>
      <text:p text:style-name="P171"><text:s text:c="4"/>at org.codehaus.plexus.classworlds.launcher.Launcher.main(Launcher.java:356)</text:p>
      <text:p text:style-name="P171">Caused by: java.lang.NoClassDefFoundError: com/thoughtworks/xstream/io/HierarchicalStreamDriver</text:p>
      <text:p text:style-name="P171"><text:s text:c="4"/>at org.apache.maven.plugin.war.AbstractWarMojo.&lt;init&gt;(AbstractWarMojo.java:316)</text:p>
      <text:p text:style-name="P171"><text:s text:c="4"/>at org.apache.maven.plugin.war.WarMojo.&lt;init&gt;(WarMojo.java:49)</text:p>
      <text:p text:style-name="P171"><text:s/><text:tab/>...</text:p>
      <text:p text:style-name="P171"><text:s text:c="4"/>at com.google.inject.internal.InjectorImpl$2.get(InjectorImpl.java:1012)</text:p>
      <text:p text:style-name="P171"><text:s text:c="4"/>... 42 more</text:p>
      <text:p text:style-name="P171">Caused by: java.lang.ClassNotFoundException: com.thoughtworks.xstream.io.HierarchicalStreamDriver</text:p>
      <text:p text:style-name="P171"><text:s text:c="4"/>at org.codehaus.plexus.classworlds.strategy.SelfFirstStrategy.loadClass(SelfFirstStrategy.java:50)</text:p>
      <text:p text:style-name="P171"><text:s text:c="4"/>at org.codehaus.plexus.classworlds.realm.ClassRealm.unsynchronizedLoadClass(ClassRealm.java:271)</text:p>
      <text:p text:style-name="P171"><text:s text:c="4"/>at org.codehaus.plexus.classworlds.realm.ClassRealm.loadClass(ClassRealm.java:247)</text:p>
      <text:p text:style-name="P171"><text:s text:c="4"/>at org.codehaus.plexus.classworlds.realm.ClassRealm.loadClass(ClassRealm.java:239)</text:p>
      <text:p text:style-name="P171"><text:s text:c="4"/>... 58 more</text:p>
      <text:p text:style-name="P171">[INFO] ------------------------------------------------------------------------</text:p>
      <text:p text:style-name="P171">[INFO] Reactor Summary:</text:p>
      <text:p text:style-name="P171">[INFO]</text:p>
      <text:p text:style-name="P171">[INFO] Common Text Analysis Platform ...................... SUCCESS [ <text:s/>0.213 s]</text:p>
      <text:p text:style-name="P171">[INFO] Text Feature Extraction Module for CTAP ............ SUCCESS [ 16.827 s]</text:p>
      <text:p text:style-name="P171">[INFO] The Web Module for CTAP ............................ FAILURE [01:29 min]</text:p>
      <text:p text:style-name="P171">[INFO] ------------------------------------------------------------------------</text:p>
      <text:p text:style-name="P171">[INFO] BUILD FAILURE</text:p>
      <text:p text:style-name="P171">[INFO] ------------------------------------------------------------------------</text:p>
      <text:p text:style-name="P171">[INFO] Total time: 01:47 min</text:p>
      <text:p text:style-name="P171">[INFO] Finished at: 2019-04-01T17:51:13+02:00</text:p>
      <text:p text:style-name="P171">[INFO] Final Memory: 47M/431M</text:p>
      <text:p text:style-name="P171">[INFO] ------------------------------------------------------------------------</text:p>
      <text:p text:style-name="P171">[ERROR] Failed to execute goal org.apache.maven.plugins:maven-war-plugin:2.2:war (default-war) on project ctap-web: Execution default-war of goal org.apache.maven.plugins:maven-war-plugin:2.2:war failed: Unable to load the mojo 'war' in the plugin 'org.apache.maven.plugins:maven-war-plugin:2.2'. A required class is missing: com/thoughtworks/xstream/io/HierarchicalStreamDriver</text:p>
      <text:p text:style-name="P171">[ERROR] -----------------------------------------------------</text:p>
      <text:p text:style-name="P171">[ERROR] realm = <text:s text:c="3"/>plugin&gt;org.apache.maven.plugins:maven-war-plugin:2.2</text:p>
      <text:p text:style-name="P171">[ERROR] strategy = org.codehaus.plexus.classworlds.strategy.SelfFirstStrategy</text:p>
      <text:p text:style-name="P171">[ERROR] urls[0] = file:/home/nadiushka/.m2/repository/org/apache/maven/plugins/maven-war-plugin/2.2/maven-war-plugin-2.2.jar</text:p>
      <text:p text:style-name="P171">[ERROR] urls[1] = file:/home/nadiushka/.m2/repository/org/apache/maven/reporting/maven-reporting-api/2.0.6/maven-reporting-api-2.0.6.jar</text:p>
      <text:p text:style-name="P171">[ERROR] urls[2] = file:/home/nadiushka/.m2/repository/org/apache/maven/doxia/doxia-sink-api/1.0-alpha-7/doxia-sink-api-1.0-alpha-7.jar</text:p>
      <text:p text:style-name="P171">[ERROR] urls[3] = file:/home/nadiushka/.m2/repository/commons-cli/commons-cli/1.0/commons-cli-1.0.jar</text:p>
      <text:p text:style-name="P171">[ERROR] urls[4] = file:/home/nadiushka/.m2/repository/org/codehaus/plexus/plexus-interactivity-api/1.0-alpha-4/plexus-interactivity-api-1.0-alpha-4.jar</text:p>
      <text:p text:style-name="P171">[ERROR] urls[5] = file:/home/nadiushka/.m2/repository/org/apache/maven/maven-archiver/2.5/maven-archiver-2.5.jar</text:p>
      <text:p text:style-name="P171">[ERROR] urls[6] = file:/home/nadiushka/.m2/repository/org/codehaus/plexus/plexus-io/2.0.2/plexus-io-2.0.2.jar</text:p>
      <text:p text:style-name="P171">[ERROR] urls[7] = file:/home/nadiushka/.m2/repository/org/codehaus/plexus/plexus-archiver/2.1/plexus-archiver-2.1.jar</text:p>
      <text:p text:style-name="P171">[ERROR] urls[8] = file:/home/nadiushka/.m2/repository/org/codehaus/plexus/plexus-interpolation/1.15/plexus-interpolation-1.15.jar</text:p>
      <text:p text:style-name="P171">[ERROR] urls[9] = file:/home/nadiushka/.m2/repository/junit/junit/3.8.1/junit-3.8.1.jar</text:p>
      <text:p text:style-name="P171">[ERROR] urls[10] = file:/home/nadiushka/.m2/repository/com/thoughtworks/xstream/xstream/1.3.1/xstream-1.3.1.jar</text:p>
      <text:p text:style-name="P171">[ERROR] urls[11] = file:/home/nadiushka/.m2/repository/xpp3/xpp3_min/1.1.4c/xpp3_min-1.1.4c.jar</text:p>
      <text:p text:style-name="P171">[ERROR] urls[12] = file:/home/nadiushka/.m2/repository/org/codehaus/plexus/plexus-utils/3.0/plexus-utils-3.0.jar</text:p>
      <text:p text:style-name="P171">[ERROR] urls[13] = file:/home/nadiushka/.m2/repository/org/apache/maven/shared/maven-filtering/1.0-beta-2/maven-filtering-1.0-beta-2.jar</text:p>
      <text:p text:style-name="P171">[ERROR] Number of foreign imports: 1</text:p>
      <text:p text:style-name="P171">[ERROR] import: Entry[import <text:s/>from realm ClassRealm[project&gt;com.ctapweb:ctap-web:1.0.0-SNAPSHOT, parent: ClassRealm[maven.api, parent: null]]]</text:p>
      <text:p text:style-name="P171">[ERROR]</text:p>
      <text:p text:style-name="P171"><text:soft-page-break/>[ERROR] -----------------------------------------------------: com.thoughtworks.xstream.io.HierarchicalStreamDriver</text:p>
      <text:p text:style-name="P171">[ERROR] -&gt; [Help 1]</text:p>
      <text:p text:style-name="P171">[ERROR]</text:p>
      <text:p text:style-name="P171">[ERROR] To see the full stack trace of the errors, re-run Maven with the -e switch.</text:p>
      <text:p text:style-name="P171">[ERROR] Re-run Maven using the -X switch to enable full debug logging.</text:p>
      <text:p text:style-name="P171">[ERROR]</text:p>
      <text:p text:style-name="P171">[ERROR] For more information about the errors and possible solutions, please read the following articles:</text:p>
      <text:p text:style-name="P171">[ERROR] [Help 1] http://cwiki.apache.org/confluence/display/MAVEN/PluginContainerException</text:p>
      <text:p text:style-name="P171">[ERROR]</text:p>
      <text:p text:style-name="P171">[ERROR] After correcting the problems, you can resume the build with the command</text:p>
      <text:p text:style-name="P171">[ERROR] <text:s text:c="2"/>mvn &lt;goals&gt; -rf :ctap-web</text:p>
      <text:p text:style-name="P190"/>
      <text:p text:style-name="P190"><text:span text:style-name="T264">M</text:span>anually delete the .m2 folder with all its content, reinstall the 2 .jars from point 3 and run mvn clean install.</text:p>
      <text:p text:style-name="P190"/>
      <text:p text:style-name="P190">Check the contents of the resulting .war archive by comparing it to the contents of the file war-contents.txt obtained with the command:</text:p>
      <text:p text:style-name="P192">jar tvf ~/.m2/repository/com/ctapweb/ctap-web/1.0.0-SNAPSHOT/ctap-web-1.0.0-SNAPSHOT.war &gt; war-contents.txt</text:p>
      <text:p text:style-name="P190"/>
      <text:p text:style-name="P190">This file lists the contents of a war that works for English and German.</text:p>
      <text:p text:style-name="P190"/>
      <text:p text:style-name="P190"><text:span text:style-name="T11">8.</text:span> Initialize the database by going to http://localhost:8080/ctapWebApp#initdb (the password is the one set as INITDBPASSWD in ctap-<text:span text:style-name="T222">w</text:span>eb/src/main/java/com/ctapweb/web/server/ServerProperties.java)</text:p>
      <text:p text:style-name="P190"/>
      <text:p text:style-name="P190"><text:span text:style-name="T11">9.</text:span> Go to the URL http://localhost:8080/ctap-web-1.0.0-SNAPSHOT/#signup and create an account with the email and password from ctap-web/src/main/java/com/ctapweb/web/server/ServerProperties.java. Once loged in, go to the Analysis Engine at the bottom of the left column (http://localhost:8080/ctap-web-1.0.0-SNAPSHOT/#adminae), push the button "Import AE". Wait a couple of seconds. A list of AEs will appear on the page.</text:p>
      <text:p text:style-name="P190"/>
      <text:p text:style-name="P190"><text:span text:style-name="T11">10.</text:span> When you test the tool, make sure the <text:span text:style-name="T251">files</text:span> you upload <text:span text:style-name="T251">are</text:span> long enough: <text:span text:style-name="T251">each file has to be at least 50 characters long.</text:span></text:p>
      <text:p text:style-name="P190"/>
      <text:p text:style-name="P178"><text:span text:style-name="T273">How to prepare the development environment to work with CTAP code</text:span><text:span text:style-name="T274"> </text:span><text:span text:style-name="T270"> </text:span></text:p>
      <text:p text:style-name="P173"><text:span text:style-name="T267">- Download and install Eclipse Neon (GWT plugin only support up to Neon)</text:span> </text:p>
      <text:p text:style-name="P175"><text:span text:style-name="T270">    </text:span><text:a xlink:type="simple" xlink:href="https://www.eclipse.org/downloads/packages/release/neon/3" office:target-frame-name="_blank" xlink:show="new" text:style-name="Internet_20_link" text:visited-style-name="Visited_20_Internet_20_Link"><text:span text:style-name="T269">https://www.eclipse.org/downloads/packages/release/neon/3</text:span></text:a><text:span text:style-name="T271"> </text:span></text:p>
      <text:p text:style-name="P174">  </text:p>
      <text:p text:style-name="P173"><text:span text:style-name="T267">- In Eclipse, install GWT Plugin and make sure it runs correctly.</text:span> </text:p>
      <text:p text:style-name="P174">  <text:span text:style-name="T268">- the plugin update site:</text:span><text:span text:style-name="T266"> </text:span></text:p>
      <text:p text:style-name="P175"><text:span text:style-name="T270">    </text:span><text:a xlink:type="simple" xlink:href="https://developers.google.com/eclipse/docs/getting_started" office:target-frame-name="_blank" xlink:show="new" text:style-name="Internet_20_link" text:visited-style-name="Visited_20_Internet_20_Link"><text:span text:style-name="T269">https://developers.google.com/eclipse/docs/getting_started</text:span></text:a><text:span text:style-name="T271"> </text:span></text:p>
      <text:p text:style-name="P175"><text:span text:style-name="T270">     </text:span><text:a xlink:type="simple" xlink:href="https://dl.google.com/eclipse/plugin/4.6" office:target-frame-name="_blank" xlink:show="new" text:style-name="Internet_20_link" text:visited-style-name="Visited_20_Internet_20_Link"><text:span text:style-name="T269">https://dl.google.com/eclipse/plugin/4.6</text:span></text:a><text:span text:style-name="T271"> </text:span></text:p>
      <text:p text:style-name="P174">  </text:p>
      <text:p text:style-name="P173"><text:span text:style-name="T267">- Clone the CTAP project from Github</text:span> </text:p>
      <text:p text:style-name="P175"><text:span text:style-name="T270">    </text:span><text:span text:style-name="T272">- The parent project: </text:span><text:a xlink:type="simple" xlink:href="https://github.com/ctapweb/ctap.git" office:target-frame-name="_blank" xlink:show="new" text:style-name="Internet_20_link" text:visited-style-name="Visited_20_Internet_20_Link"><text:span text:style-name="T269">https://github.com/ctapweb/ctap.git</text:span></text:a><text:span text:style-name="T271"> </text:span></text:p>
      <text:p text:style-name="P175"><text:span text:style-name="T270">    </text:span><text:span text:style-name="T272">- The ctap-web project: </text:span><text:a xlink:type="simple" xlink:href="https://github.com/ctapweb/ctap-web.git" office:target-frame-name="_blank" xlink:show="new" text:style-name="Internet_20_link" text:visited-style-name="Visited_20_Internet_20_Link"><text:span text:style-name="T269">https://github.com/ctapweb/ctap-web.git</text:span></text:a><text:span text:style-name="T271"> </text:span></text:p>
      <text:p text:style-name="P174">    <text:span text:style-name="T268">- The ctap-feature project:</text:span><text:span text:style-name="T266"> </text:span></text:p>
      <text:p text:style-name="P175"><text:span text:style-name="T270">      </text:span><text:a xlink:type="simple" xlink:href="https://github.com/ctapweb/ctap-feature.git" office:target-frame-name="_blank" xlink:show="new" text:style-name="Internet_20_link" text:visited-style-name="Visited_20_Internet_20_Link"><text:span text:style-name="T269">https://github.com/ctapweb/ctap-feature.git</text:span></text:a><text:span text:style-name="T271"> </text:span></text:p>
      <text:p text:style-name="P174">    <text:span text:style-name="T268">- Remember to put the ctap-web and ctap-feature project inside of</text:span><text:span text:style-name="T266"> </text:span></text:p>
      <text:p text:style-name="P174">      <text:span text:style-name="T268">the ctap (parent) project</text:span><text:span text:style-name="T266"> </text:span></text:p>
      <text:p text:style-name="P174">  </text:p>
      <text:p text:style-name="P173"><text:span text:style-name="T267">- Import the projects into Eclipse</text:span> </text:p>
      <text:p text:style-name="P174">  </text:p>
      <text:p text:style-name="P173"><text:span text:style-name="T267">- In Eclipse, setup the ctap-web project to use GWT. Otherwise you</text:span> </text:p>
      <text:p text:style-name="P174">  <text:span text:style-name="T268">will not see the Run/Super dev mode menu item.</text:span><text:span text:style-name="T266"> </text:span></text:p>
      <text:p text:style-name="P174">  <text:span text:style-name="T268">- Right click on the project name and in the properties window, go</text:span><text:span text:style-name="T266"> </text:span></text:p>
      <text:p text:style-name="P174">     <text:span text:style-name="T268">to the Google configuration and select use GWT with the default</text:span><text:span text:style-name="T266"> </text:span></text:p>
      <text:p text:style-name="P174">     <text:span text:style-name="T268">environment.</text:span><text:span text:style-name="T266"> </text:span></text:p>
      <text:p text:style-name="P174">  </text:p>
      <text:p text:style-name="P173"><text:span text:style-name="T267">- Remove the classpath /ctap-feature/src/test/java if GWT complains</text:span> </text:p>
      <text:p text:style-name="P174">  <text:span text:style-name="T268">about not being able to find the classpath.</text:span><text:span text:style-name="T266"> </text:span></text:p>
      <text:p text:style-name="P174">  </text:p>
      <text:p text:style-name="P173"><text:span text:style-name="T267">- Create a user and database in Postgresql and keep note of the DB</text:span> </text:p>
      <text:p text:style-name="P174">  <text:span text:style-name="T268">info.</text:span><text:span text:style-name="T266"> </text:span></text:p>
      <text:p text:style-name="P174">  <text:span text:style-name="T268">- Login as root user of Postgresql: psql -U postgres</text:span><text:span text:style-name="T266"> </text:span></text:p>
      <text:p text:style-name="P174">  <text:span text:style-name="T268">- Create user:</text:span><text:span text:style-name="T266"> </text:span></text:p>
      <text:p text:style-name="P174">          <text:span text:style-name="T268">CREATE ROLE ctap_test WITH PASSWORD 'ctap_test' LOGIN;</text:span><text:span text:style-name="T266"> </text:span></text:p>
      <text:p text:style-name="P174"><text:soft-page-break/>        <text:span text:style-name="T268">CREATE DATABASE ctap_test WITH OWNER ctap_test;</text:span><text:span text:style-name="T266"> </text:span></text:p>
      <text:p text:style-name="P174">  <text:span text:style-name="T268">- Log into Postgresql with the new user and make sure it is</text:span><text:span text:style-name="T266"> </text:span></text:p>
      <text:p text:style-name="P174">     <text:span text:style-name="T268">correctly setup.</text:span><text:span text:style-name="T266"> </text:span></text:p>
      <text:p text:style-name="P174">  </text:p>
      <text:p text:style-name="P173"><text:span text:style-name="T267">- Edit the java file in ctap-web's package:</text:span> </text:p>
      <text:p text:style-name="P174">    <text:span text:style-name="T268">- com.ctapweb.web.server.ServerProperties</text:span><text:span text:style-name="T266"> </text:span></text:p>
      <text:p text:style-name="P174">    <text:span text:style-name="T268">- add the DB credentials</text:span><text:span text:style-name="T266"> </text:span></text:p>
      <text:p text:style-name="P174">    <text:span text:style-name="T268">- set the INITDBPASSWD, you will need that to initialize your DB</text:span><text:span text:style-name="T266"> </text:span></text:p>
      <text:p text:style-name="P175"><text:span text:style-name="T270">    </text:span><text:span text:style-name="T272">- set the ADMINEMAIL, for example, "</text:span><text:a xlink:type="simple" xlink:href="mailto:admin@example.com" office:target-frame-name="_blank" xlink:show="new" text:style-name="Internet_20_link" text:visited-style-name="Visited_20_Internet_20_Link"><text:span text:style-name="T269">admin@example.com</text:span></text:a><text:span text:style-name="T272">", you will</text:span><text:span text:style-name="T271"> </text:span></text:p>
      <text:p text:style-name="P174">      <text:span text:style-name="T268">register this user and when you log in with it, you will see the</text:span><text:span text:style-name="T266"> </text:span></text:p>
      <text:p text:style-name="P174">      <text:span text:style-name="T268">admin menu items.</text:span><text:span text:style-name="T266"> </text:span></text:p>
      <text:p text:style-name="P174">  </text:p>
      <text:p text:style-name="P173"><text:span text:style-name="T267">- Run the project in Super Dev Mode and open the generated URL in a</text:span> </text:p>
      <text:p text:style-name="P174">  <text:span text:style-name="T268">browser. The project would compile.</text:span><text:span text:style-name="T266"> </text:span></text:p>
      <text:p text:style-name="P174">  </text:p>
      <text:p text:style-name="P175"><text:span text:style-name="T272">- Go to the URL </text:span><text:a xlink:type="simple" xlink:href="http://127.0.0.1:8888/index.html#initdb" office:target-frame-name="_blank" xlink:show="new" text:style-name="Internet_20_link" text:visited-style-name="Visited_20_Internet_20_Link"><text:span text:style-name="T269">http://127.0.0.1:8888/index.html#initdb</text:span></text:a><text:span text:style-name="T271"> </text:span><text:span text:style-name="T272">and enter the</text:span><text:span text:style-name="T271"> </text:span></text:p>
      <text:p text:style-name="P174">  <text:span text:style-name="T268">INITDBPASSWD you set up earlier to create the DB tables.</text:span><text:span text:style-name="T266"> </text:span></text:p>
      <text:p text:style-name="P174">  </text:p>
      <text:p text:style-name="P175"><text:span text:style-name="T272">- Go to the URL </text:span><text:a xlink:type="simple" xlink:href="http://127.0.0.1:8888/index.html#login" office:target-frame-name="_blank" xlink:show="new" text:style-name="Internet_20_link" text:visited-style-name="Visited_20_Internet_20_Link"><text:span text:style-name="T269">http://127.0.0.1:8888/index.html#login</text:span></text:a><text:span text:style-name="T271"> </text:span><text:span text:style-name="T272">to create the</text:span><text:span text:style-name="T271"> </text:span></text:p>
      <text:p text:style-name="P174">  <text:span text:style-name="T268">admin user and log in.</text:span><text:span text:style-name="T266"> </text:span></text:p>
      <text:p text:style-name="P174">  </text:p>
      <text:p text:style-name="P173"><text:span text:style-name="T267">- Go to the Analysis Engine menu and click on "Import AE" to import</text:span> </text:p>
      <text:p text:style-name="P174">  <text:span text:style-name="T268">all analysis engines.</text:span><text:span text:style-name="T266"> </text:span></text:p>
      <text:p text:style-name="P174">  </text:p>
      <text:p text:style-name="P173"><text:span text:style-name="T267">- Try the system. If the analysis complains about not having enough</text:span> </text:p>
      <text:p text:style-name="P174">  <text:span text:style-name="T268">memory, increase the memory in the Run Configuration.</text:span><text:span text:style-name="T266"> </text:span></text:p>
      <text:p text:style-name="P174">  </text:p>
      <text:p text:style-name="P173"><text:span text:style-name="T267">- Set log level to TRACE if you want to see more what is going on.</text:span> </text:p>
      <text:p text:style-name="P174">  </text:p>
      <text:p text:style-name="P173"><text:span text:style-name="T267"># for deploying on external web containers like Tomcat</text:span> </text:p>
      <text:p text:style-name="P173"><text:span text:style-name="T267">- Link the "resouces" folder from the ctap-feature project as a source</text:span> </text:p>
      <text:p text:style-name="P174">  <text:span text:style-name="T268">folder of ctap-web.</text:span><text:span text:style-name="T266"> </text:span></text:p>
      <text:p text:style-name="P174">  </text:p>
      <text:p text:style-name="P173"><text:soft-page-break/><text:span text:style-name="T267">- Compile the GWT project by going to Google/GWT Compile Project.</text:span> </text:p>
      <text:p text:style-name="P174">  </text:p>
      <text:p text:style-name="P173"><text:span text:style-name="T267">- Run the Maven package goal by clicking Run/Run as.../Build and enter</text:span> </text:p>
      <text:p text:style-name="P174">  <text:span text:style-name="T268">"package" as the goal. You will then get a WAR file in the target</text:span><text:span text:style-name="T266"> </text:span></text:p>
      <text:p text:style-name="P174">  <text:span text:style-name="T268">folder in your project root. </text:span><text:span text:style-name="T266"> </text:span></text:p>
      <text:p text:style-name="P174">  </text:p>
      <text:p text:style-name="P173"><text:span text:style-name="T267">- Deploy the WAR file in your web container.</text:span> </text:p>
      <text:p text:style-name="P174">  </text:p>
      <text:p text:style-name="P175"><text:span text:style-name="T272">Xiaobin's utube tutorial : </text:span><text:a xlink:type="simple" xlink:href="https://www.youtube.com/watch?v=2ZM0Sx6eTfc&amp;list=PLbyPrDZ9AZI9auLKdQMs7ifiqskEwq_k9&amp;index=2" office:target-frame-name="_blank" xlink:show="new" text:style-name="Internet_20_link" text:visited-style-name="Visited_20_Internet_20_Link"><text:span text:style-name="T269">https://www.youtube.com/watch?v=2ZM0Sx6eTfc&amp;list=PLbyPrDZ9AZI9auLKdQMs7ifiqskEwq_k9&amp;index=2</text:span></text:a><text:span text:style-name="T271"> </text:span></text:p>
      <text:p text:style-name="P172">  </text:p>
      <text:p text:style-name="P190"/>
      <text:p text:style-name="P177">CTAP-feature project structure</text:p>
      <text:p text:style-name="P196">The feature extractors back end is called ctap-feature. The folder contains 2 subfolders:</text:p>
      <text:list xml:id="list8065473314818915729" text:style-name="L1">
        <text:list-item>
          <text:p text:style-name="P210"><text:span text:style-name="T11">src/main/java</text:span> with <text:span text:style-name="T31">all the </text:span>Java c<text:span text:style-name="T31">ode of the project</text:span> </text:p>
        </text:list-item>
        <text:list-item>
          <text:p text:style-name="P211"><text:span text:style-name="T11">src/main/resources</text:span> with files <text:span text:style-name="T31">of different format containing information used by the Java code</text:span>.</text:p>
        </text:list-item>
      </text:list>
      <text:p text:style-name="P180"><text:span text:style-name="T11">Src/main/java</text:span> contains 7 subfolders:</text:p>
      <text:p text:style-name="P181">- 2 folders with code responsible for logging:</text:p>
      <text:list xml:id="list4498363217803724179" text:style-name="L2">
        <text:list-item>
          <text:p text:style-name="P212">com.ctapweb.feature.logging</text:p>
        </text:list-item>
        <text:list-item>
          <text:p text:style-name="P212">com.ctapweb.feature.logging.message</text:p>
        </text:list-item>
      </text:list>
      <text:p text:style-name="P180">- 1 folder with code responsible for exceptions: <text:span text:style-name="T11">com.ctapweb.feature.exception</text:span> <text:s/>The code responsible for exceptions is not sufficient, it should be extended.</text:p>
      <text:p text:style-name="P180">- <text:span text:style-name="T44">1 folder for helper classes code: </text:span><text:span text:style-name="T15">com.ctapweb.feature.util</text:span></text:p>
      <text:p text:style-name="P182"><text:span text:style-name="T45">It contains such important information as the languages supported by CTAP (in the file SupportedLanguages.java), code for extracting information from list and table resources (An e</text:span><text:span text:style-name="T50">xample </text:span><text:span text:style-name="T51">of a </text:span><text:span text:style-name="T50">look up list is a list of connectives and its variants. </text:span><text:span text:style-name="T51">An e</text:span><text:span text:style-name="T50">xample look up table is a frequency list.</text:span><text:span text:style-name="T46">), word categories (POS tags) for each of the supported languages etc.</text:span></text:p>
      <text:p text:style-name="P195">- <text:span text:style-name="T161">1 folder with the different annotators that create the different annotation layers for the analysed instances and register them into the CAS </text:span>(Common Analysis System)<text:span text:style-name="T161">: </text:span><text:span text:style-name="T16">com.ctapweb.feature.annotator</text:span></text:p>
      <text:list xml:id="list1646815598874111837" text:style-name="L3">
        <text:list-item>
          <text:p text:style-name="P216"><text:span text:style-name="Default_20_Paragraph_20_Font"><text:span text:style-name="T252">It contains the annotators creating the following annotations:</text:span></text:span></text:p>
          <text:list>
            <text:list-item>
              <text:p text:style-name="P213"><text:span text:style-name="Default_20_Paragraph_20_Font"><text:span text:style-name="T253">sentence</text:span></text:span><text:span text:style-name="Default_20_Paragraph_20_Font"><text:span text:style-name="T252">: The SentenceAnnotator receives a text and splits it into sentences. For English, German and Italian OpenNLP sentence segmenters are used.</text:span></text:span></text:p>
            </text:list-item>
            <text:list-item>
              <text:p text:style-name="P214"><text:span text:style-name="Default_20_Paragraph_20_Font"><text:span text:style-name="T253">token</text:span></text:span><text:span text:style-name="Default_20_Paragraph_20_Font"><text:span text:style-name="T252">: The TokenAnnotator receives a sentence and tokenises it. For English </text:span></text:span><text:span text:style-name="Default_20_Paragraph_20_Font"><text:span text:style-name="T256">and</text:span></text:span><text:span text:style-name="Default_20_Paragraph_20_Font"><text:span text:style-name="T252"> German OpenNLP tokenizers are used, </text:span></text:span><text:span text:style-name="Default_20_Paragraph_20_Font"><text:span text:style-name="T256">for Italian Tint tokeniser is used</text:span></text:span><text:span text:style-name="Default_20_Paragraph_20_Font"><text:span text:style-name="T252">.</text:span></text:span></text:p>
            </text:list-item>
            <text:list-item>
              <text:p text:style-name="P213"><text:span text:style-name="Default_20_Paragraph_20_Font"><text:span text:style-name="T253">token type</text:span></text:span><text:span text:style-name="Default_20_Paragraph_20_Font"><text:span text:style-name="T252">: The TokenTypeAnnotator receives the tokens of the text and ignores the repetitive tokens.</text:span></text:span></text:p>
            </text:list-item>
            <text:list-item>
              <text:p text:style-name="P213"><text:span text:style-name="Default_20_Paragraph_20_Font"><text:span text:style-name="T253">letter</text:span></text:span><text:span text:style-name="Default_20_Paragraph_20_Font"><text:span text:style-name="T252">: The LetterAnnotator receives a token as input and annotates the non-punctuation letters of each token.</text:span></text:span></text:p>
            </text:list-item>
            <text:list-item>
              <text:p text:style-name="P213"><text:span text:style-name="Default_20_Paragraph_20_Font"><text:span text:style-name="T253">syllable</text:span></text:span><text:span text:style-name="Default_20_Paragraph_20_Font"><text:span text:style-name="T252">: The SyllableAnnotator receives a token and annotates its syllables.</text:span></text:span></text:p>
            </text:list-item>
            <text:list-item>
              <text:p text:style-name="P215"><text:span text:style-name="T253">lemma</text:span><text:span text:style-name="T252">: The LemmaAnnotator receives a sentence’s tokens as input and lemmatizes them. For German lemmatization the Mate lemmatizer is used. For Italian lemmatization T</text:span><text:span text:style-name="T257">int</text:span><text:span text:style-name="T252"> is used. </text:span><text:span text:style-name="T276">When Tint fails to lemmatize, TreeTagger</text:span><text:span text:style-name="T275"> </text:span><text:span text:style-name="T276">is used. If Treetagger</text:span><text:span text:style-name="T275"> </text:span><text:span text:style-name="T276">also fails, lemmas are filled with “NULL” values. </text:span><text:span text:style-name="T258">English texts are not lemmatised.</text:span></text:p>
            </text:list-item>
            <text:list-item>
              <text:p text:style-name="P213"><text:soft-page-break/><text:span text:style-name="Default_20_Paragraph_20_Font"><text:span text:style-name="T253">POS tag (part of speech):</text:span></text:span><text:span text:style-name="Default_20_Paragraph_20_Font"><text:span text:style-name="T252"> The PosAnnotator receives the tokens of a sentence and annotates them with part of speech with the help of the OpenNLP POS-tagger </text:span></text:span><text:span text:style-name="Default_20_Paragraph_20_Font"><text:span text:style-name="T181">opennlp.tools.postag.POSTaggerME</text:span></text:span><text:span text:style-name="Default_20_Paragraph_20_Font"><text:span text:style-name="T252">.</text:span></text:span></text:p>
            </text:list-item>
            <text:list-item>
              <text:p text:style-name="P213"><text:span text:style-name="Default_20_Paragraph_20_Font"><text:span text:style-name="T254">parse tree: </text:span></text:span><text:span text:style-name="Default_20_Paragraph_20_Font"><text:span text:style-name="T255">the ParseTreeAnnotator receives the tokens of a sentence and produces a parse tree. For English and German the </text:span></text:span><text:span text:style-name="Default_20_Paragraph_20_Font"><text:span text:style-name="T182">edu.stanford.nlp.parser.lexparser.LexicalizedParser is used, for Italian eu.fbk.dh.tint.runner.TintRunner is used.</text:span></text:span></text:p>
            </text:list-item>
          </text:list>
        </text:list-item>
      </text:list>
      <text:p text:style-name="P31">The annotation layers include sentences, tokens, token types (unique tokens), letters, syllables, lemmas, part of speech (POS) tags, syntactic trees in string format.</text:p>
      <text:p text:style-name="P31"/>
      <text:p text:style-name="P32">The folder <text:span text:style-name="T16">com.ctapweb.feature.annotator</text:span><text:span text:style-name="T161"> </text:span>contains the Java code of the annotators and the folder <text:s/><text:span text:style-name="T16">src.main.resources.descriptor.annotator</text:span><text:span text:style-name="T161"> </text:span>contains the XML descriptors of these annotators. <text:span text:style-name="T186">Pretrained language models used by some of the annotators are in the folder <text:s/>src.main.resources.model. Those models are referenced in the XML descriptors.</text:span></text:p>
      <text:p text:style-name="P31"/>
      <text:p text:style-name="P30"><text:span text:style-name="T184">The </text:span><text:span text:style-name="T13">sentence splitter</text:span><text:span text:style-name="T184">, </text:span><text:span text:style-name="T13">tokenizer</text:span><text:span text:style-name="T184"> and </text:span><text:span text:style-name="T13">pos-tagger</text:span><text:span text:style-name="T184"> for English, and German use binary language </text:span><text:span text:style-name="T13">OpenNLP</text:span><text:span text:style-name="T184"> models downloaded online. The English and German models can be downloaded here: </text:span><text:a xlink:type="simple" xlink:href="http://opennlp.sourceforge.net/models-1.5/" text:style-name="Internet_20_link" text:visited-style-name="Visited_20_Internet_20_Link"><text:span text:style-name="T184">http://opennlp.sourceforge.net/models-1.5/</text:span></text:a></text:p>
      <text:p text:style-name="P184"><text:span text:style-name="T163">The Italian models used for sentence splitting and POS tagging were downloaded here: </text:span><text:a xlink:type="simple" xlink:href="https://github.com/aciapetti/opennlp-italian-models/tree/master/models/it" text:style-name="Internet_20_link" text:visited-style-name="Visited_20_Internet_20_Link"><text:span text:style-name="T163">https://github.com/aciapetti/opennlp-italian-models/tree/master/models/it</text:span></text:a><text:span text:style-name="T163">.</text:span></text:p>
      <text:p text:style-name="P189"><text:span text:style-name="T183">For </text:span><text:span text:style-name="T14">lemmatization</text:span><text:span text:style-name="T183"> in German the </text:span><text:span text:style-name="T14">Mate</text:span><text:span text:style-name="T183"> lemmatizer (https://www.ims.uni-stuttgart.de/forschung/ressourcen/werkzeuge/matetools.html) is used, for Italian </text:span><text:span text:style-name="T14">T</text:span><text:span text:style-name="T19">int</text:span><text:span text:style-name="T14"> </text:span><text:span text:style-name="T47">(</text:span><text:span text:style-name="T179">org.annolab.tt4j.TreeTaggerWrapper</text:span><text:span text:style-name="T47">)</text:span><text:span text:style-name="T183"> is used.</text:span></text:p>
      <text:p text:style-name="P184"><text:span text:style-name="T163">For </text:span><text:span text:style-name="T12">syntactic parsing</text:span><text:span text:style-name="T163"> of</text:span><text:span text:style-name="T167"> English and German </text:span><text:span text:style-name="T163">the </text:span><text:span text:style-name="T177">Stanford CoreNLP Constituency Parser</text:span><text:span text:style-name="T166"> </text:span><text:span text:style-name="T167">is used, </text:span><text:span text:style-name="T168">for syntactic parsing of Italian </text:span><text:span text:style-name="T178">Tint</text:span><text:span text:style-name="T168"> is used</text:span><text:span text:style-name="T167">. </text:span><text:span text:style-name="T168">These 2 tools produce different types of syntactic trees: the </text:span><text:span text:style-name="T166">Stanford CoreNLP Constituency Parser </text:span><text:span text:style-name="T168">produces Stanford Dependency trees and the Tint parser produces Universal Dependency trees (UD). </text:span><text:span text:style-name="T169">UD dependencies contain relations between words and don’t contain intermediate tags between different syntactic structures like the Stanford dependencies.</text:span></text:p>
      <text:p text:style-name="P187"><text:span text:style-name="T169">F</text:span><text:span text:style-name="T166">or more information about those 2 syntactic parsing formats refer to </text:span><text:span text:style-name="T173">the following online resources:</text:span></text:p>
      <text:p text:style-name="P187"><text:span text:style-name="T173">- Stanford </text:span><text:span text:style-name="T174">Dependencies</text:span><text:span text:style-name="T173">: https://nlp.stanford.edu/software/stanford-dependencies.html</text:span></text:p>
      <text:p text:style-name="P186"><text:span text:style-name="T172">- The </text:span><text:span text:style-name="T170">Tint </text:span><text:span text:style-name="T172">dependency parser </text:span><text:span text:style-name="T171">(</text:span><text:span text:style-name="T172">http://tint.fbk.eu/parsing.html</text:span><text:span text:style-name="T171">) </text:span><text:span text:style-name="T170">is based on the Neural Network Stanford Dependency Parser described here: </text:span><text:a xlink:type="simple" xlink:href="https://nlp.stanford.edu/software/nndep.shtml" text:style-name="Internet_20_link" text:visited-style-name="Visited_20_Internet_20_Link"><text:span text:style-name="T166">https://nlp.stanford.edu/software/nndep.shtml</text:span></text:a></text:p>
      <text:p text:style-name="P188"><text:span text:style-name="T166">- </text:span><text:span text:style-name="T175">Universal Dependencies: </text:span><text:a xlink:type="simple" xlink:href="https://universaldependencies.org/" text:style-name="Internet_20_link" text:visited-style-name="Visited_20_Internet_20_Link">https://universaldependencies.org/</text:a><text:span text:style-name="T176"> , </text:span><text:a xlink:type="simple" xlink:href="http://universaldependencies.org/docsv1/u/dep/index.html" text:style-name="Internet_20_link" text:visited-style-name="Visited_20_Internet_20_Link"><text:span text:style-name="T175">http://universaldependencies.org/docsv1/u/dep/index.html</text:span></text:a></text:p>
      <text:p text:style-name="P188"><text:span text:style-name="T162">If you create a </text:span><text:span text:style-name="T17">new annotation layer</text:span><text:span text:style-name="T162"> (</text:span><text:span text:style-name="T23">syllable type</text:span><text:span text:style-name="T164"> for example), you need to add a new annotator Java class to the folder com.ctapweb.feature.annotator as well as a corresponding XML descriptor to src.main.resources.descriptor.annotator.</text:span></text:p>
      <text:p text:style-name="P185"><text:soft-page-break/>If you add a <text:span text:style-name="T11">new language</text:span> to CTAP, you have to <text:span text:style-name="T185">download available OpenNLP models to the folder </text:span><text:span text:style-name="T18">src.main.resources.model</text:span><text:span text:style-name="T185"> and reference them in the corresponding XML descriptors in the folder </text:span><text:span text:style-name="T18">src.main.resources.descriptor.annotator</text:span><text:span text:style-name="T185">. If no OpenNLP models are available for the new language or even for the existing languages other tools were used, you have to extend the annotators’ Java code.</text:span></text:p>
      <text:p text:style-name="P183"/>
      <text:p text:style-name="P20"><text:span text:style-name="T32">How I created the </text:span><text:span text:style-name="T33">Mean Parse Tree Depth feature</text:span></text:p>
      <text:p text:style-name="P20"/>
      <text:p text:style-name="P1">To create the Mean Parse Tree Depth feature, I created the following files:</text:p>
      <text:p text:style-name="P1"/>
      <text:p text:style-name="P1">ctap-feature/src/main/java/com/ctapweb/feature/featureAE/MeanParseTreeDepthAE.java</text:p>
      <text:p text:style-name="P1">ctap-feature/src/main/java/com/ctapweb/feature/type/MeanParseTreeDepth.java</text:p>
      <text:p text:style-name="P1">ctap-feature/src/main/java/com/ctapweb/feature/type/MeanParseTreeDepth_Type.java</text:p>
      <text:p text:style-name="P1">ctap-feature/src/main/resources/descriptor/TAE/MeanParseTreeDepthTAE.xml</text:p>
      <text:p text:style-name="P1">ctap-feature/src/main/resources/descriptor/featureAE/MeanParseTreeDepthFeature.xml</text:p>
      <text:p text:style-name="P1">ctap-feature/src/main/resources/descriptor/type_system/feature_type/MeanParseTreeDepthType.xml</text:p>
      <text:p text:style-name="P1"/>
      <text:p text:style-name="P3">3 XML descriptors and 3 Java classes. <text:span text:style-name="T2">I created them by analogy with other files from the same folders, responsible for other features.</text:span></text:p>
      <text:p text:style-name="P3"/>
      <text:p text:style-name="P5">In order to create an Italian parse tree (<text:span text:style-name="T3">J</text:span>ava tree) from the string output of Tint (used in the ParseTreeAnnotator), I also <text:span text:style-name="T4">created a class in the </text:span><text:span text:style-name="T24">util</text:span><text:span text:style-name="T4"> folder:</text:span></text:p>
      <text:p text:style-name="P4"/>
      <text:p text:style-name="P1">ctap-feature/src/main/java/com/ctapweb/feature/util/TintReadableStringTransformer.java</text:p>
      <text:p text:style-name="P1"/>
      <text:p text:style-name="P29">The Tint syntactic parser for Italian is called by the <text:span text:style-name="T11">com.ctap.feature.annotator.ParseTreeAnnotator.java</text:span>, a class responsible for creating parse trees for the sentences of the text. It receives sentences and tokens created by the SentenceAnnotator and the TokenAnnotator and produces parse trees in a string form. <text:span text:style-name="T187">I</text:span>t registers <text:span text:style-name="T187">those string form parse trees</text:span> in the CAS. <text:span text:style-name="T43">In order to extend the ParseTreeAnnotator to Italian, I had to create a new class TintParser in the ParseTreeAnnotator.java file that extends the abstract class ConstituencyParser. The TintParser calls the Tint tool in the parse function.</text:span></text:p>
      <text:p text:style-name="P1"/>
      <text:p text:style-name="P12"><text:span text:style-name="T1">Mean Parse Tree Depth Feature c</text:span>alculates the mean parse tree depth of the text. </text:p>
      <text:p text:style-name="P56">Definition: sum of parse tree depths of all the sentences of the text / number of sentences of the text</text:p>
      <text:p text:style-name="P56"/>
      <text:p text:style-name="P56">Note that different syntactic parsers are used for different languages:</text:p>
      <text:p text:style-name="P56">- <text:span text:style-name="T5">Stanford </text:span>dependencies are created for English and German</text:p>
      <text:p text:style-name="P56">- UD dependencies are created for Italian.</text:p>
      <text:p text:style-name="P56"/>
      <text:p text:style-name="P56">UD dependencies are "flatter" than <text:span text:style-name="T5">Stanford </text:span>dependencies.</text:p>
      <text:p text:style-name="P56">For that reason the mean parse tree depth for Italian tends to be smaller than the mean parse tree depth for English or German.</text:p>
      <text:p text:style-name="P56"/>
      <text:p text:style-name="P56">Mean parse tree depth has to be compared for different texts written in the same language.</text:p>
      <text:p text:style-name="P56"/>
      <text:p text:style-name="P58">Mean Parse Tree Depth is calculated from the output of the ParseTreeAnnotator that creates a parse tree in a string format. <text:s/>ParseTreeAnnotator for Italian uses the Tint parser. I chose Tint, because it <text:soft-page-break/>is the only syntactic parser for Italian to my knowledge available in the Maven repository and therefore easy to integrate into CTAP.</text:p>
      <text:p text:style-name="P57"/>
      <text:p text:style-name="P57"/>
      <text:p text:style-name="P176"><text:span text:style-name="T32">How I </text:span><text:span text:style-name="T34">added SUBTLEX frequency features for Italian</text:span></text:p>
      <text:p text:style-name="P21"/>
      <text:p text:style-name="P33">SUBTLEX frequencies are based on the corpus of open subtitles available at <text:a xlink:type="simple" xlink:href="http://crr.ugent.be/programs-data/subtitle-frequencies" text:style-name="Internet_20_link" text:visited-style-name="Visited_20_Internet_20_Link"><text:span text:style-name="T54">http://crr.ugent.be/programs-data/subtitle-frequencies</text:span></text:a><text:span text:style-name="T53">. </text:span><text:span text:style-name="T55">This corpus was created with the material from </text:span><text:a xlink:type="simple" xlink:href="http://www.opensubtitles.org/" text:style-name="Internet_20_link" text:visited-style-name="Visited_20_Internet_20_Link">www.opensubtitles.org</text:a><text:span text:style-name="T55"> where film subtitles in different languages can be downloaded.</text:span></text:p>
      <text:p text:style-name="P13"/>
      <text:p text:style-name="P35"><text:span text:style-name="T55">T</text:span><text:span text:style-name="T52">he SUBTLEX frequencies, unlike Google books frequencies, reflect the frequency of words in oral communication. </text:span><text:span text:style-name="T60">For certain </text:span><text:span text:style-name="T52">readability studies, </text:span><text:span text:style-name="T60">t</text:span><text:span text:style-name="T52">his oral frequency is more relevant than written frequency </text:span><text:span text:style-name="T61">from Google books</text:span><text:span text:style-name="T52">. </text:span><text:span text:style-name="T60">The study has to take into account in which form the presumed audience mostly comes in contact with a language: in oral </text:span><text:span text:style-name="T62">form </text:span><text:span text:style-name="T60">or </text:span><text:span text:style-name="T62">in </text:span><text:span text:style-name="T60">written form. If </text:span><text:span text:style-name="T63">the </text:span><text:span text:style-name="T60">audience mostly comes in contact with a language in oral form, SUBTLEX frequencies may be more helpful.</text:span></text:p>
      <text:p text:style-name="P13"/>
      <text:p text:style-name="P34"><text:span text:style-name="T55">In order to add SUBTLEX frequency features for Italian to CTAP, I</text:span><text:span text:style-name="T54"> downloaded the </text:span><text:span text:style-name="T107">subtlex-it.csv</text:span><text:span text:style-name="T54"> file from </text:span><text:a xlink:type="simple" xlink:href="http://crr.ugent.be/programs-data/subtitle-frequencies" text:style-name="Internet_20_link" text:visited-style-name="Visited_20_Internet_20_Link">http://crr.ugent.be/programs-data/subtitle-frequencies</text:a><text:span text:style-name="T53">.</text:span></text:p>
      <text:p text:style-name="P14"/>
      <text:p text:style-name="P142"><text:span text:style-name="T56">The </text:span><text:span text:style-name="T106">subtlex-it.csv</text:span><text:span text:style-name="T113"> </text:span><text:span text:style-name="T114">file</text:span><text:span text:style-name="T52"> contains many columns of data out of which the most interesting are the 2</text:span><text:span text:style-name="T159">nd</text:span><text:span text:style-name="T52">, the 3d and the 4</text:span><text:span text:style-name="T159">th</text:span><text:span text:style-name="T52">:</text:span></text:p>
      <text:p text:style-name="P141"><text:span text:style-name="T52">2</text:span><text:span text:style-name="T159">nd</text:span><text:span text:style-name="T52"> is the word’</text:span><text:span text:style-name="T59">s</text:span><text:span text:style-name="T52"> spelling </text:span><text:span text:style-name="T59">(the list also includes words with spelling mistakes)</text:span></text:p>
      <text:p text:style-name="P141"><text:span text:style-name="T52">3d is this spelling’s absolute frequency in the open subtitles corpus </text:span><text:span text:style-name="T57">( FREQCOUNT )</text:span></text:p>
      <text:p text:style-name="P141"><text:span text:style-name="T52">4</text:span><text:span text:style-name="T159">th</text:span><text:span text:style-name="T52"> is the number of films and TV shows where the word appears </text:span><text:span text:style-name="T58">( CDCOUNT )</text:span></text:p>
      <text:p text:style-name="P59"/>
      <text:p text:style-name="P63">The file <text:span text:style-name="T25">subtlex-it.csv </text:span><text:span text:style-name="T188">contains a big number of entries </text:span><text:span text:style-name="T189">(517 564)</text:span><text:span text:style-name="T188">. Among them a lot of words with spelling mistakes. In order to filter them out, 2 procedures were applied:</text:span></text:p>
      <text:p text:style-name="P63"><text:span text:style-name="T188">1 Words that are not part of the google 1-grams were filtered out (deleted). </text:span><text:span text:style-name="T190">After that only 218 243 words remained in the list.</text:span></text:p>
      <text:p text:style-name="P63"><text:span text:style-name="T188">2 The remaining words underwent a spelling correction by Aspell. Only those words for which Aspell did not suggest a correction were left in the list. The words for which Aspell suggested a spelling correction were filtered out (deleted). </text:span><text:span text:style-name="T191">After that only 159 581 words remained. This number is much higher than the number of words </text:span><text:span text:style-name="T192">in the </text:span><text:span text:style-name="T195">lists for </text:span><text:span text:style-name="T192">German </text:span><text:span text:style-name="T193">(65 499 </text:span><text:span text:style-name="T194">words</text:span><text:span text:style-name="T193">)</text:span><text:span text:style-name="T192"> and English </text:span><text:span text:style-name="T193">(74 286 </text:span><text:span text:style-name="T194">words</text:span><text:span text:style-name="T193">)</text:span><text:span text:style-name="T192">.</text:span></text:p>
      <text:p text:style-name="P59"/>
      <text:p text:style-name="P143"><text:span text:style-name="T52">The description of the transformations applied to the data contained in the SUBTLEX files from the site <text:s/></text:span><text:a xlink:type="simple" xlink:href="http://crr.ugent.be/programs-data/subtitle-frequencies" text:style-name="Internet_20_link" text:visited-style-name="Visited_20_Internet_20_Link">http://crr.ugent.be/programs-data/subtitle-frequencies</text:a><text:span text:style-name="T54"> </text:span><text:span text:style-name="T52">can be found on page 41 of Xiaobin Chen’s PhD thesis downloadable at the site </text:span><text:span text:style-name="T64">of the </text:span><text:span text:style-name="T52">University of Tübingen: </text:span><text:a xlink:type="simple" xlink:href="https://publikationen.uni-tuebingen.de/xmlui/handle/10900/85888" text:style-name="Internet_20_link" text:visited-style-name="Visited_20_Internet_20_Link">https://publikationen.uni-tuebingen.de/xmlui/handle/10900/85888</text:a><text:span text:style-name="T52">.</text:span></text:p>
      <text:p text:style-name="P60"/>
      <text:p text:style-name="P61">Here are the explanations of some of the transformations that need to be applied to the SUBTLEX data before including it into CTAP:</text:p>
      <text:p text:style-name="P61"/>
      <text:p text:style-name="P145"><text:span text:style-name="T52">- SUBTLWF: word frequency </text:span><text:span text:style-name="T66">as it appears in the 3d column of the file <text:s/></text:span><text:span text:style-name="T107">subtlex-it.csv.</text:span></text:p>
      <text:p text:style-name="P129"/>
      <text:p text:style-name="P144"><text:span text:style-name="T52">- SUBTLWF</text:span><text:span text:style-name="T65">InMillion</text:span><text:span text:style-name="T52">: word frequency per million words.</text:span></text:p>
      <text:p text:style-name="P62">It is obtained with the following formula:</text:p>
      <text:p text:style-name="P130"/>
      <text:p text:style-name="P154"><text:span text:style-name="T136">( </text:span><text:span text:style-name="T120">FREQCOUNT</text:span><text:span text:style-name="T49"> <text:s/>/ </text:span><text:span text:style-name="T119">total number of words <text:s/></text:span><text:span text:style-name="T49">in the open subtitles corpus </text:span><text:span text:style-name="T119">( </text:span><text:span text:style-name="T137">number of lines in </text:span><text:span text:style-name="T138">t</text:span><text:span text:style-name="T137">he </text:span><text:span text:style-name="T138">SUBTLEX-[lang].csv file </text:span><text:span text:style-name="T119">) </text:span><text:span text:style-name="T136">)</text:span><text:span text:style-name="T119"> * <text:s/>1 000 000</text:span></text:p>
      <text:p text:style-name="P131"/>
      <text:p text:style-name="P147"><text:span text:style-name="T119">F</text:span><text:span text:style-name="T49">or Italian it was </text:span><text:span text:style-name="T124">( </text:span><text:span text:style-name="T125">FREQCOUNT</text:span><text:span text:style-name="T126"> <text:s/>/ </text:span><text:span text:style-name="T122">517 564</text:span><text:span text:style-name="T127"> </text:span><text:span text:style-name="T124">)</text:span><text:span text:style-name="T127"> * <text:s/>1 000 000</text:span></text:p>
      <text:p text:style-name="P128"/>
      <text:p text:style-name="P146"><text:span text:style-name="T119">- </text:span><text:span text:style-name="T135">SUBTLCD: </text:span><text:span text:style-name="T139">percent of films in which the word appears </text:span><text:span text:style-name="T140">( I don’t know how many films contributed to the Italian list, </text:span><text:span text:style-name="T151">so I didn’t calculate this measure.</text:span><text:span text:style-name="T140"> )</text:span></text:p>
      <text:p text:style-name="P62"/>
      <text:p text:style-name="P149"><text:soft-page-break/><text:span text:style-name="T119">- L</text:span><text:span text:style-name="T49">og10WF: <text:s/></text:span><text:span text:style-name="T121">log1</text:span><text:span text:style-name="T131">0 ( </text:span><text:span text:style-name="T129">FREQCOUNT </text:span><text:span text:style-name="T131">+ 1 )</text:span></text:p>
      <text:p text:style-name="P64"/>
      <text:p text:style-name="P150"><text:span text:style-name="T132">- L</text:span><text:span text:style-name="T131">og10WF</text:span><text:span text:style-name="T133">InMillion</text:span><text:span text:style-name="T131">:</text:span></text:p>
      <text:p text:style-name="P132"/>
      <text:p text:style-name="P155"><text:span text:style-name="T121">log10 ( FREQCOUNT + 1 ) - </text:span><text:span text:style-name="T152">log10 ( </text:span><text:span text:style-name="T119">total number of words <text:s/></text:span><text:span text:style-name="T150">in the open subtitles corpus </text:span><text:span text:style-name="T119">( </text:span><text:span text:style-name="T137">number of lines in </text:span><text:span text:style-name="T138">t</text:span><text:span text:style-name="T137">he </text:span><text:span text:style-name="T138">SUBTLEX-[lang].csv file </text:span><text:span text:style-name="T119">) / </text:span><text:span text:style-name="T152">1000 000 )</text:span></text:p>
      <text:p text:style-name="P133"/>
      <text:p text:style-name="P148"><text:span text:style-name="T152">F</text:span><text:span text:style-name="T49">or Italian it was </text:span><text:span text:style-name="T121">log10 ( FREQCOUNT + 1 ) - </text:span><text:span text:style-name="T152">log10 ( </text:span><text:span text:style-name="T49">0.517564</text:span><text:span text:style-name="T152"> )</text:span></text:p>
      <text:p text:style-name="P83"/>
      <text:p text:style-name="P151"><text:span text:style-name="T119">- L</text:span><text:span text:style-name="T121">og10</text:span><text:span text:style-name="T128">CD</text:span><text:span text:style-name="T121">: <text:s/>log10 ( </text:span><text:span text:style-name="T130">CDCOUNT</text:span><text:span text:style-name="T123"> + 1 </text:span><text:span text:style-name="T121">)</text:span></text:p>
      <text:p text:style-name="P84"/>
      <text:p text:style-name="P152"><text:span text:style-name="T119">- </text:span><text:span text:style-name="T153">Informativeness in million: </text:span><text:span text:style-name="T154">number of words with the same first 3 characters </text:span><text:span text:style-name="T158">and of the same length</text:span><text:span text:style-name="T154"> as this word</text:span><text:span text:style-name="T158"> </text:span><text:span text:style-name="T154">in the </text:span><text:span text:style-name="T142">subtlex-it.csv</text:span><text:span text:style-name="T146"> </text:span><text:span text:style-name="T147">file</text:span><text:span text:style-name="T144"> </text:span><text:span text:style-name="T154">(this word included).</text:span></text:p>
      <text:p text:style-name="P84"/>
      <text:p text:style-name="P152"><text:span text:style-name="T119">- </text:span><text:span text:style-name="T153">Familiarity in million: </text:span><text:span text:style-name="T155">sum of </text:span><text:span text:style-name="T131">FREQCOUNT</text:span><text:span text:style-name="T134">s of all the words with the same first 3 characters </text:span><text:span text:style-name="T158">and of the same length</text:span><text:span text:style-name="T134"> as this word in the </text:span><text:span text:style-name="T142">subtlex-it.csv </text:span><text:span text:style-name="T147">file</text:span><text:span text:style-name="T144"> (this word’</text:span><text:span text:style-name="T145">s </text:span><text:span text:style-name="T148">FREQCOUNT</text:span><text:span text:style-name="T144"> </text:span><text:span text:style-name="T145">added to the sum</text:span><text:span text:style-name="T144">).</text:span></text:p>
      <text:p text:style-name="P85"/>
      <text:p text:style-name="P84"/>
      <text:p text:style-name="P153"><text:span text:style-name="T121">T</text:span><text:span text:style-name="T49">he generated .csv files with </text:span><text:span text:style-name="T141">word \t number</text:span><text:span text:style-name="T49"> per line have to be copied to the </text:span><text:span text:style-name="T143">src/main/resources/table</text:span><text:span text:style-name="T49"> folder of the </text:span><text:span text:style-name="T149">ctap-feature</text:span><text:span text:style-name="T49"> project. </text:span><text:span text:style-name="T156">Their names should be added into the feature descriptors with the name SUBTLEX in the file name, that are in the folder</text:span></text:p>
      <text:p text:style-name="P153"><text:span text:style-name="T157">ctap-feature/</text:span><text:span text:style-name="T156">src/main/resources/FeatureAE</text:span></text:p>
      <text:p text:style-name="P41"/>
      <text:p text:style-name="P24"><text:span text:style-name="T32">How I </text:span><text:span text:style-name="T34">added </text:span><text:span text:style-name="T39">Google Books</text:span><text:span text:style-name="T34"> frequency features for Italian</text:span></text:p>
      <text:p text:style-name="P24"/>
      <text:p text:style-name="P86"><text:span text:style-name="T217">Google Books</text:span> frequencies are based on the corpus of <text:span text:style-name="T217">Google 1-grams</text:span><text:span text:style-name="T198"> </text:span><text:span text:style-name="T199">downloadable via URLS of type:</text:span></text:p>
      <text:p text:style-name="P86"><text:a xlink:type="simple" xlink:href="http://storage.googleapis.com/books/ngrams/books/googlebooks-%5Blanguage%5D-all-%5Bnumber%5Dgram-20120701-%5Bletter%5D.gz" text:style-name="Internet_20_link" text:visited-style-name="Visited_20_Internet_20_Link"><text:span text:style-name="T219">http://storage.googleapis.com/books/ngrams/books/googlebooks-[language]-all-</text:span></text:a><text:a xlink:type="simple" xlink:href="http://storage.googleapis.com/books/ngrams/books/googlebooks-%5Blanguage%5D-all-%5Bnumber%5Dgram-20120701-%5Bletter%5D.gz" text:style-name="Internet_20_link" text:visited-style-name="Visited_20_Internet_20_Link"><text:span text:style-name="T220">1</text:span></text:a><text:a xlink:type="simple" xlink:href="http://storage.googleapis.com/books/ngrams/books/googlebooks-%5Blanguage%5D-all-%5Bnumber%5Dgram-20120701-%5Bletter%5D.gz" text:style-name="Internet_20_link" text:visited-style-name="Visited_20_Internet_20_Link"><text:span text:style-name="T219">gram-20120701-[letter].gz</text:span></text:a></text:p>
      <text:p text:style-name="P65"/>
      <text:p text:style-name="P90"><text:span text:style-name="T197">Example: </text:span><text:a xlink:type="simple" xlink:href="http://storage.googleapis.com/books/ngrams/books/googlebooks-ita-all-1gram-20120701-t.gz" text:style-name="Internet_20_link" text:visited-style-name="Visited_20_Internet_20_Link"><text:span text:style-name="T218">http://storage.googleapis.com/books/ngrams/books/googlebooks-ita-all-1gram-20120701-t.gz</text:span></text:a></text:p>
      <text:p text:style-name="P90"><text:span text:style-name="T197">This URL contains an archive with </text:span><text:span text:style-name="T200">a file containing </text:span><text:span text:style-name="T197">1-grams of Italian words starting with the letter </text:span><text:span text:style-name="T26">t</text:span><text:span text:style-name="T197"> and their frequencies.</text:span></text:p>
      <text:p text:style-name="P66">I downloaded such files for all the letters of the Latin alphabet.</text:p>
      <text:p text:style-name="P66"/>
      <text:p text:style-name="P67">In the downloaded files from Google there are 4 columns:</text:p>
      <text:p text:style-name="P67">1 ngram</text:p>
      <text:p text:style-name="P67">2 year</text:p>
      <text:p text:style-name="P67">3 number of occurrences of this ngram this year</text:p>
      <text:p text:style-name="P67">4 number of volumes in which this word occurred</text:p>
      <text:p text:style-name="P67"/>
      <text:p text:style-name="P94"><text:span text:style-name="T197">Google n-grams contain entries from books starting from the 1</text:span><text:span text:style-name="T207">7</text:span><text:span text:style-name="T221">th</text:span><text:span text:style-name="T197"> century </text:span><text:span text:style-name="T208">(and maybe even earlier, I’m not sure)</text:span><text:span text:style-name="T197">, but </text:span><text:span text:style-name="T205">old books are much more rare than the new ones. I didn’t filter out </text:span><text:span text:style-name="T206">entries from old books: I took everything</text:span><text:span text:style-name="T205">.</text:span></text:p>
      <text:p text:style-name="P67"/>
      <text:p text:style-name="P91"><text:span text:style-name="T197">As those files contain many non-words, I applied Aspell spelling correction to them and only kept words for which Aspell suggested no correction. </text:span><text:span text:style-name="T201">I obtained a total of 900 591 words, </text:span><text:span text:style-name="T209">among which many non-Italian words</text:span><text:span text:style-name="T201">. </text:span><text:span text:style-name="T209">I didn’t apply any other kind of filtering to the lists.</text:span></text:p>
      <text:p text:style-name="P68">After that I calculated:</text:p>
      <text:p text:style-name="P69">- word frequency</text:p>
      <text:p text:style-name="P69">- word frequency in million</text:p>
      <text:p text:style-name="P69">- logarithmic word frequency</text:p>
      <text:p text:style-name="P69"><text:soft-page-break/>- logarithmic word frequency in million</text:p>
      <text:p text:style-name="P92"><text:span text:style-name="T202">- </text:span><text:span text:style-name="T204">i</text:span><text:span text:style-name="T203">nformativeness in million</text:span></text:p>
      <text:p text:style-name="P92"><text:span text:style-name="T202">- </text:span><text:span text:style-name="T204">f</text:span><text:span text:style-name="T203">amiliarity in million</text:span></text:p>
      <text:p text:style-name="P93"><text:span text:style-name="T203">t</text:span><text:span text:style-name="T197">he same way I calculated those measures for the SUBTLEX frequencies.</text:span></text:p>
      <text:p text:style-name="P70">I did not calculate contextual diversity.</text:p>
      <text:p text:style-name="P70"/>
      <text:p text:style-name="P25"><text:span text:style-name="T32">How I </text:span><text:span text:style-name="T34">added </text:span><text:span text:style-name="T40">syllable detection</text:span><text:span text:style-name="T34"> for Italian</text:span></text:p>
      <text:p text:style-name="P25"/>
      <text:p text:style-name="P95">In order to allow syllable detection for Italian, I modified the file ctap/feature/src/main/java/com/ctapweb/feature/annotator/SyllableAnnotator.java</text:p>
      <text:p text:style-name="P95"/>
      <text:p text:style-name="P156"><text:span text:style-name="T116">I added a function </text:span><text:span text:style-name="T22">annotateSyllablesItalian()</text:span> and modified the function <text:span text:style-name="T22">process()</text:span>. I added a condition into the <text:span text:style-name="T22">process()</text:span> function: if a word ends with <text:span text:style-name="T227">double </text:span><text:span text:style-name="T27">ll</text:span><text:span text:style-name="T227"> followed by </text:span>an apostrophe, it can’t be a tonic entity of its own and has to be analysed together with the following word. <text:span text:style-name="T22">Example: dall’alto: dal-lal-to </text:span><text:span text:style-name="T196">In such cases the hyphen is removed.</text:span></text:p>
      <text:p text:style-name="P100"/>
      <text:p text:style-name="Standard">The <text:span text:style-name="T22">annotateSyllablesItalian()</text:span> function is based on the code of <text:span text:style-name="T117">Lingua</text:span><text:span text:style-name="T89">::IT:Hyphenate </text:span><text:span text:style-name="T90">Perl module </text:span><text:span text:style-name="T89">written by </text:span><text:span text:style-name="T118">Aldo Calpini</text:span><text:span text:style-name="T89"> and found on https://it.comp.programmare.narkive.com/TExPlcuC/programma-di-sillabazione</text:span></text:p>
      <text:p text:style-name="P56">First '=' sign is inserted between syllables with the help of different rules based on regular expressions, then the syllables are registered. <text:span text:style-name="T6">I</text:span> added some extra rules to this code.</text:p>
      <text:p text:style-name="P56">Italian <text:span text:style-name="T5">syllabation</text:span> depends on the accent and accent is not marked in writing. For that reason in many cases word lists should be used in order to divide <text:span text:style-name="T225">words and word groups</text:span> into syllables correctly. Some such lists were used, but they are not exhaustive.</text:p>
      <text:p text:style-name="P56">The division into syllables <text:span text:style-name="T226">produced by this function</text:span> is correct in most cases, but not in every single case. There may be some mistakes.</text:p>
      <text:p text:style-name="Standard">In certain cases allows for variation with accents. (Accents are compulsory in Italian only in certain cases (<text:span text:style-name="T22">città</text:span>).)</text:p>
      <text:p text:style-name="P42"/>
      <text:p text:style-name="P56">Single vowels: aeiouyàèòùìéáíóúÁÉÍÓÚÀÈÌÒÙ</text:p>
      <text:p text:style-name="P56"/>
      <text:p text:style-name="P56"><text:span text:style-name="T224">Dittonghi</text:span>:</text:p>
      <text:p text:style-name="P56"><text:span text:style-name="T224">ià</text:span>, <text:span text:style-name="T224">iè</text:span>, <text:span text:style-name="T224">iò</text:span>, <text:span text:style-name="T224">iù</text:span> :<text:tab/><text:span text:style-name="T224">piàtto</text:span>, <text:span text:style-name="T224">fièno</text:span>, <text:span text:style-name="T224">fiòre</text:span>, <text:span text:style-name="T224">fiùme</text:span></text:p>
      <text:p text:style-name="P56"><text:span text:style-name="T224">uà</text:span>, <text:span text:style-name="T224">uè</text:span>, <text:span text:style-name="T224">uì</text:span>, <text:span text:style-name="T224">uò</text:span> :<text:tab/><text:span text:style-name="T224">guàsto</text:span>, <text:span text:style-name="T224">guèrra</text:span>, <text:span text:style-name="T224">guìda</text:span>, <text:span text:style-name="T224">fuòri</text:span></text:p>
      <text:p text:style-name="P56"><text:span text:style-name="T224">ài</text:span>, <text:span text:style-name="T224">àu</text:span> :<text:tab/><text:span text:style-name="T224">dirài</text:span>, <text:span text:style-name="T224">càusa</text:span></text:p>
      <text:p text:style-name="P56"><text:span text:style-name="T224">èi</text:span>, <text:span text:style-name="T224">èu</text:span> :<text:tab/><text:span text:style-name="T224">nèi</text:span>, <text:span text:style-name="T224">nèutro</text:span></text:p>
      <text:p text:style-name="P56"><text:span text:style-name="T224">òi</text:span> :<text:tab/><text:span text:style-name="T224">vòi</text:span></text:p>
      <text:p text:style-name="P101"/>
      <text:p text:style-name="P56"><text:span text:style-name="T224">Trittonghi</text:span>:</text:p>
      <text:p text:style-name="P56"><text:span text:style-name="T224">iài</text:span> :<text:tab/><text:span text:style-name="T224">soffiài</text:span></text:p>
      <text:p text:style-name="P56"><text:span text:style-name="T224">ièi</text:span> :<text:tab/><text:span text:style-name="T224">mièi</text:span></text:p>
      <text:p text:style-name="P56"><text:span text:style-name="T224">uài</text:span> :<text:tab/><text:span text:style-name="T224">guài</text:span></text:p>
      <text:p text:style-name="P56"><text:span text:style-name="T224">uòi</text:span> :<text:tab/><text:span text:style-name="T224">buòi</text:span></text:p>
      <text:p text:style-name="P71"><text:span text:style-name="T224">iuò</text:span> :<text:tab/><text:span text:style-name="T224">aiuòla</text:span></text:p>
      <text:p text:style-name="P87"/>
      <text:p text:style-name="P87"/>
      <text:p text:style-name="P26"><text:span text:style-name="T32">How I </text:span><text:span text:style-name="T41">added Flesch and Gulpease indexes</text:span></text:p>
      <text:p text:style-name="P26"/>
      <text:p text:style-name="P96"><text:span text:style-name="T198">F</text:span><text:span text:style-name="T197">lesch is a general readability ind</text:span><text:span text:style-name="T210">ice</text:span><text:span text:style-name="T197"> devised for English, while Gulpease is an adaptation of this index to Italian. </text:span><text:span text:style-name="T210">I implemented both indices </text:span><text:span text:style-name="T211">in CTAP and allow to run them with the same formulas </text:span><text:soft-page-break/><text:span text:style-name="T211">for all the 3 lan</text:span><text:span text:style-name="T212">guages currently implemented in CTAP: </text:span><text:span text:style-name="T213">English, German and Italian</text:span><text:span text:style-name="T212">. </text:span><text:span text:style-name="T213">It is up to the user to decide if he/she wants to run those formulas on his/her texts.</text:span></text:p>
      <text:p text:style-name="P76"/>
      <text:p text:style-name="P140">Flesch reading Ease formula used in CTAP:</text:p>
      <text:p text:style-name="P137">flesch = 206.835 - ( 84.6 * ( n<text:span text:style-name="T236">umber of </text:span>Syllables / n<text:span text:style-name="T236">umber of </text:span>Tokens )) - ( 1.015 * ( n<text:span text:style-name="T236">umber of </text:span>Tokens / n<text:span text:style-name="T236">umber of </text:span>Sentences ))</text:p>
      <text:p text:style-name="P139"><text:span text:style-name="T238">The values goes from 0 to 100. </text:span>The higher the value, the easier is the text.</text:p>
      <text:p text:style-name="P137"/>
      <text:p text:style-name="P140">Flesch-Kincaid Garde Level formula used in CTAP:</text:p>
      <text:p text:style-name="P138">flesch = ( 0.39 * ( n<text:span text:style-name="T237">umber of </text:span>Tokens / n<text:span text:style-name="T237">umber of </text:span>Sentences ) ) + ( 11.8 * ( n<text:span text:style-name="T237">umber of </text:span>Syllables / n<text:span text:style-name="T237">umber of </text:span>Tokens ) ) - 15.59</text:p>
      <text:p text:style-name="P160"/>
      <text:p text:style-name="P163">I have tested the CTAP implementation of the 2 Flesch formulas on a short text from Wikipedia:</text:p>
      <text:p text:style-name="P168"/>
      <text:p text:style-name="P167">Tennis is a racket sport that can be played individually against a single opponent (singles) or between two teams of two players each (doubles). Each player uses a tennis racket that is strung with cord to strike a hollow rubber ball covered with felt over or around a net and into the opponent's court. The object of the game is to maneuver the ball in such a way that the opponent is not able to play a valid return. The player who is unable to return the ball will not gain a point, while the opposite player will.</text:p>
      <text:p text:style-name="P167">Tennis is an Olympic sport and is played at all levels of society and at all ages. The sport can be played by anyone who can hold a racket, including wheelchair users. The modern game of tennis originated in Birmingham, England, in the late 19th century as lawn tennis. It had close connections both to various field (lawn) games such as croquet and bowls as well as to the older racket sport today called real tennis. During most of the 19th century, in fact, the term tennis referred to real tennis, not lawn tennis. </text:p>
      <text:p text:style-name="P160"/>
      <text:p text:style-name="P163">I compared the values obtained with CTAP with those obtained with 5 different on-line calculators. All the obtained values are different, but close to each other. Values given by CTAP are in the range of those given by other calculators, which indicates that the calculation is done correctly.</text:p>
      <text:p text:style-name="P163"/>
      <table:table table:name="Flesch" table:style-name="Flesch">
        <table:table-column table:style-name="Flesch.A" table:number-columns-repeated="6"/>
        <table:table-column table:style-name="Flesch.G"/>
        <table:table-row>
          <table:table-cell table:style-name="Flesch.A1" office:value-type="string">
            <text:p text:style-name="P204">indice</text:p>
          </table:table-cell>
          <table:table-cell table:style-name="Flesch.A1" office:value-type="string">
            <text:p text:style-name="P204">CTAP</text:p>
          </table:table-cell>
          <table:table-cell table:style-name="Flesch.A1" office:value-type="string">
            <text:p text:style-name="P51">https://www.online-utility.org/english/readability_test_and_improve.jsp</text:p>
          </table:table-cell>
          <table:table-cell table:style-name="Flesch.A1" office:value-type="string">
            <text:p text:style-name="P50">https://readabilityformulas.com/freetests/six-readability-formulas.php</text:p>
          </table:table-cell>
          <table:table-cell table:style-name="Flesch.A1" office:value-type="string">
            <text:p text:style-name="P50">https://goodcalculators.com/flesch-kincaid-calculator/</text:p>
          </table:table-cell>
          <table:table-cell table:style-name="Flesch.A1" office:value-type="string">
            <text:p text:style-name="P50">https://app.readable.com/text/?demo</text:p>
          </table:table-cell>
          <table:table-cell table:style-name="Flesch.G1" office:value-type="string">
            <text:p text:style-name="P50">https://www.prepostseo.com/readability-checker</text:p>
          </table:table-cell>
        </table:table-row>
        <table:table-row>
          <table:table-cell table:style-name="Flesch.F3" office:value-type="string">
            <text:p text:style-name="P205">Flesch-Kincaid Grade Level</text:p>
          </table:table-cell>
          <table:table-cell table:style-name="Flesch.F3" office:value-type="string">
            <text:p text:style-name="P205">9.1588255613</text:p>
          </table:table-cell>
          <table:table-cell table:style-name="Flesch.F3" office:value-type="string">
            <text:p text:style-name="P204">10</text:p>
          </table:table-cell>
          <table:table-cell table:style-name="Flesch.F3" office:value-type="string">
            <text:p text:style-name="P203">9.5</text:p>
          </table:table-cell>
          <table:table-cell table:style-name="Flesch.F3" office:value-type="string">
            <text:p text:style-name="P207">9.2</text:p>
          </table:table-cell>
          <table:table-cell table:style-name="Flesch.F3" office:value-type="string">
            <text:p text:style-name="P208">9.7</text:p>
          </table:table-cell>
          <table:table-cell table:style-name="Flesch.G3" office:value-type="string">
            <text:p text:style-name="P209">8.8</text:p>
          </table:table-cell>
        </table:table-row>
        <table:table-row>
          <table:table-cell table:style-name="Flesch.F3" office:value-type="string">
            <text:p text:style-name="P206">Flesch Reading Ease</text:p>
          </table:table-cell>
          <table:table-cell table:style-name="Flesch.F3" office:value-type="string">
            <text:p text:style-name="P206">67.5932412205</text:p>
          </table:table-cell>
          <table:table-cell table:style-name="Flesch.F3" office:value-type="string">
            <text:p text:style-name="P202"/>
          </table:table-cell>
          <table:table-cell table:style-name="Flesch.F3" office:value-type="string">
            <text:p text:style-name="P203">64.9</text:p>
          </table:table-cell>
          <table:table-cell table:style-name="Flesch.F3" office:value-type="string">
            <text:p text:style-name="P207">66.8</text:p>
          </table:table-cell>
          <table:table-cell table:style-name="Flesch.F3" office:value-type="string">
            <text:p text:style-name="P208">63.6</text:p>
          </table:table-cell>
          <table:table-cell table:style-name="Flesch.G3" office:value-type="string">
            <text:p text:style-name="P209">70.2</text:p>
          </table:table-cell>
        </table:table-row>
      </table:table>
      <text:p text:style-name="P163"/>
      <text:p text:style-name="P163"/>
      <text:p text:style-name="P163"/>
      <text:p text:style-name="P166">Gulpease formula <text:span text:style-name="T239">used in CTAP</text:span>:</text:p>
      <text:p text:style-name="P161">gulpease = 89 + (( 300 * n<text:span text:style-name="T235">umber of </text:span>Sentences – 10 * n<text:span text:style-name="T235">umber of </text:span>Letters) / n<text:span text:style-name="T235">umber of </text:span>Tokens )</text:p>
      <text:p text:style-name="P161"/>
      <text:p text:style-name="P162">The value goes from 0 to 100, 0 for very difficult to read texts <text:s/>and 100 for very easy to read texts.</text:p>
      <text:p text:style-name="P162"/>
      <text:p text:style-name="P164">I compared the value obtained with CTAP for the text I use for all my Italian measures tests with the value I obtained with READ-IT. The 2 values are close, but not identical, because the 2 programms calculate differently the number of syllables.</text:p>
      <text:p text:style-name="P164"/>
      <table:table table:name="Table1" table:style-name="Table1">
        <table:table-column table:style-name="Table1.A" table:number-columns-repeated="3"/>
        <table:table-row>
          <table:table-cell table:style-name="Table1.A1" office:value-type="string">
            <text:p text:style-name="P197">indice</text:p>
          </table:table-cell>
          <table:table-cell table:style-name="Table1.A1" office:value-type="string">
            <text:p text:style-name="P197">CTAP</text:p>
          </table:table-cell>
          <table:table-cell table:style-name="Table1.C1" office:value-type="string">
            <text:p text:style-name="P197">READ-IT</text:p>
          </table:table-cell>
        </table:table-row>
        <text:soft-page-break/>
        <table:table-row>
          <table:table-cell table:style-name="Table1.B2" office:value-type="string">
            <text:p text:style-name="P197">Gulpease</text:p>
          </table:table-cell>
          <table:table-cell table:style-name="Table1.B2" office:value-type="string">
            <text:p text:style-name="P200">52.<text:span text:style-name="T259">88</text:span></text:p>
          </table:table-cell>
          <table:table-cell table:style-name="Table1.C2" office:value-type="string">
            <text:p text:style-name="P199">52.4</text:p>
          </table:table-cell>
        </table:table-row>
      </table:table>
      <text:p text:style-name="P164"/>
      <text:p text:style-name="P88"/>
      <text:p text:style-name="P27"><text:span text:style-name="T32">How I </text:span><text:span text:style-name="T41">added </text:span><text:span text:style-name="T42">De Mauro lexical percentage</text:span><text:span text:style-name="T41"> indexes</text:span></text:p>
      <text:p text:style-name="P27"/>
      <text:p text:style-name="P97"><text:span text:style-name="T197">A popular lexical sophistication measure for Italian is to calculate the percentage of words of a text that are listed in the De Mauro Basic </text:span><text:span text:style-name="T214">dictionary</text:span><text:span text:style-name="T197">. The De Mauro Basic </text:span><text:span text:style-name="T214">dictionary</text:span><text:span text:style-name="T197"> contains a little bit more than 7000 most frequently used, common and well-known Italian words. </text:span><text:span text:style-name="T214">For the current CTAP implementation I used the dictionary published on-line on the site of </text:span><text:span text:style-name="T28">Internazionale</text:span><text:span text:style-name="T214">: </text:span><text:span text:style-name="T246">Il</text:span><text:span text:style-name="T247"> </text:span><text:span text:style-name="T246">Nuovo</text:span><text:span text:style-name="T247"> </text:span><text:span text:style-name="T246">vocabolario</text:span><text:span text:style-name="T247"> </text:span><text:span text:style-name="T246">di</text:span><text:span text:style-name="T247"> base </text:span><text:span text:style-name="T246">della</text:span><text:span text:style-name="T247"> </text:span><text:span text:style-name="T246">lingua</text:span><text:span text:style-name="T247"> </text:span><text:span text:style-name="T246">italiana</text:span><text:span text:style-name="T247">. </text:span><text:span text:style-name="T241">A </text:span><text:span text:style-name="T240">cura</text:span><text:span text:style-name="T241"> </text:span><text:span text:style-name="T240">di</text:span><text:span text:style-name="T241"> </text:span><text:span text:style-name="T240">Tullio</text:span><text:span text:style-name="T241"> </text:span><text:span text:style-name="T240">De</text:span><text:span text:style-name="T241"> </text:span><text:span text:style-name="T240">Mauro</text:span><text:span text:style-name="T241">. 23 </text:span><text:span text:style-name="T240">dicembre</text:span><text:span text:style-name="T241"> 2016. </text:span><text:a xlink:type="simple" xlink:href="https://dizionario.internazionale.it/nuovovocabolariodibase" text:style-name="Internet_20_link" text:visited-style-name="Visited_20_Internet_20_Link"><text:span text:style-name="T241">https://dizionario.internazionale.it/nuovovocabolariodibase</text:span></text:a><text:span text:style-name="T241"> </text:span><text:span text:style-name="T242">It contains 7220 lemmas.</text:span></text:p>
      <text:p text:style-name="P99"><text:span text:style-name="T242">I </text:span><text:span text:style-name="T241">added 2 complexity indexes to CTAP: for all lemmas and for unique lemmas. </text:span><text:span text:style-name="T243">The All Lemmas index counts all the lemmas of a text and counts how many of them are listed in the </text:span><text:span text:style-name="T249">De </text:span><text:span text:style-name="T250">M</text:span><text:span text:style-name="T249">auro</text:span><text:span text:style-name="T243"> dictionary, then gives a percentage. </text:span><text:span text:style-name="T244">The Unique Lemmas </text:span><text:span text:style-name="T245">index gives the percentage of unique lemmas listed in the </text:span><text:span text:style-name="T248">De Mauro</text:span><text:span text:style-name="T245"> dictionary among all the unique lemmas of the text.</text:span></text:p>
      <text:p text:style-name="P165"/>
      <table:table table:name="Table2" table:style-name="Table2">
        <table:table-column table:style-name="Table2.A" table:number-columns-repeated="3"/>
        <table:table-row>
          <table:table-cell table:style-name="Table2.A1" office:value-type="string">
            <text:p text:style-name="P198">indice</text:p>
          </table:table-cell>
          <table:table-cell table:style-name="Table2.A1" office:value-type="string">
            <text:p text:style-name="P198">CTAP</text:p>
          </table:table-cell>
          <table:table-cell table:style-name="Table2.C1" office:value-type="string">
            <text:p text:style-name="P198">READ-IT</text:p>
          </table:table-cell>
        </table:table-row>
        <table:table-row>
          <table:table-cell table:style-name="Table2.B2" office:value-type="string">
            <text:p text:style-name="P201">% of lemmas belonging to the basic vocabulary</text:p>
          </table:table-cell>
          <table:table-cell table:style-name="Table2.B2" office:value-type="string">
            <text:p text:style-name="P201"><text:span text:style-name="T260">6</text:span>6% <text:span text:style-name="T261">with Tint lemmatiser</text:span> <text:span text:style-name="T261">(had been 76% with TreeTagger)</text:span></text:p>
          </table:table-cell>
          <table:table-cell table:style-name="Table2.C2" office:value-type="string">
            <text:p text:style-name="P201">78%</text:p>
          </table:table-cell>
        </table:table-row>
      </table:table>
      <text:p text:style-name="P165"/>
      <text:p text:style-name="P89"/>
      <text:p text:style-name="P55"><text:span text:style-name="T41">C</text:span><text:span text:style-name="T32">onnectives and Cohesion Complexity</text:span></text:p>
      <text:p text:style-name="P28"/>
      <text:p text:style-name="P98"><text:span text:style-name="T215">Lists of connectives for Italian were created by Lorenzo Zanasi and Nadezda Okinina on purpose to be used in CTAP. </text:span><text:span text:style-name="T216">There are 14 lists:</text:span></text:p>
      <text:p text:style-name="P77">1 all connectives: all the lists put together</text:p>
      <text:p text:style-name="P77">2 additive</text:p>
      <text:p text:style-name="P77">3 adversative</text:p>
      <text:p text:style-name="P77">4 adversative and concessive: 2 lists put together</text:p>
      <text:p text:style-name="P78">5 argumentative</text:p>
      <text:p text:style-name="P78">6 causal</text:p>
      <text:p text:style-name="P78">7 concessive</text:p>
      <text:p text:style-name="P78">8 consequence</text:p>
      <text:p text:style-name="P78">9 explicative</text:p>
      <text:p text:style-name="P78">10 hierarchy</text:p>
      <text:p text:style-name="P78">11 hypothetical and conditional</text:p>
      <text:p text:style-name="P78">12 multifunctional</text:p>
      <text:p text:style-name="P78">13 purpose</text:p>
      <text:p text:style-name="P78">14 temporal</text:p>
      <text:p text:style-name="P78"/>
      <text:p text:style-name="P79">Here is the content of these lists:</text:p>
      <text:p text:style-name="P114">Additive</text:p>
      <text:p text:style-name="P79">anche</text:p>
      <text:p text:style-name="P79">ancora</text:p>
      <text:p text:style-name="P79">e</text:p>
      <text:p text:style-name="P79">ed</text:p>
      <text:p text:style-name="P79">in aggiunta</text:p>
      <text:p text:style-name="P79">in oltre</text:p>
      <text:p text:style-name="P79">in più</text:p>
      <text:p text:style-name="P79"><text:soft-page-break/>inoltre</text:p>
      <text:p text:style-name="P79">oltre a ciò</text:p>
      <text:p text:style-name="P79">per di più</text:p>
      <text:p text:style-name="P79">per giunta</text:p>
      <text:p text:style-name="P79">per sopraggiunta</text:p>
      <text:p text:style-name="P79">per soprammercato</text:p>
      <text:p text:style-name="P79">per soprappaga</text:p>
      <text:p text:style-name="P79">perdipiù</text:p>
      <text:p text:style-name="P79">tra l'altro</text:p>
      <text:p text:style-name="P79">ulteriormente</text:p>
      <text:p text:style-name="P79"/>
      <text:p text:style-name="P114">Adversative</text:p>
      <text:p text:style-name="P79">al contrario</text:p>
      <text:p text:style-name="P79">all'inverso</text:p>
      <text:p text:style-name="P79">all'opposto</text:p>
      <text:p text:style-name="P79">anzi</text:p>
      <text:p text:style-name="P79">anziché</text:p>
      <text:p text:style-name="P79">cionondimeno</text:p>
      <text:p text:style-name="P79">ciononostante</text:p>
      <text:p text:style-name="P79">ciò nonostante</text:p>
      <text:p text:style-name="P79">contrariamente</text:p>
      <text:p text:style-name="P79">d'altra parte</text:p>
      <text:p text:style-name="P79">d'altro canto</text:p>
      <text:p text:style-name="P79">d'altronde</text:p>
      <text:p text:style-name="P79">del resto</text:p>
      <text:p text:style-name="P79">differentemente</text:p>
      <text:p text:style-name="P79">diversamente</text:p>
      <text:p text:style-name="P79">eppure</text:p>
      <text:p text:style-name="P79">invece</text:p>
      <text:p text:style-name="P79">laddove</text:p>
      <text:p text:style-name="P79">ma</text:p>
      <text:p text:style-name="P79">mentre</text:p>
      <text:p text:style-name="P79">nondimeno</text:p>
      <text:p text:style-name="P79">per converso</text:p>
      <text:p text:style-name="P79">per il resto</text:p>
      <text:p text:style-name="P79">peraltro</text:p>
      <text:p text:style-name="P79">però</text:p>
      <text:p text:style-name="P79">piuttosto che</text:p>
      <text:p text:style-name="P79">pure</text:p>
      <text:p text:style-name="P79">tuttafiata</text:p>
      <text:p text:style-name="P79">tuttavia</text:p>
      <text:p text:style-name="P79">tuttavolta</text:p>
      <text:p text:style-name="P79">viceversa</text:p>
      <text:p text:style-name="P78"/>
      <text:p text:style-name="P114">Argumentative</text:p>
      <text:p text:style-name="P79">a proposito di</text:p>
      <text:p text:style-name="P79">in relazione a</text:p>
      <text:p text:style-name="P79">per quanto riguarda</text:p>
      <text:p text:style-name="P79">relativamente a</text:p>
      <text:p text:style-name="P79">riguardo a</text:p>
      <text:p text:style-name="P79"><text:soft-page-break/></text:p>
      <text:p text:style-name="P114">Causal</text:p>
      <text:p text:style-name="P79">ché</text:p>
      <text:p text:style-name="P79">considerato che</text:p>
      <text:p text:style-name="P79">dacché</text:p>
      <text:p text:style-name="P79">dal momento che</text:p>
      <text:p text:style-name="P79">dappoiché</text:p>
      <text:p text:style-name="P79">dato che</text:p>
      <text:p text:style-name="P79">essendoché</text:p>
      <text:p text:style-name="P79">giacché</text:p>
      <text:p text:style-name="P79">per il fatto che</text:p>
      <text:p text:style-name="P79">per la ragione che</text:p>
      <text:p text:style-name="P79">perché</text:p>
      <text:p text:style-name="P79">perciocché</text:p>
      <text:p text:style-name="P79">poiché</text:p>
      <text:p text:style-name="P79">siccome</text:p>
      <text:p text:style-name="P79">stante che</text:p>
      <text:p text:style-name="P79">visto che</text:p>
      <text:p text:style-name="P79"/>
      <text:p text:style-name="P115">Concessive</text:p>
      <text:p text:style-name="P80">ancorché</text:p>
      <text:p text:style-name="P80">ancorquando</text:p>
      <text:p text:style-name="P80">benché</text:p>
      <text:p text:style-name="P80">malgrado</text:p>
      <text:p text:style-name="P80">quantunque</text:p>
      <text:p text:style-name="P80">sebbene</text:p>
      <text:p text:style-name="P80">seppure</text:p>
      <text:p text:style-name="P80"/>
      <text:p text:style-name="P116">Consequence</text:p>
      <text:p text:style-name="P81">conseguentemente</text:p>
      <text:p text:style-name="P81">così che</text:p>
      <text:p text:style-name="P81">da ciò si deduce che</text:p>
      <text:p text:style-name="P81">da questo si deduce che</text:p>
      <text:p text:style-name="P81">di conseguenza</text:p>
      <text:p text:style-name="P81">dunque</text:p>
      <text:p text:style-name="P81">motivo per cui</text:p>
      <text:p text:style-name="P81">ne deriva che</text:p>
      <text:p text:style-name="P81">per cui</text:p>
      <text:p text:style-name="P81">perciò</text:p>
      <text:p text:style-name="P81">pertanto</text:p>
      <text:p text:style-name="P81">quindi</text:p>
      <text:p text:style-name="P81">ragion per cui</text:p>
      <text:p text:style-name="P81">sicché</text:p>
      <text:p text:style-name="P81"/>
      <text:p text:style-name="P117">Explicative</text:p>
      <text:p text:style-name="P82">ad esempio</text:p>
      <text:p text:style-name="P82">appunto</text:p>
      <text:p text:style-name="P82">cioè</text:p>
      <text:p text:style-name="P82">come</text:p>
      <text:p text:style-name="P82">concretamente</text:p>
      <text:p text:style-name="P82"><text:soft-page-break/>davvero</text:p>
      <text:p text:style-name="P82">di fatto</text:p>
      <text:p text:style-name="P82">difatti</text:p>
      <text:p text:style-name="P82">effettivamente</text:p>
      <text:p text:style-name="P82">esattamente</text:p>
      <text:p text:style-name="P82">in altre parole</text:p>
      <text:p text:style-name="P82">in altri termini</text:p>
      <text:p text:style-name="P82">in concreto</text:p>
      <text:p text:style-name="P82">in questo modo</text:p>
      <text:p text:style-name="P82">in realtà</text:p>
      <text:p text:style-name="P82">in sintesi</text:p>
      <text:p text:style-name="P82">in verità</text:p>
      <text:p text:style-name="P82">infatti</text:p>
      <text:p text:style-name="P82">invero</text:p>
      <text:p text:style-name="P82">ossia</text:p>
      <text:p text:style-name="P82">ovvero</text:p>
      <text:p text:style-name="P82">ovverosia</text:p>
      <text:p text:style-name="P82">per così dire</text:p>
      <text:p text:style-name="P82">per esempio</text:p>
      <text:p text:style-name="P82">precisamente</text:p>
      <text:p text:style-name="P82">proprio</text:p>
      <text:p text:style-name="P82">realmente</text:p>
      <text:p text:style-name="P82">tanto è vero</text:p>
      <text:p text:style-name="P82">vale a dire</text:p>
      <text:p text:style-name="P82">veramente</text:p>
      <text:p text:style-name="P78"/>
      <text:p text:style-name="P118">Hierarchy</text:p>
      <text:p text:style-name="P123">a questo punto</text:p>
      <text:p text:style-name="P123">all'inizio</text:p>
      <text:p text:style-name="P123">anche</text:p>
      <text:p text:style-name="P123">anteriormente</text:p>
      <text:p text:style-name="P123">anzitutto</text:p>
      <text:p text:style-name="P123">appresso</text:p>
      <text:p text:style-name="P123">come</text:p>
      <text:p text:style-name="P123">di seguito</text:p>
      <text:p text:style-name="P123">dopo</text:p>
      <text:p text:style-name="P123">in aggiunta</text:p>
      <text:p text:style-name="P123">in conclusione</text:p>
      <text:p text:style-name="P123">in più</text:p>
      <text:p text:style-name="P123">in primo luogo</text:p>
      <text:p text:style-name="P123">in seguito</text:p>
      <text:p text:style-name="P123">indi</text:p>
      <text:p text:style-name="P123">infine</text:p>
      <text:p text:style-name="P123">inizialmente</text:p>
      <text:p text:style-name="P123">innanzitutto</text:p>
      <text:p text:style-name="P123">inoltre</text:p>
      <text:p text:style-name="P123">insomma</text:p>
      <text:p text:style-name="P123">nello stesso modo</text:p>
      <text:p text:style-name="P123">non ci resta che</text:p>
      <text:p text:style-name="P123">oltre a ciò</text:p>
      <text:p text:style-name="P123"><text:soft-page-break/>oltre a quanto è stato detto</text:p>
      <text:p text:style-name="P123">oltre a questo</text:p>
      <text:p text:style-name="P123">per di più</text:p>
      <text:p text:style-name="P123">per giunta</text:p>
      <text:p text:style-name="P123">per prima cosa</text:p>
      <text:p text:style-name="P123">poi</text:p>
      <text:p text:style-name="P123">posteriormente</text:p>
      <text:p text:style-name="P123">preliminarmente</text:p>
      <text:p text:style-name="P123">prima di tutto</text:p>
      <text:p text:style-name="P123">quindi</text:p>
      <text:p text:style-name="P123">si aggiunga il fatto che</text:p>
      <text:p text:style-name="P123">successivamente</text:p>
      <text:p text:style-name="P123">ulteriormente</text:p>
      <text:p text:style-name="P123"/>
      <text:p text:style-name="P119">Hypothetical and conditional</text:p>
      <text:p text:style-name="P124">ammettendo che</text:p>
      <text:p text:style-name="P124">nel caso in cui</text:p>
      <text:p text:style-name="P124">nel caso che</text:p>
      <text:p text:style-name="P124">partendo dal presupposto che</text:p>
      <text:p text:style-name="P124">poniamo il caso che</text:p>
      <text:p text:style-name="P124">supposto che</text:p>
      <text:p text:style-name="P124">purché</text:p>
      <text:p text:style-name="P124">qualora</text:p>
      <text:p text:style-name="P124">a condizione che</text:p>
      <text:p text:style-name="P124">a patto che</text:p>
      <text:p text:style-name="P124">nell'ipotesi in cui</text:p>
      <text:p text:style-name="P124">nell'eventualità che</text:p>
      <text:p text:style-name="P124">sempre che</text:p>
      <text:p text:style-name="P124">mettiamo il caso che</text:p>
      <text:p text:style-name="P124">putacaso</text:p>
      <text:p text:style-name="P124">se</text:p>
      <text:p text:style-name="P124">semmai</text:p>
      <text:p text:style-name="P124">posto che</text:p>
      <text:p text:style-name="P124">ove</text:p>
      <text:p text:style-name="P124">laddove</text:p>
      <text:p text:style-name="P124"/>
      <text:p text:style-name="P120">Multifunctional</text:p>
      <text:p text:style-name="P125">allora</text:p>
      <text:p text:style-name="P125">anche</text:p>
      <text:p text:style-name="P125">anteriormente</text:p>
      <text:p text:style-name="P125">come</text:p>
      <text:p text:style-name="P125">dacché</text:p>
      <text:p text:style-name="P125">dopo</text:p>
      <text:p text:style-name="P125">in aggiunta</text:p>
      <text:p text:style-name="P125">in più</text:p>
      <text:p text:style-name="P125">in primo luogo</text:p>
      <text:p text:style-name="P125">in seguito</text:p>
      <text:p text:style-name="P125">infine</text:p>
      <text:p text:style-name="P125">inizialmente</text:p>
      <text:p text:style-name="P125">innanzitutto</text:p>
      <text:p text:style-name="P125"><text:soft-page-break/>mentre</text:p>
      <text:p text:style-name="P125">nondimeno</text:p>
      <text:p text:style-name="P125">oltre a ciò</text:p>
      <text:p text:style-name="P125">per di più</text:p>
      <text:p text:style-name="P125">per giunta</text:p>
      <text:p text:style-name="P125">poi</text:p>
      <text:p text:style-name="P125">posteriormente</text:p>
      <text:p text:style-name="P125">quindi</text:p>
      <text:p text:style-name="P125">successivamente</text:p>
      <text:p text:style-name="P125">tempo fa</text:p>
      <text:p text:style-name="P123"/>
      <text:p text:style-name="P121">Purpose</text:p>
      <text:p text:style-name="P126">acciocché</text:p>
      <text:p text:style-name="P126">affinché</text:p>
      <text:p text:style-name="P126">al fine di</text:p>
      <text:p text:style-name="P126">allo scopo che</text:p>
      <text:p text:style-name="P126">allo scopo di</text:p>
      <text:p text:style-name="P126">onde</text:p>
      <text:p text:style-name="P126"/>
      <text:p text:style-name="P122">Temporal</text:p>
      <text:p text:style-name="P127">a quei tempi</text:p>
      <text:p text:style-name="P127">a questo punto</text:p>
      <text:p text:style-name="P127">adesso</text:p>
      <text:p text:style-name="P127">alla fine</text:p>
      <text:p text:style-name="P127">allora</text:p>
      <text:p text:style-name="P127">allorché</text:p>
      <text:p text:style-name="P127">allorquando</text:p>
      <text:p text:style-name="P127">anni fa</text:p>
      <text:p text:style-name="P127">antecedente a</text:p>
      <text:p text:style-name="P127">anteriormente</text:p>
      <text:p text:style-name="P127">anticamente</text:p>
      <text:p text:style-name="P127">anzitutto</text:p>
      <text:p text:style-name="P127">dapprima</text:p>
      <text:p text:style-name="P127">dapprincipio</text:p>
      <text:p text:style-name="P127">dopo</text:p>
      <text:p text:style-name="P127">dopodiché</text:p>
      <text:p text:style-name="P127">giorni fa</text:p>
      <text:p text:style-name="P127">in anticipo</text:p>
      <text:p text:style-name="P127">in passato</text:p>
      <text:p text:style-name="P127">in precedenza</text:p>
      <text:p text:style-name="P127">in primo luogo</text:p>
      <text:p text:style-name="P127">in quel momento</text:p>
      <text:p text:style-name="P127">in quell'istante</text:p>
      <text:p text:style-name="P127">in questo istante</text:p>
      <text:p text:style-name="P127">in questo momento</text:p>
      <text:p text:style-name="P127">in seguito</text:p>
      <text:p text:style-name="P127">infine</text:p>
      <text:p text:style-name="P127">inizialmente</text:p>
      <text:p text:style-name="P127">innanzi</text:p>
      <text:p text:style-name="P127">innanzitutto</text:p>
      <text:p text:style-name="P127"><text:soft-page-break/>intanto che</text:p>
      <text:p text:style-name="P127">laddove</text:p>
      <text:p text:style-name="P127">mentre</text:p>
      <text:p text:style-name="P127">mesi fa</text:p>
      <text:p text:style-name="P127">nel frattempo</text:p>
      <text:p text:style-name="P127">or ora</text:p>
      <text:p text:style-name="P127">ora</text:p>
      <text:p text:style-name="P127">oramai</text:p>
      <text:p text:style-name="P127">ormai</text:p>
      <text:p text:style-name="P127">piú tardi</text:p>
      <text:p text:style-name="P127">poco fa</text:p>
      <text:p text:style-name="P127">poi</text:p>
      <text:p text:style-name="P127">posteriormente</text:p>
      <text:p text:style-name="P127">precedentemente</text:p>
      <text:p text:style-name="P127">qualche anno fa</text:p>
      <text:p text:style-name="P127">qualche giorno fa</text:p>
      <text:p text:style-name="P127">qualche mese fa</text:p>
      <text:p text:style-name="P127">qualche settimana fa</text:p>
      <text:p text:style-name="P127">qualche tempo fa</text:p>
      <text:p text:style-name="P127">quando</text:p>
      <text:p text:style-name="P127">settimane fa</text:p>
      <text:p text:style-name="P127">successivamente</text:p>
      <text:p text:style-name="P127">tempo addietro</text:p>
      <text:p text:style-name="P127">tempo fa</text:p>
      <text:p text:style-name="P127">una volta</text:p>
      <text:p text:style-name="P78"/>
      <text:p text:style-name="P170"/>
      <text:p text:style-name="P169"/>
      <text:p text:style-name="P22"><text:span text:style-name="T32">How I </text:span><text:span text:style-name="T35">tested </text:span><text:span text:style-name="T38">CTAP </text:span><text:span text:style-name="T36">s</text:span><text:span text:style-name="T35">yntactic relationship detection</text:span><text:span text:style-name="T34"> for Italian</text:span></text:p>
      <text:p text:style-name="P22"/>
      <text:p text:style-name="P36"><text:span text:style-name="T55">S</text:span><text:span text:style-name="T69">yntactic relationships between pairs of Italian words (UD dependencies) in CTAP are produced by Tint </text:span><text:span text:style-name="T67">(</text:span><text:span text:style-name="T172">http://tint.fbk.eu/parsing.html</text:span><text:span text:style-name="T67">)</text:span><text:span text:style-name="T69">. </text:span><text:span text:style-name="T68">Tint was trained on ISTD (Italian Stanford Dependency Treebank) and is reported to give 84.67 (LAS: </text:span><text:span text:style-name="T70">labeled attachment score</text:span><text:span text:style-name="T68">) and 87.05 (UAS: </text:span><text:span text:style-name="T70">unlabeled attachment score</text:span><text:span text:style-name="T68">) on the Universal Dependencies test set.</text:span></text:p>
      <text:p text:style-name="P37"><text:span text:style-name="T68">I</text:span><text:span text:style-name="T52">n order to check that CTAP does not introduce errors to the output of Tint, </text:span><text:span text:style-name="T71">I tested CTAP on ISTD </text:span><text:span text:style-name="T72">downloadable at </text:span><text:a xlink:type="simple" xlink:href="https://github.com/UniversalDependencies/UD_Italian-ISDT.git" text:style-name="Internet_20_link" text:visited-style-name="Visited_20_Internet_20_Link">https://github.com/UniversalDependencies/UD_Italian-ISDT.git</text:a><text:span text:style-name="T71">. </text:span><text:span text:style-name="T73">I calculated the SMAPE2: symmetric mean absolute percentage error </text:span><text:span text:style-name="T74">(https://en.wikipedia.org/wiki/Symmetric_mean_absolute_percentage_error)</text:span><text:span text:style-name="T73">. </text:span><text:span text:style-name="T75">I obtained the SMAPE2 <text:s/>value of 15.9%, which corresponds to the LAS value reported for Tint performance (15.9 + 84.67 = </text:span><text:span text:style-name="T76">100,57, </text:span><text:span text:style-name="T77">almost 100%</text:span><text:span text:style-name="T75">). </text:span><text:span text:style-name="T78">It means that CTAP does not loose any of Tint syntactic relationship detection performances.</text:span></text:p>
      <text:p text:style-name="P40"/>
      <text:p text:style-name="P23"><text:span text:style-name="T32">How I </text:span><text:span text:style-name="T35">tested </text:span><text:span text:style-name="T38">CTAP </text:span><text:span text:style-name="T37">POS</text:span><text:span text:style-name="T35"> detection</text:span><text:span text:style-name="T34"> for Italian</text:span></text:p>
      <text:p text:style-name="P23"/>
      <text:p text:style-name="P38"><text:span text:style-name="T78">P</text:span><text:span text:style-name="T82">art of speech (POS) tagging in CTAP is performed by </text:span><text:span text:style-name="T79">the OpenNLP </text:span><text:span text:style-name="T83">Maxent </text:span><text:span text:style-name="T79">POS tagger </text:span><text:span text:style-name="T80">downloadable at </text:span><text:a xlink:type="simple" xlink:href="https://github.com/aciapetti/opennlp-italian-models" text:style-name="Internet_20_link" text:visited-style-name="Visited_20_Internet_20_Link">https://github.com/aciapetti/opennlp-italian-models</text:a><text:span text:style-name="T82">. </text:span><text:span text:style-name="T81">Its reported accuracy </text:span><text:span text:style-name="T88">on the Italian version of Wikipedia </text:span><text:span text:style-name="T81">is 97.56%.</text:span></text:p>
      <text:p text:style-name="P39"><text:span text:style-name="T81">I </text:span><text:span text:style-name="T84">tested CTAP POS tagging performance on ISDT/DPIE downloadable at <text:s/></text:span><text:a xlink:type="simple" xlink:href="http://medialab.di.unipi.it/Evalita2014/resources/DPIE/DPIE_Development_DS_1.tgz" text:style-name="Internet_20_link" text:visited-style-name="Visited_20_Internet_20_Link">http://medialab.di.unipi.it/Evalita2014/resources/DPIE/DPIE_Development_DS_1.tgz</text:a><text:span text:style-name="T52"> </text:span><text:span text:style-name="T84">(after free </text:span><text:soft-page-break/><text:span text:style-name="T84">registration on the site). </text:span><text:span text:style-name="T73">I calculated the SMAPE2: symmetric mean absolute percentage error </text:span><text:span text:style-name="T74">(</text:span><text:a xlink:type="simple" xlink:href="https://en.wikipedia.org/wiki/Symmetric_mean_absolute_percentage_error" text:style-name="Internet_20_link" text:visited-style-name="Visited_20_Internet_20_Link">https://en.wikipedia.org/wiki/Symmetric_mean_absolute_percentage_error</text:a><text:span text:style-name="T74">)</text:span><text:span text:style-name="T73">. </text:span><text:span text:style-name="T85">I obtained the SMAPE2 value of 11.42% which does not correspond to the reported accuracy of the Open NLP POS tagger. </text:span><text:span text:style-name="T86">The SMAPE2 I obtained indicates a performance </text:span><text:span text:style-name="T87">inferior by around 8% to the reported performance</text:span><text:span text:style-name="T86">.</text:span></text:p>
      <text:p text:style-name="P16"/>
      <text:p text:style-name="P43"><text:span text:style-name="T86">I </text:span><text:span text:style-name="T52">also compared the performance of </text:span><text:span text:style-name="T79">OpenNLP </text:span><text:span text:style-name="T83">Maxent </text:span><text:span text:style-name="T79">POS tagger </text:span><text:span text:style-name="T52">on original learner texts containing orthographic errors and their corrected versions.</text:span></text:p>
      <text:p text:style-name="P45"><text:span text:style-name="T52">I took 4 learner texts </text:span><text:span text:style-name="T92">of the SMS collection, written by students from Italian schools </text:span><text:span text:style-name="T97">who have a rather good mastery of the written Italian</text:span><text:span text:style-name="T92">. These 4 texts</text:span><text:span text:style-name="T52"> contain in total 600 tokens, punctuation included. </text:span><text:span text:style-name="T98">30 orthographic errors were found in these texts, errors with </text:span><text:span text:style-name="T101">capital letters (</text:span><text:span text:style-name="T102">4 in total</text:span><text:span text:style-name="T101">) and errors with </text:span><text:span text:style-name="T98">accents </text:span><text:span text:style-name="T100">(</text:span><text:span text:style-name="T99">7 in total</text:span><text:span text:style-name="T100">) </text:span><text:span text:style-name="T98">included</text:span><text:span text:style-name="T100">.</text:span></text:p>
      <text:p text:style-name="P45"><text:span text:style-name="T111">Example</text:span><text:span text:style-name="T112">s</text:span><text:span text:style-name="T111">:</text:span></text:p>
      <text:p text:style-name="P48"><text:span text:style-name="T106">- alto adige </text:span><text:span text:style-name="T113">instead of</text:span><text:span text:style-name="T106"> Alto Adige</text:span></text:p>
      <text:p text:style-name="P45"><text:span text:style-name="T109">- possibilita</text:span><text:span text:style-name="T98"> instead of </text:span><text:span text:style-name="T109">possibilità</text:span><text:span text:style-name="T98">, </text:span><text:span text:style-name="T108">perchè </text:span><text:span text:style-name="T115">instead of</text:span><text:span text:style-name="T110"> </text:span><text:span text:style-name="T108">perché</text:span><text:span text:style-name="T98">.</text:span></text:p>
      <text:p text:style-name="P17"/>
      <text:p text:style-name="P44"><text:span text:style-name="T52">Between the original and corrected versions </text:span><text:span text:style-name="T93">of these 4 texts</text:span><text:span text:style-name="T52">, 3.8% of POS tags resulted different: 23 tags in total. 15 out of these 23 tags reported different parts of speech, while 8 tags reported the same part of speech, but with different </text:span><text:span text:style-name="T94">further</text:span><text:span text:style-name="T52"> characteristics (</text:span><text:span text:style-name="T106">Ss</text:span><text:span text:style-name="T52"> instead of </text:span><text:span text:style-name="T106">SP</text:span><text:span text:style-name="T52">, when </text:span><text:span text:style-name="T106">Germania</text:span><text:span text:style-name="T52"> was written with a small initial letter: </text:span><text:span text:style-name="T106">germania</text:span><text:span text:style-name="T52">).</text:span></text:p>
      <text:p text:style-name="P46"><text:span text:style-name="T52">In Italian, errors with accents are not considered important. However, </text:span><text:span text:style-name="T91">they are </text:span><text:span text:style-name="T99">crucial</text:span><text:span text:style-name="T91"> for the POS tagger. For example, a lot of pupils wrote the word </text:span><text:span text:style-name="T108">perché</text:span><text:span text:style-name="T91"> as </text:span><text:span text:style-name="T108">perchè</text:span><text:span text:style-name="T91"> and therefore it was erroneously tagged as </text:span><text:span text:style-name="T108">SP</text:span><text:span text:style-name="T91"> instead of </text:span><text:span text:style-name="T108">CS</text:span><text:span text:style-name="T91">.</text:span></text:p>
      <text:p text:style-name="P47"><text:span text:style-name="T86">H</text:span><text:span text:style-name="T52">owever, not all orthographic errors induce erroneous POS tags: 7 orthographic erro</text:span><text:span text:style-name="T95">r</text:span><text:span text:style-name="T52">s had no incidence on the POS tags. </text:span><text:span text:style-name="T96">It means that around 25% of orthographic errors do not result in erroneous POS tags.</text:span></text:p>
      <text:p text:style-name="P16"/>
      <text:p text:style-name="P49"><text:span text:style-name="T86">A</text:span><text:span text:style-name="T52">part from “normal” SMS texts from Italian schools, I also analysed the performance of the </text:span><text:span text:style-name="T79">OpenNLP </text:span><text:span text:style-name="T83">Maxent </text:span><text:span text:style-name="T52">POS tagger on a text from a disgraphical student. </text:span><text:span text:style-name="T103">It consists of 134 tokens, punctuation included, </text:span><text:span text:style-name="T104">and includes 27 orthographic errors</text:span><text:span text:style-name="T103">. 11.9% of POS tags resulted different compared to the corrected version: 16 in total, among them 14 with different POS categories and 2 with different details about the POS category. </text:span><text:span text:style-name="T104">11 orthographic errors </text:span><text:span text:style-name="T105">had no incidence on the POS tag.</text:span></text:p>
      <text:p text:style-name="P16"/>
      <text:p text:style-name="P15">Here is the POS tag set used by the OpenNLP Maxent POS tagger:</text:p>
      <text:p text:style-name="P135">B<text:tab/>adverb</text:p>
      <text:p text:style-name="P134">BN<text:tab/>negation adverb</text:p>
      <text:p text:style-name="P134">CC<text:tab/>coordinate conjunction</text:p>
      <text:p text:style-name="P134">CS<text:tab/>subordinate conjunction</text:p>
      <text:p text:style-name="P134">DD<text:tab/>demonstrative determiner</text:p>
      <text:p text:style-name="P134">DE<text:tab/>exclamative determiner</text:p>
      <text:p text:style-name="P134">DI<text:tab/>indefinite determiner</text:p>
      <text:p text:style-name="P134">DQ<text:tab/>interrogative determiner</text:p>
      <text:p text:style-name="P134">DR<text:tab/>relative determiner</text:p>
      <text:p text:style-name="P134">E<text:tab/> <text:s/>preposition</text:p>
      <text:p text:style-name="P134">EA<text:tab/>articulated preposition</text:p>
      <text:p text:style-name="P134">FB<text:tab/>balanced punctuation (round brackets, double quotes, etc.)</text:p>
      <text:p text:style-name="P134">FC<text:tab/>clause boundary punctuation (. - : ;)</text:p>
      <text:p text:style-name="P134">FF<text:tab/>comma, dash, omissis (, ... -)</text:p>
      <text:p text:style-name="P134">FS<text:tab/>sentence boundary punctuation (. ? ! ...)</text:p>
      <text:p text:style-name="P134">I<text:tab/> <text:s/>interjection</text:p>
      <text:p text:style-name="P134">N<text:tab/> <text:s/>cardinal number</text:p>
      <text:p text:style-name="P134">PC<text:tab/>clitic pronoun</text:p>
      <text:p text:style-name="P134">PD<text:tab/>demonstrative pronoun</text:p>
      <text:p text:style-name="P134">PE <text:tab/>personal pronoun</text:p>
      <text:p text:style-name="P134">PI<text:tab/>indefinite pronoun</text:p>
      <text:p text:style-name="P134"><text:soft-page-break/>PP<text:tab/>possessive pronoun</text:p>
      <text:p text:style-name="P134">PQ<text:tab/>interrogative pronoun</text:p>
      <text:p text:style-name="P134">PR<text:tab/>relative pronoun</text:p>
      <text:p text:style-name="P134">RD<text:tab/>determinative article</text:p>
      <text:p text:style-name="P134">RI<text:tab/>indeterminative article</text:p>
      <text:p text:style-name="P134">T <text:tab/>predeterminer</text:p>
      <text:p text:style-name="P134">SA<text:tab/>abbreviation</text:p>
      <text:p text:style-name="P134">SP<text:tab/>proper noun</text:p>
      <text:p text:style-name="P134">XH<text:tab/>hashtag twitter (#nlp)</text:p>
      <text:p text:style-name="P134">XM<text:tab/>twitter mentions (@obama)</text:p>
      <text:p text:style-name="P134">XE<text:tab/>Emoticon (smiley :-))</text:p>
      <text:p text:style-name="P134">XX<text:tab/>Others (formula, , not classified words, other alphabetic symbols, etc.)</text:p>
      <text:p text:style-name="P134"/>
      <text:p text:style-name="P134">Ss<text:tab/>S num=s<text:tab/><text:tab/>singular noun </text:p>
      <text:p text:style-name="P134">Sp<text:tab/>S num=p<text:tab/><text:tab/>plural noun</text:p>
      <text:p text:style-name="P134">Sn<text:tab/>S num=n<text:tab/><text:tab/>underspecified noun</text:p>
      <text:p text:style-name="P134">As<text:tab/>A num=s<text:tab/><text:tab/>singular <text:s/>adjective</text:p>
      <text:p text:style-name="P134">Ap<text:tab/>A num=p<text:tab/><text:tab/>plural adjective</text:p>
      <text:p text:style-name="P134">An<text:tab/>A num=n<text:tab/><text:tab/>underspecified adjective</text:p>
      <text:p text:style-name="P134">APs<text:tab/>AP num=s<text:tab/>singular possessive adjective</text:p>
      <text:p text:style-name="P134">APp<text:tab/>AP num=p<text:tab/>plural possessive adjective</text:p>
      <text:p text:style-name="P134">APn<text:tab/>AP num=n<text:tab/>underspecified possessive adjective</text:p>
      <text:p text:style-name="P134">NOs<text:tab/>NO num=s<text:tab/>singular ordinal number</text:p>
      <text:p text:style-name="P134">NOp<text:tab/>NO num=p<text:tab/>plural ordinal number</text:p>
      <text:p text:style-name="P134">NOn<text:tab/>NO num=n<text:tab/>underspecified ordinal number</text:p>
      <text:p text:style-name="P134">SWs<text:tab/>SW num=s<text:tab/>singular foreign name</text:p>
      <text:p text:style-name="P134">SWp<text:tab/>SW num=p<text:tab/>plural foreign name</text:p>
      <text:p text:style-name="P134">SWn<text:tab/>SW num=n<text:tab/>underspecified foreign name</text:p>
      <text:p text:style-name="P134"/>
      <text:p text:style-name="P134"/>
      <text:p text:style-name="P134">Vip <text:tab/>V mod=i ten=p per!=3<text:tab/> <text:tab/>main verb indicative present, other than 3° person</text:p>
      <text:p text:style-name="P134">Vip3<text:tab/>V mod=i ten=p per=3<text:tab/><text:tab/> <text:s/>main verb indicative present, 3° person</text:p>
      <text:p text:style-name="P134">Vii<text:tab/> <text:s/>V mod=i ten=i per!=3<text:tab/><text:tab/>main verb indicative imperfect, other than 3° person</text:p>
      <text:p text:style-name="P134">Vii3<text:tab/>V mod=i ten=i per=3<text:tab/> <text:s/><text:tab/>main verb indicative imperfect, 3° person</text:p>
      <text:p text:style-name="P134">Vis<text:tab/> <text:s/>V mod=i ten=s per!=3<text:tab/><text:tab/>main verb indicative past, other than 3° person</text:p>
      <text:p text:style-name="P134">Vis3<text:tab/>V mod=i ten=s per=3<text:tab/> <text:s/><text:tab/>main verb indicative past, 3° person</text:p>
      <text:p text:style-name="P134">Vif<text:tab/> <text:s/>V mod=i ten=f per!=3<text:tab/><text:tab/>main verb indicative future, other than 3° person</text:p>
      <text:p text:style-name="P134">Vif3<text:tab/>V mod=i ten=f per=3<text:tab/><text:tab/> <text:s/>main verb indicative future, 3° person</text:p>
      <text:p text:style-name="P134">Vcp<text:tab/> <text:s/>V mod=c ten=p per!=3<text:tab/><text:tab/>main verb conjunctive present, other than 3° person</text:p>
      <text:p text:style-name="P134">Vcp3<text:tab/>V mod=c ten=p per=3<text:tab/> <text:s/><text:tab/>main verb conjunctive present, 3° person</text:p>
      <text:p text:style-name="P134">Vci <text:tab/>V mod=c ten=i per!=3 <text:tab/><text:tab/>main verb conjunctive imperfect, other than 3° person</text:p>
      <text:p text:style-name="P134">Vci3<text:tab/>V mod=c ten=i per=3<text:tab/><text:tab/> <text:s/>main verb conjunctive imperfect, 3° person</text:p>
      <text:p text:style-name="P134">Vdp <text:tab/>V mod=d ten=p per!=3<text:tab/><text:tab/>main verb conditional present, other than 3° person</text:p>
      <text:p text:style-name="P134">Vdp3<text:tab/>V mod=d ten=p per=3<text:tab/> <text:s/><text:tab/>main verb conditional present, 3° person</text:p>
      <text:p text:style-name="P134">Vg <text:s/><text:tab/>V mod=g<text:tab/><text:tab/><text:tab/> <text:s text:c="9"/><text:tab/>main verb gerundive</text:p>
      <text:p text:style-name="P134">Vp<text:tab/> <text:s/>V mod=p <text:tab/><text:tab/> <text:s text:c="9"/><text:tab/>main verb participle</text:p>
      <text:p text:style-name="P134">Vf<text:tab/> <text:s/>V mod=f <text:tab/><text:tab/> <text:s text:c="9"/><text:tab/>main verb infinite</text:p>
      <text:p text:style-name="P134">Vm<text:tab/> <text:s/>V mod=m<text:tab/><text:tab/><text:tab/> <text:s text:c="9"/><text:tab/>main verb imperative</text:p>
      <text:p text:style-name="P134"/>
      <text:p text:style-name="P134">VAip<text:tab/>VA mod=i ten=p per!=3<text:tab/><text:tab/>auxiliary verb indicative present, other than 3° person</text:p>
      <text:p text:style-name="P134">VAip3<text:tab/>VA mod=i ten=p per=3<text:tab/><text:tab/>auxiliary verb indicative present, 3° person</text:p>
      <text:p text:style-name="P134">VAii<text:tab/>VA mod=i ten=i per!=3<text:tab/><text:tab/>auxiliary verb indicative imperfect, other than 3° person</text:p>
      <text:p text:style-name="P134">VAii3<text:tab/>VA mod=i ten=i per=3<text:tab/><text:tab/>auxiliary verb indicative imperfect, 3° person</text:p>
      <text:p text:style-name="P134">VAis<text:tab/>VA mod=i ten=s per!=3<text:tab/><text:tab/>auxiliary verb indicative past, other than 3° person</text:p>
      <text:p text:style-name="P134">Vis3<text:tab/>VA mod=i ten=s per=3<text:tab/><text:tab/>auxiliary verb indicative past, 3° person</text:p>
      <text:p text:style-name="P134">VAif<text:tab/>VA mod=i ten=f per!=3<text:tab/><text:tab/>auxiliary verb indicative future, other than 3° person</text:p>
      <text:p text:style-name="P134">VAif3<text:tab/>VA mod=i ten=f per=3<text:tab/><text:tab/>auxiliary verb indicative future, 3° person</text:p>
      <text:p text:style-name="P134">VAcp<text:tab/>VA mod=c ten=p per!=3<text:tab/><text:tab/>auxiliary verb conjunctive present, other than 3° person</text:p>
      <text:p text:style-name="P134">VAcp3<text:tab/>VA mod=c ten=p per=3<text:tab/><text:tab/>auxiliary verb conjunctive present, 3° person</text:p>
      <text:p text:style-name="P134">VAci<text:tab/>VA mod=c ten=i per!=3 <text:s/><text:tab/>auxiliary verb conjunctive imperfect, other than 3° person</text:p>
      <text:p text:style-name="P134">VAci3<text:tab/>VA mod=c ten=i per=3<text:tab/><text:tab/>auxiliary verb conjunctive imperfect, 3° person</text:p>
      <text:p text:style-name="P134">VAdp<text:tab/>VA mod=d ten=p per!=3<text:tab/><text:tab/>auxiliary verb conditional present, other than 3° person</text:p>
      <text:p text:style-name="P134">VAdp3<text:tab/>VA mod=d ten=p per=3<text:tab/><text:tab/>auxiliary verb conditional present, 3° person</text:p>
      <text:p text:style-name="P134">VAg<text:tab/>VA mod=g<text:tab/><text:tab/><text:tab/> <text:s text:c="11"/>auxiliary verb gerundive</text:p>
      <text:p text:style-name="P134">VAp<text:tab/>VA mod=p <text:tab/><text:tab/> <text:s text:c="11"/><text:tab/>auxiliary verb participle</text:p>
      <text:p text:style-name="P134">VAf<text:tab/>VA mod=f <text:tab/><text:tab/> <text:s text:c="11"/><text:tab/>auxiliary verb infinite</text:p>
      <text:p text:style-name="P134">VAm<text:tab/>VA mod=m<text:tab/><text:tab/> <text:s text:c="11"/><text:tab/>auxiliary verb imperative</text:p>
      <text:p text:style-name="P134"><text:soft-page-break/></text:p>
      <text:p text:style-name="P134"/>
      <text:p text:style-name="P134">VMip<text:tab/>VM mod=i ten=p per!=3<text:tab/><text:tab/>modal verb indicative present, other than 3° person</text:p>
      <text:p text:style-name="P134">VMip3<text:tab/>VM mod=i ten=p per=3<text:tab/><text:tab/>modal verb indicative present, 3° person</text:p>
      <text:p text:style-name="P134">VMii<text:tab/>VM mod=i ten=i per!=3<text:tab/><text:tab/>modal verb indicative imperfect, other than 3° person</text:p>
      <text:p text:style-name="P134">VMii3<text:tab/>VM mod=i ten=i per=3<text:tab/><text:tab/>modal verb indicative imperfect, 3° person</text:p>
      <text:p text:style-name="P134">VMis<text:tab/>VM mod=i ten=s per!=3<text:tab/><text:tab/>modal verb indicative past, other than 3° person</text:p>
      <text:p text:style-name="P134">VMis3<text:tab/>VM mod=i ten=s per=3<text:tab/><text:tab/>modal verb indicative past, 3° person</text:p>
      <text:p text:style-name="P134">VMif<text:tab/>VM mod=i ten=f per!=3<text:tab/><text:tab/>modal verb indicative future, other than 3° person</text:p>
      <text:p text:style-name="P134">VMif3<text:tab/>VM mod=i ten=f per=3<text:tab/><text:tab/>modal verb indicative future, 3° person</text:p>
      <text:p text:style-name="P134">VMcp<text:tab/>VM mod=c ten=p per!=3<text:tab/><text:tab/>modal verb conjunctive present, other than 3° person</text:p>
      <text:p text:style-name="P134">VMcp3<text:tab/>VM mod=c ten=p per=3<text:tab/><text:tab/>modal verb conjunctive present, 3° person</text:p>
      <text:p text:style-name="P134">VMci<text:tab/>VM mod=c ten=i per!=3 <text:s/><text:tab/>modal verb conjunctive imperfect, other than 3° person</text:p>
      <text:p text:style-name="P134">VMci3<text:tab/>VM mod=c ten=i per=3<text:tab/><text:tab/>modal verb conjunctive imperfect, 3° person</text:p>
      <text:p text:style-name="P134">VMdp<text:tab/>VM mod=d ten=p per!=3<text:tab/><text:tab/>modal verb conditional present, other than 3° person</text:p>
      <text:p text:style-name="P134">VMdp3<text:tab/>VM mod=d ten=p per=3<text:tab/><text:tab/>modal verb conditional present, 3° person</text:p>
      <text:p text:style-name="P134">VMg<text:tab/>VM mod=g<text:tab/><text:tab/> <text:s text:c="11"/><text:tab/>modal verb gerundive</text:p>
      <text:p text:style-name="P134">VMp<text:tab/>VM mod=p <text:tab/><text:tab/> <text:s text:c="11"/><text:tab/>modal verb participle</text:p>
      <text:p text:style-name="P134">VMf<text:tab/>VM mod=f <text:tab/><text:tab/> <text:s text:c="11"/><text:tab/>modal verb infinite</text:p>
      <text:p text:style-name="P134">VMm<text:tab/>VM mod=m<text:tab/><text:tab/> <text:s text:c="11"/><text:tab/>modal verb imperative</text:p>
      <text:p text:style-name="P73"/>
      <text:p text:style-name="P74">Here is the grouping I made in the file ctap-feature/src/main/java/com/ctapweb/feature/util/ItalianWordCategories.java.</text:p>
      <text:p text:style-name="P74"/>
      <text:p text:style-name="P104">I made the choice of not including modal verbs into the lexical parts of speech. In reality they can be both lexical and functional, depending on the use.</text:p>
      <text:p text:style-name="P158"><text:span text:style-name="T160">Lexical</text:span><text:span text:style-name="T180">=</text:span><text:span text:style-name="T230">"As"</text:span><text:span text:style-name="T165">,</text:span><text:span text:style-name="T230">"Ap"</text:span><text:span text:style-name="T165">,</text:span><text:span text:style-name="T230">"An"</text:span><text:span text:style-name="T165">,</text:span><text:span text:style-name="T230">"SA"</text:span><text:span text:style-name="T165">,</text:span><text:span text:style-name="T230">"SP"</text:span><text:span text:style-name="T165">,</text:span><text:span text:style-name="T230">"Ss"</text:span><text:span text:style-name="T165">,</text:span><text:span text:style-name="T230">"Sp"</text:span><text:span text:style-name="T165">,</text:span><text:span text:style-name="T230">"Sn"</text:span><text:span text:style-name="T165">, </text:span><text:span text:style-name="T230">"SWs"</text:span><text:span text:style-name="T165">,</text:span><text:span text:style-name="T230">"SWp"</text:span><text:span text:style-name="T165">,</text:span><text:span text:style-name="T230">"SWn"</text:span><text:span text:style-name="T165">, </text:span><text:span text:style-name="T230">"NOs"</text:span><text:span text:style-name="T165">, </text:span><text:span text:style-name="T230">"NOp"</text:span><text:span text:style-name="T165">, </text:span><text:span text:style-name="T230">"NOn"</text:span><text:span text:style-name="T165">,</text:span><text:span text:style-name="T230">"B"</text:span><text:span text:style-name="T165">,</text:span><text:span text:style-name="T230">"Vip"</text:span><text:span text:style-name="T165">,</text:span><text:span text:style-name="T230">"Vip3"</text:span><text:span text:style-name="T165">,</text:span><text:span text:style-name="T230">"Vii"</text:span><text:span text:style-name="T165">,</text:span><text:span text:style-name="T230">"Vii3"</text:span><text:span text:style-name="T165">,</text:span><text:span text:style-name="T230">"Vis"</text:span><text:span text:style-name="T165">,</text:span><text:span text:style-name="T230">"Vis3"</text:span><text:span text:style-name="T165">,</text:span><text:span text:style-name="T230">"Vif"</text:span><text:span text:style-name="T165">,</text:span><text:span text:style-name="T230">"Vif3"</text:span><text:span text:style-name="T165">,</text:span><text:span text:style-name="T230">"Vcp"</text:span><text:span text:style-name="T165">,</text:span><text:span text:style-name="T230">"Vcp3"</text:span><text:span text:style-name="T165">,</text:span><text:span text:style-name="T230">"Vci"</text:span><text:span text:style-name="T165">,</text:span><text:span text:style-name="T230">"Vci3"</text:span><text:span text:style-name="T165">,</text:span><text:span text:style-name="T230">"Vdp"</text:span><text:span text:style-name="T165">,</text:span><text:span text:style-name="T230">"Vdp3"</text:span><text:span text:style-name="T165">,</text:span><text:span text:style-name="T230">"Vg"</text:span><text:span text:style-name="T165">,</text:span><text:span text:style-name="T230">"Vp"</text:span><text:span text:style-name="T165">,</text:span><text:span text:style-name="T230">"Vf"</text:span><text:span text:style-name="T165">,</text:span><text:span text:style-name="T230">"Vm"</text:span></text:p>
      <text:p text:style-name="P159"><text:tab/><text:tab/></text:p>
      <text:p text:style-name="P157"><text:span text:style-name="T48">adjective</text:span><text:span text:style-name="T165">=</text:span><text:span text:style-name="T230">"As"</text:span><text:span text:style-name="T165">,</text:span><text:span text:style-name="T230">"Ap"</text:span><text:span text:style-name="T165">,</text:span><text:span text:style-name="T230">"An"</text:span><text:span text:style-name="T165">,</text:span><text:span text:style-name="T230">"APs"</text:span><text:span text:style-name="T165">,</text:span><text:span text:style-name="T230">"APp"</text:span><text:span text:style-name="T165">,</text:span><text:span text:style-name="T230">"APn"</text:span></text:p>
      <text:p text:style-name="P157"><text:span text:style-name="T48">article</text:span><text:span text:style-name="T165">=</text:span><text:span text:style-name="T230">"RD"</text:span><text:span text:style-name="T165">, </text:span><text:span text:style-name="T230">"RI"</text:span></text:p>
      <text:p text:style-name="P157"><text:span text:style-name="T48">noun</text:span><text:span text:style-name="T165">=</text:span><text:span text:style-name="T230">"SP"</text:span><text:span text:style-name="T165">,</text:span><text:span text:style-name="T230">"Ss"</text:span><text:span text:style-name="T165">,</text:span><text:span text:style-name="T230">"Sp"</text:span><text:span text:style-name="T165">,</text:span><text:span text:style-name="T230">"Sn"</text:span><text:span text:style-name="T165">,</text:span><text:span text:style-name="T230">"SWs"</text:span><text:span text:style-name="T165">,</text:span><text:span text:style-name="T230">"SWp"</text:span><text:span text:style-name="T165">,</text:span><text:span text:style-name="T230">"SWn"</text:span></text:p>
      <text:p text:style-name="P157"><text:span text:style-name="T48">adverb</text:span><text:span text:style-name="T165">=</text:span><text:span text:style-name="T230">"B"</text:span><text:span text:style-name="T165">,</text:span><text:span text:style-name="T230">"BN"</text:span></text:p>
      <text:p text:style-name="P157"><text:span text:style-name="T48">verb</text:span><text:span text:style-name="T165">=</text:span><text:span text:style-name="T230">"Vip"</text:span><text:span text:style-name="T165">,</text:span><text:span text:style-name="T230">"Vip3"</text:span><text:span text:style-name="T165">,</text:span><text:span text:style-name="T230">"Vii"</text:span><text:span text:style-name="T165">,</text:span><text:span text:style-name="T230">"Vii3"</text:span><text:span text:style-name="T165">,</text:span><text:span text:style-name="T230">"Vis"</text:span><text:span text:style-name="T165">,</text:span><text:span text:style-name="T230">"Vis3"</text:span><text:span text:style-name="T165">,</text:span><text:span text:style-name="T230">"Vif"</text:span><text:span text:style-name="T165">,</text:span><text:span text:style-name="T230">"Vif3"</text:span><text:span text:style-name="T165">,</text:span><text:span text:style-name="T230">"Vcp"</text:span><text:span text:style-name="T165">,</text:span><text:span text:style-name="T230">"Vcp3"</text:span><text:span text:style-name="T165">,</text:span><text:span text:style-name="T230">"Vci"</text:span><text:span text:style-name="T165">,</text:span><text:span text:style-name="T230">"Vci3"</text:span><text:span text:style-name="T165">,</text:span><text:span text:style-name="T230">"Vdp"</text:span><text:span text:style-name="T165">,</text:span><text:span text:style-name="T230">"Vdp3"</text:span><text:span text:style-name="T165">,</text:span><text:span text:style-name="T230">"Vg"</text:span><text:span text:style-name="T165">,</text:span><text:span text:style-name="T230">"Vp"</text:span><text:span text:style-name="T165">,</text:span><text:span text:style-name="T230">"Vf"</text:span><text:span text:style-name="T165">,</text:span><text:span text:style-name="T230">"Vm"</text:span><text:span text:style-name="T165">,</text:span><text:span text:style-name="T230">"VMip"</text:span><text:span text:style-name="T165">,</text:span><text:span text:style-name="T230">"VMip3"</text:span><text:span text:style-name="T165">,</text:span><text:span text:style-name="T230">"VMii"</text:span><text:span text:style-name="T165">,</text:span><text:span text:style-name="T230">"VMii3"</text:span><text:span text:style-name="T165">,</text:span><text:span text:style-name="T230">"VMis"</text:span><text:span text:style-name="T165">,</text:span><text:span text:style-name="T230">"VMis3"</text:span><text:span text:style-name="T165">,</text:span><text:span text:style-name="T230">"VMif"</text:span><text:span text:style-name="T165">,</text:span><text:span text:style-name="T230">"VMif3"</text:span><text:span text:style-name="T165">,</text:span><text:span text:style-name="T230">"VMcp"</text:span><text:span text:style-name="T165">,</text:span><text:span text:style-name="T230">"VMcp3"</text:span><text:span text:style-name="T165">,</text:span><text:span text:style-name="T230">"VMci"</text:span><text:span text:style-name="T165">,</text:span><text:span text:style-name="T230">"VMci3"</text:span><text:span text:style-name="T165">,</text:span><text:span text:style-name="T230">"VMdp"</text:span><text:span text:style-name="T165">,</text:span><text:span text:style-name="T230">"VMdp3"</text:span><text:span text:style-name="T165">,</text:span><text:span text:style-name="T230">"VMg"</text:span><text:span text:style-name="T165">,</text:span><text:span text:style-name="T230">"VMp"</text:span><text:span text:style-name="T165">,</text:span><text:span text:style-name="T230">"VMf"</text:span><text:span text:style-name="T165">,</text:span><text:span text:style-name="T230">"VMm"</text:span><text:span text:style-name="T165">, </text:span><text:span text:style-name="T230">"VAip"</text:span><text:span text:style-name="T165">,</text:span><text:span text:style-name="T230">"VA"</text:span><text:span text:style-name="T165">,</text:span><text:span text:style-name="T230">"VAip3"</text:span><text:span text:style-name="T165">, </text:span><text:span text:style-name="T230">"VAii"</text:span><text:span text:style-name="T165">, </text:span><text:span text:style-name="T230">"VAii3"</text:span><text:span text:style-name="T165">, </text:span><text:span text:style-name="T230">"VAis"</text:span><text:span text:style-name="T165">, </text:span><text:span text:style-name="T230">"Vis3"</text:span><text:span text:style-name="T165">, </text:span><text:span text:style-name="T230">"VAif"</text:span><text:span text:style-name="T165">, </text:span><text:span text:style-name="T230">"VAif3"</text:span><text:span text:style-name="T165">, </text:span><text:span text:style-name="T230">"VAcp"</text:span><text:span text:style-name="T165">, </text:span><text:span text:style-name="T230">"VAcp3"</text:span><text:span text:style-name="T165">, </text:span><text:span text:style-name="T230">"VAci"</text:span><text:span text:style-name="T165">, </text:span><text:span text:style-name="T230">"VAci3"</text:span><text:span text:style-name="T165">, </text:span><text:span text:style-name="T230">"VAdp"</text:span><text:span text:style-name="T165">, </text:span><text:span text:style-name="T230">"VAdp3"</text:span><text:span text:style-name="T165">, </text:span><text:span text:style-name="T230">"VAg"</text:span><text:span text:style-name="T165">, </text:span><text:span text:style-name="T230">"VAp"</text:span><text:span text:style-name="T165">, </text:span><text:span text:style-name="T230">"VAf"</text:span><text:span text:style-name="T165">, </text:span><text:span text:style-name="T230">"VAm"</text:span></text:p>
      <text:p text:style-name="P157"><text:span text:style-name="T48">auxiliary</text:span><text:span text:style-name="T165"> = </text:span><text:span text:style-name="T230">"VAip"</text:span><text:span text:style-name="T165">,</text:span><text:span text:style-name="T230">"VAip3"</text:span><text:span text:style-name="T165">, </text:span><text:span text:style-name="T230">"VAii"</text:span><text:span text:style-name="T165">, </text:span><text:span text:style-name="T230">"VAii3"</text:span><text:span text:style-name="T165">, </text:span><text:span text:style-name="T230">"VAis"</text:span><text:span text:style-name="T165">, </text:span><text:span text:style-name="T230">"Vis3"</text:span><text:span text:style-name="T165">, </text:span><text:span text:style-name="T230">"VAif"</text:span><text:span text:style-name="T165">, </text:span><text:span text:style-name="T230">"VAif3"</text:span><text:span text:style-name="T165">, </text:span><text:span text:style-name="T230">"VAcp"</text:span><text:span text:style-name="T165">, </text:span><text:span text:style-name="T230">"VAcp3"</text:span><text:span text:style-name="T165">, </text:span><text:span text:style-name="T230">"VAci"</text:span><text:span text:style-name="T165">, </text:span><text:span text:style-name="T230">"VAci3"</text:span><text:span text:style-name="T165">, </text:span><text:span text:style-name="T230">"VAdp"</text:span><text:span text:style-name="T165">, </text:span><text:span text:style-name="T230">"VAdp3"</text:span><text:span text:style-name="T165">, </text:span><text:span text:style-name="T230">"VAg"</text:span><text:span text:style-name="T165">, </text:span><text:span text:style-name="T230">"VAp"</text:span><text:span text:style-name="T165">, </text:span><text:span text:style-name="T230">"VAf"</text:span><text:span text:style-name="T165">, </text:span><text:span text:style-name="T230">"VAm"</text:span></text:p>
      <text:p text:style-name="P157"><text:span text:style-name="T48">finVerb</text:span><text:span text:style-name="T165">=</text:span><text:span text:style-name="T230">"Vip"</text:span><text:span text:style-name="T165">,</text:span><text:span text:style-name="T230">"Vip3"</text:span><text:span text:style-name="T165">,</text:span><text:span text:style-name="T230">"Vii"</text:span><text:span text:style-name="T165">,</text:span><text:span text:style-name="T230">"Vii3"</text:span><text:span text:style-name="T165">,</text:span><text:span text:style-name="T230">"Vis"</text:span><text:span text:style-name="T165">,</text:span><text:span text:style-name="T230">"Vis3"</text:span><text:span text:style-name="T165">,</text:span><text:span text:style-name="T230">"Vif"</text:span><text:span text:style-name="T165">,</text:span><text:span text:style-name="T230">"Vif3"</text:span><text:span text:style-name="T165">,</text:span><text:span text:style-name="T230">"Vcp"</text:span><text:span text:style-name="T165">,</text:span><text:span text:style-name="T230">"Vcp3"</text:span><text:span text:style-name="T165">,</text:span><text:span text:style-name="T230">"Vci"</text:span><text:span text:style-name="T165">,</text:span><text:span text:style-name="T230">"Vci3"</text:span><text:span text:style-name="T165">,</text:span><text:span text:style-name="T230">"Vdp"</text:span><text:span text:style-name="T165">,</text:span><text:span text:style-name="T230">"Vdp3"</text:span><text:span text:style-name="T165">,</text:span><text:span text:style-name="T230">"VAip"</text:span><text:span text:style-name="T165">,</text:span><text:span text:style-name="T230">"VAip3"</text:span><text:span text:style-name="T165">,</text:span><text:span text:style-name="T230">"VAii"</text:span><text:span text:style-name="T165">,</text:span><text:span text:style-name="T230">"VAii3"</text:span><text:span text:style-name="T165">,</text:span><text:span text:style-name="T230">"VAis"</text:span><text:span text:style-name="T165">,</text:span><text:span text:style-name="T230">"VAis3"</text:span><text:span text:style-name="T165">,</text:span><text:span text:style-name="T230">"VAif"</text:span><text:span text:style-name="T165">,</text:span><text:span text:style-name="T230">"VAif3"</text:span><text:span text:style-name="T165">,</text:span><text:span text:style-name="T230">"VAcp"</text:span><text:span text:style-name="T165">,</text:span><text:span text:style-name="T230">"VAcp3"</text:span><text:span text:style-name="T165">,</text:span><text:span text:style-name="T230">"VAci"</text:span><text:span text:style-name="T165">,</text:span><text:span text:style-name="T230">"VAci3"</text:span><text:span text:style-name="T165">,</text:span><text:span text:style-name="T230">"VAdp"</text:span><text:span text:style-name="T165">,</text:span><text:span text:style-name="T230">"VAdp3"</text:span><text:span text:style-name="T165">,</text:span><text:span text:style-name="T230">"VMip"</text:span><text:span text:style-name="T165">,</text:span><text:span text:style-name="T230">"VMip3"</text:span><text:span text:style-name="T165">,</text:span><text:span text:style-name="T230">"VMii"</text:span><text:span text:style-name="T165">,</text:span><text:span text:style-name="T230">"VMii3"</text:span><text:span text:style-name="T165">,</text:span><text:span text:style-name="T230">"VMis"</text:span><text:span text:style-name="T165">,</text:span><text:span text:style-name="T230">"VMis3"</text:span><text:span text:style-name="T165">,</text:span><text:span text:style-name="T230">"VMif"</text:span><text:span text:style-name="T165">,</text:span><text:span text:style-name="T230">"VMif3"</text:span><text:span text:style-name="T165">,</text:span><text:span text:style-name="T230">"VMcp"</text:span><text:span text:style-name="T165">,</text:span><text:span text:style-name="T230">"VMcp3"</text:span><text:span text:style-name="T165">,</text:span><text:span text:style-name="T230">"VMci"</text:span><text:span text:style-name="T165">,</text:span><text:span text:style-name="T230">"VMci3"</text:span><text:span text:style-name="T165">,</text:span><text:span text:style-name="T230">"VMdp"</text:span><text:span text:style-name="T165">,</text:span><text:span text:style-name="T230">"VMdp3"</text:span></text:p>
      <text:p text:style-name="P157"><text:span text:style-name="T48">lexicalVerb</text:span><text:span text:style-name="T165">=</text:span><text:span text:style-name="T230">"Vip"</text:span><text:span text:style-name="T165">,</text:span><text:span text:style-name="T230">"Vip3"</text:span><text:span text:style-name="T165">,</text:span><text:span text:style-name="T230">"Vii"</text:span><text:span text:style-name="T165">,</text:span><text:span text:style-name="T230">"Vii3"</text:span><text:span text:style-name="T165">,</text:span><text:span text:style-name="T230">"Vis"</text:span><text:span text:style-name="T165">,</text:span><text:span text:style-name="T230">"Vis3"</text:span><text:span text:style-name="T165">,</text:span><text:span text:style-name="T230">"Vif"</text:span><text:span text:style-name="T165">,</text:span><text:span text:style-name="T230">"Vif3"</text:span><text:span text:style-name="T165">,</text:span><text:span text:style-name="T230">"Vcp"</text:span><text:span text:style-name="T165">,</text:span><text:span text:style-name="T230">"Vcp3"</text:span><text:span text:style-name="T165">,</text:span><text:span text:style-name="T230">"Vci"</text:span><text:span text:style-name="T165">,</text:span><text:span text:style-name="T230">"Vci3"</text:span><text:span text:style-name="T165">,</text:span><text:span text:style-name="T230">"Vdp"</text:span><text:span text:style-name="T165">,</text:span><text:span text:style-name="T230">"Vdp3"</text:span><text:span text:style-name="T165">,</text:span><text:span text:style-name="T230">"Vg"</text:span><text:span text:style-name="T165">,</text:span><text:span text:style-name="T230">"Vp"</text:span><text:span text:style-name="T165">,</text:span><text:span text:style-name="T230">"Vf"</text:span><text:span text:style-name="T165">,</text:span><text:span text:style-name="T230">"Vm"</text:span></text:p>
      <text:p text:style-name="P157"><text:span text:style-name="T229">functional</text:span><text:span text:style-name="T165">=</text:span><text:span text:style-name="T230">"BN"</text:span><text:span text:style-name="T165">,</text:span><text:span text:style-name="T230">"CC"</text:span><text:span text:style-name="T165">,</text:span><text:span text:style-name="T230">"CS"</text:span><text:span text:style-name="T165">,</text:span><text:span text:style-name="T230">"DD"</text:span><text:span text:style-name="T165">,</text:span><text:span text:style-name="T230">"DE"</text:span><text:span text:style-name="T165">,</text:span><text:span text:style-name="T230">"DI"</text:span><text:span text:style-name="T165">,</text:span><text:span text:style-name="T230">"DQ"</text:span><text:span text:style-name="T165">,</text:span><text:span text:style-name="T230">"DR"</text:span><text:span text:style-name="T165">,</text:span><text:span text:style-name="T230">"E"</text:span><text:span text:style-name="T165">,</text:span><text:span text:style-name="T230">"EA"</text:span><text:span text:style-name="T165">,</text:span><text:span text:style-name="T230">"RD"</text:span><text:span text:style-name="T165">,</text:span><text:span text:style-name="T230">"RI"</text:span><text:span text:style-name="T165">,</text:span><text:span text:style-name="T230">"I"</text:span><text:span text:style-name="T165">,</text:span><text:span text:style-name="T230">"N"</text:span><text:span text:style-name="T165">,</text:span><text:span text:style-name="T230">"PC"</text:span><text:span text:style-name="T165">,</text:span><text:span text:style-name="T230">"PD"</text:span><text:span text:style-name="T165">,</text:span><text:span text:style-name="T230">"PE"</text:span><text:span text:style-name="T165">,</text:span><text:span text:style-name="T230">"PI"</text:span><text:span text:style-name="T165">,</text:span><text:span text:style-name="T230">"PP"</text:span><text:span text:style-name="T165">,</text:span><text:span text:style-name="T230">"PQ"</text:span><text:span text:style-name="T165">,</text:span><text:span text:style-name="T230">"PR"</text:span><text:span text:style-name="T165">,</text:span><text:span text:style-name="T230">"T"</text:span><text:span text:style-name="T165">,</text:span><text:span text:style-name="T230">"APs"</text:span><text:span text:style-name="T165">,</text:span><text:span text:style-name="T230">"APp"</text:span><text:span text:style-name="T165">,</text:span><text:span text:style-name="T230">"APn"</text:span><text:span text:style-name="T165">,</text:span><text:span text:style-name="T230">"VAip"</text:span><text:span text:style-name="T165">,</text:span><text:span text:style-name="T230">"VAip3"</text:span><text:span text:style-name="T165">, </text:span><text:span text:style-name="T230">"VAii"</text:span><text:span text:style-name="T165">, </text:span><text:span text:style-name="T230">"VAii3"</text:span><text:span text:style-name="T165">, </text:span><text:span text:style-name="T230">"VAis"</text:span><text:span text:style-name="T165">, </text:span><text:span text:style-name="T230">"Vis3"</text:span><text:span text:style-name="T165">, </text:span><text:span text:style-name="T230">"VAif"</text:span><text:span text:style-name="T165">, </text:span><text:span text:style-name="T230">"VAif3"</text:span><text:span text:style-name="T165">, </text:span><text:span text:style-name="T230">"VAcp"</text:span><text:span text:style-name="T165">, </text:span><text:span text:style-name="T230">"VAcp3"</text:span><text:span text:style-name="T165">, </text:span><text:span text:style-name="T230">"VAci"</text:span><text:span text:style-name="T165">, </text:span><text:span text:style-name="T230">"VAci3"</text:span><text:span text:style-name="T165">, </text:span><text:span text:style-name="T230">"VAdp"</text:span><text:span text:style-name="T165">, </text:span><text:span text:style-name="T230">"VAdp3"</text:span><text:span text:style-name="T165">, </text:span><text:span text:style-name="T230">"VAg"</text:span><text:span text:style-name="T165">, </text:span><text:span text:style-name="T230">"VAp"</text:span><text:span text:style-name="T165">, </text:span><text:span text:style-name="T230">"VAf"</text:span><text:span text:style-name="T165">, </text:span><text:span text:style-name="T230">"VAm"</text:span><text:span text:style-name="T165">, </text:span><text:span text:style-name="T230">"VMip"</text:span><text:span text:style-name="T165">, </text:span><text:span text:style-name="T230">"VMip3"</text:span><text:span text:style-name="T165">, </text:span><text:span text:style-name="T230">"VMii"</text:span><text:span text:style-name="T165">, </text:span><text:span text:style-name="T230">"VMii3"</text:span><text:span text:style-name="T165">, </text:span><text:span text:style-name="T230">"VMis"</text:span><text:span text:style-name="T165">, </text:span><text:span text:style-name="T230">"VMis3"</text:span><text:span text:style-name="T165">, </text:span><text:span text:style-name="T230">"VMif"</text:span><text:span text:style-name="T165">, </text:span><text:span text:style-name="T230">"VMif3"</text:span><text:span text:style-name="T165">, </text:span><text:span text:style-name="T230">"VMcp"</text:span><text:span text:style-name="T165">, </text:span><text:span text:style-name="T230">"VMcp3"</text:span><text:span text:style-name="T165">, </text:span><text:span text:style-name="T230">"VMci"</text:span><text:span text:style-name="T165">, </text:span><text:span text:style-name="T230">"VMci3"</text:span><text:span text:style-name="T165">, </text:span><text:span text:style-name="T230">"VMdp"</text:span><text:span text:style-name="T165">, </text:span><text:span text:style-name="T230">"VMdp3"</text:span><text:span text:style-name="T165">, </text:span><text:span text:style-name="T230">"VMg"</text:span><text:span text:style-name="T165">, </text:span><text:span text:style-name="T230">"VMp"</text:span><text:span text:style-name="T165">, </text:span><text:span text:style-name="T230">"VMf"</text:span><text:span text:style-name="T165">, </text:span><text:span text:style-name="T230">"VMm"</text:span></text:p>
      <text:p text:style-name="P157"><text:span text:style-name="T48">pronouns</text:span><text:span text:style-name="T165">=</text:span><text:span text:style-name="T231">"PC"</text:span><text:span text:style-name="T180">,</text:span><text:span text:style-name="T231">"PD"</text:span><text:span text:style-name="T180">,</text:span><text:span text:style-name="T231">"PE"</text:span><text:span text:style-name="T180">,</text:span><text:span text:style-name="T231">"PI"</text:span><text:span text:style-name="T180">,</text:span><text:span text:style-name="T231">"PP"</text:span><text:span text:style-name="T180">,</text:span><text:span text:style-name="T231">"PQ"</text:span><text:span text:style-name="T180">,</text:span><text:span text:style-name="T231">"PR"</text:span></text:p>
      <text:p text:style-name="P72"/>
      <text:p text:style-name="P75"><text:soft-page-break/><text:span text:style-name="T228">O</text:span>ther groupings were made directly in the XML feature descriptor files in ctap-feature/src/main/resources/descriptor/annotator/featureAE folder.</text:p>
      <text:p text:style-name="P102"/>
      <text:p text:style-name="P103">For example, the <text:span text:style-name="T11">infinite verb</text:span> is defined with 3 tags: <text:span text:style-name="T232">Vmf, VAf </text:span>and <text:span text:style-name="T7">Vf.</text:span></text:p>
      <text:p text:style-name="P106"><text:span text:style-name="T232">T</text:span>he <text:span text:style-name="T11">non finite verb</text:span> is defined with the following tags: <text:span text:style-name="T224">Vg</text:span> <text:span text:style-name="T224">Vp</text:span> <text:span text:style-name="T224">Vf</text:span> <text:span text:style-name="T224">Vm</text:span> VAg VAp VAf VAm VMg VMp VMf Vmm.</text:p>
      <text:p text:style-name="P106"/>
      <text:p text:style-name="P106"/>
      <text:p text:style-name="P106"/>
      <text:p text:style-name="P136">Details about certain measures</text:p>
      <text:p text:style-name="P107"/>
      <text:p text:style-name="P107">Number of tokens: punctuations are not counted as tokens, but numbers written as digits are.</text:p>
      <text:p text:style-name="P107">Number of letters: punctuations are not counted as letters, but digits are.</text:p>
      <text:p text:style-name="P108"/>
      <text:p text:style-name="P111">Number of syntactic constituents and syntactic complexity (number of ele<text:span text:style-name="T234">m</text:span>ent<text:span text:style-name="T234">s</text:span> per sentence, clause or T-Unit)</text:p>
      <text:p text:style-name="P109">The <text:span text:style-name="T233">Italian </text:span>Noun Phrase <text:span text:style-name="T233">(sintagma nominale)</text:span> <text:span text:style-name="T233">cannot be recomposed from the Tint output. After talking to Lorenzo, I decided not to implement it.</text:span></text:p>
      <text:p text:style-name="P109"/>
      <text:p text:style-name="P110">The Italian concept of clause also appeared to be impossible to recompose from Tint output and was not implemented.</text:p>
      <text:p text:style-name="P110"/>
      <text:p text:style-name="P112">I didn’t implement the T-Unit either.</text:p>
      <text:p text:style-name="P110"/>
      <text:p text:style-name="P113">Among the syntactic complexity measures, only 2 were implemented for Italian: dependent clauses per sentence and coordinations per sentence.</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Calibri EmbeddedFont', 'Calibri MSFontService', sans-serif"/>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4LVL1" style:display-name="WW_CharLFO4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7:25:14.568707969</meta:creation-date>
    <meta:generator>LibreOffice/5.1.6.2$Linux_X86_64 LibreOffice_project/10m0$Build-2</meta:generator>
    <dc:date>2020-03-05T12:52:32.575653523</dc:date>
    <meta:editing-duration>P11DT49M17S</meta:editing-duration>
    <meta:editing-cycles>434</meta:editing-cycles>
    <meta:document-statistic meta:table-count="3" meta:image-count="0" meta:object-count="0" meta:page-count="27" meta:paragraph-count="814" meta:word-count="6545" meta:character-count="48561" meta:non-whitespace-character-count="42246"/>
  </office:meta>
</office:document-meta>
</file>